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Roboto" svg:font-family="Roboto, Arial, sans-serif"/>
    <style:font-face style:name="apple-system" svg:font-family="apple-system, BlinkMacSystemFont, 'Segoe UI', Roboto, 'Helvetica Neue', Arial, 'Noto Sans', sans-serif, 'Apple Color Emoji', 'Segoe UI Emoji', 'Segoe UI Symbol', 'Noto Color Emoji'"/>
    <style:font-face style:name="ui-monospace" svg:font-family="ui-monospace, SFMono-Regular, 'SF Mono', Menlo, Consolas, 'Liberation Mono', monospace"/>
    <style:font-face style:name="var font-stack-monospace" svg:font-family="'var font-stack-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c68e" officeooo:paragraph-rsid="001dc68e"/>
    </style:style>
    <style:style style:name="P2" style:family="paragraph" style:parent-style-name="Standard">
      <style:text-properties officeooo:rsid="001dc68e" officeooo:paragraph-rsid="001dd49a"/>
    </style:style>
    <style:style style:name="P3" style:family="paragraph" style:parent-style-name="Standard">
      <style:paragraph-properties style:line-height-at-least="0.503cm"/>
      <style:text-properties fo:color="#000000" style:font-name="Droid Sans Mono" fo:font-size="10.5pt" fo:font-weight="normal" fo:background-color="#ffffff"/>
    </style:style>
    <style:style style:name="P4" style:family="paragraph" style:parent-style-name="Standard">
      <style:text-properties fo:color="#000000" style:font-name="Droid Sans Mono" fo:font-size="10.5pt" fo:font-weight="normal" officeooo:rsid="0021bcaf" officeooo:paragraph-rsid="0021bcaf" fo:background-color="#ffffff"/>
    </style:style>
    <style:style style:name="P5" style:family="paragraph" style:parent-style-name="Standard">
      <style:paragraph-properties style:line-height-at-least="0.503cm"/>
      <style:text-properties fo:color="#000000" style:font-name="Droid Sans Mono" fo:font-size="10.5pt" fo:font-weight="normal" officeooo:rsid="00225945" officeooo:paragraph-rsid="00225945" fo:background-color="#ffffff"/>
    </style:style>
    <style:style style:name="P6" style:family="paragraph" style:parent-style-name="Standard">
      <style:paragraph-properties style:line-height-at-least="0.503cm"/>
      <style:text-properties fo:color="#000000" style:font-name="Droid Sans Mono" fo:font-size="10.5pt" fo:font-weight="normal" officeooo:rsid="0022c303" officeooo:paragraph-rsid="0022c303" fo:background-color="#ffffff"/>
    </style:style>
    <style:style style:name="P7" style:family="paragraph" style:parent-style-name="Standard">
      <style:text-properties fo:color="#000000" style:font-name="Droid Sans Mono" fo:font-size="10.5pt" fo:font-weight="normal" officeooo:rsid="0022c726" officeooo:paragraph-rsid="0022c726" fo:background-color="#ffffff"/>
    </style:style>
    <style:style style:name="P8" style:family="paragraph" style:parent-style-name="Standard">
      <style:paragraph-properties style:line-height-at-least="0.503cm"/>
      <style:text-properties fo:color="#000000" style:font-name="Droid Sans Mono" fo:font-size="10.5pt" fo:font-weight="normal" fo:background-color="#ffe994"/>
    </style:style>
    <style:style style:name="P9" style:family="paragraph" style:parent-style-name="Standard">
      <style:text-properties fo:color="#000000" style:font-name="Droid Sans Mono" fo:font-size="10.5pt" fo:font-weight="normal" officeooo:rsid="0022c726" officeooo:paragraph-rsid="0022c726" fo:background-color="#ffe994"/>
    </style:style>
    <style:style style:name="P10" style:family="paragraph" style:parent-style-name="Standard">
      <style:paragraph-properties style:line-height-at-least="0.503cm"/>
      <style:text-properties fo:color="#800000" style:font-name="Droid Sans Mono" fo:font-size="10.5pt" fo:font-weight="normal" fo:background-color="#ffffff"/>
    </style:style>
    <style:style style:name="P11" style:family="paragraph" style:parent-style-name="Standard">
      <style:paragraph-properties style:line-height-at-least="0.503cm"/>
      <style:text-properties fo:color="#800000" style:font-name="Droid Sans Mono" fo:font-size="10.5pt" fo:font-weight="normal" fo:background-color="#ffe994"/>
    </style:style>
    <style:style style:name="P12" style:family="paragraph" style:parent-style-name="Standard">
      <style:paragraph-properties style:line-height-at-least="0.503cm"/>
    </style:style>
    <style:style style:name="P13" style:family="paragraph" style:parent-style-name="Standard">
      <style:text-properties officeooo:rsid="0022c726" officeooo:paragraph-rsid="0022c726"/>
    </style:style>
    <style:style style:name="P14" style:family="paragraph" style:parent-style-name="Standard">
      <style:paragraph-properties style:line-height-at-least="0.503cm"/>
      <style:text-properties fo:background-color="#ffe994"/>
    </style:style>
    <style:style style:name="P15" style:family="paragraph" style:parent-style-name="Heading_20_1">
      <style:text-properties fo:font-variant="normal" fo:text-transform="none" fo:color="#212529" style:font-name="apple-system" fo:letter-spacing="normal" fo:font-style="normal" fo:font-weight="normal" officeooo:rsid="004b582a" officeooo:paragraph-rsid="004b582a"/>
    </style:style>
    <style:style style:name="P16" style:family="paragraph" style:parent-style-name="Standard">
      <style:text-properties fo:font-variant="normal" fo:text-transform="none" fo:color="#030303" style:font-name="Roboto" fo:font-size="10.5pt" fo:letter-spacing="normal" fo:font-style="normal" fo:font-weight="normal" officeooo:rsid="001dc68e" officeooo:paragraph-rsid="001dd49a" fo:background-color="#f9f9f9" loext:padding="0cm" loext:border="none"/>
    </style:style>
    <style:style style:name="P17" style:family="paragraph" style:parent-style-name="Standard">
      <style:text-properties fo:font-variant="normal" fo:text-transform="none" fo:color="#030303" style:font-name="Roboto" fo:font-size="10.5pt" fo:letter-spacing="normal" fo:font-style="normal" fo:font-weight="normal" officeooo:rsid="0021bcaf" officeooo:paragraph-rsid="0021bcaf" fo:background-color="#f9f9f9" loext:padding="0cm" loext:border="none"/>
    </style:style>
    <style:style style:name="P18" style:family="paragraph" style:parent-style-name="Standard">
      <style:text-properties fo:font-variant="normal" fo:text-transform="none" fo:color="#030303" style:font-name="Roboto" fo:font-size="10.5pt" fo:letter-spacing="normal" fo:font-style="normal" fo:font-weight="normal" officeooo:rsid="0022c726" officeooo:paragraph-rsid="0022c726" fo:background-color="#f9f9f9" loext:padding="0cm" loext:border="none"/>
    </style:style>
    <style:style style:name="P19" style:family="paragraph" style:parent-style-name="Standard">
      <style:text-properties fo:font-variant="normal" fo:text-transform="none" fo:color="#030303" style:font-name="Roboto" fo:font-size="10.5pt" fo:letter-spacing="normal" fo:font-style="normal" fo:font-weight="normal" officeooo:rsid="004e836a" officeooo:paragraph-rsid="004e836a" fo:background-color="#f9f9f9" loext:padding="0cm" loext:border="none"/>
    </style:style>
    <style:style style:name="P20" style:family="paragraph" style:parent-style-name="Standard">
      <style:text-properties fo:font-variant="normal" fo:text-transform="none" fo:color="#030303" style:font-name="Roboto" fo:font-size="10.5pt" fo:letter-spacing="normal" fo:font-style="normal" fo:font-weight="normal" officeooo:rsid="00518c7c" officeooo:paragraph-rsid="00518c7c" fo:background-color="#f9f9f9" loext:padding="0cm" loext:border="none"/>
    </style:style>
    <style:style style:name="P21" style:family="paragraph" style:parent-style-name="Standard">
      <style:text-properties fo:font-variant="normal" fo:text-transform="none" fo:color="#030303" style:font-name="Roboto" fo:font-size="10.5pt" fo:letter-spacing="normal" fo:font-style="normal" fo:font-weight="normal" officeooo:rsid="00533a4a" officeooo:paragraph-rsid="00533a4a" fo:background-color="#f9f9f9" loext:padding="0cm" loext:border="none"/>
    </style:style>
    <style:style style:name="P22" style:family="paragraph" style:parent-style-name="Standard">
      <style:text-properties fo:font-variant="normal" fo:text-transform="none" fo:color="#030303" style:font-name="Roboto" fo:font-size="10.5pt" fo:letter-spacing="normal" fo:font-style="normal" fo:font-weight="normal" officeooo:rsid="005458b5" officeooo:paragraph-rsid="005458b5" fo:background-color="#f9f9f9" loext:padding="0cm" loext:border="none"/>
    </style:style>
    <style:style style:name="P23" style:family="paragraph" style:parent-style-name="Standard">
      <style:text-properties fo:font-variant="normal" fo:text-transform="none" fo:color="#030303" style:font-name="Roboto" fo:font-size="10.5pt" fo:letter-spacing="normal" fo:font-style="normal" fo:font-weight="normal" officeooo:rsid="00552e46" officeooo:paragraph-rsid="00552e46" fo:background-color="#f9f9f9" loext:padding="0cm" loext:border="none"/>
    </style:style>
    <style:style style:name="P24" style:family="paragraph" style:parent-style-name="Standard">
      <style:text-properties fo:font-variant="normal" fo:text-transform="none" fo:color="#030303" style:font-name="Roboto" fo:font-size="10.5pt" fo:letter-spacing="normal" fo:font-style="normal" fo:font-weight="normal" officeooo:rsid="0055b4e7" officeooo:paragraph-rsid="0055b4e7" fo:background-color="#f9f9f9" loext:padding="0cm" loext:border="none"/>
    </style:style>
    <style:style style:name="P25" style:family="paragraph" style:parent-style-name="Standard">
      <style:text-properties fo:font-variant="normal" fo:text-transform="none" fo:color="#000000" style:font-name="Droid Sans Mono" fo:font-size="10.5pt" fo:letter-spacing="normal" fo:font-style="normal" fo:font-weight="normal" officeooo:rsid="004e836a" officeooo:paragraph-rsid="004e836a" fo:background-color="#ffffff" loext:padding="0cm" loext:border="none"/>
    </style:style>
    <style:style style:name="P26" style:family="paragraph" style:parent-style-name="Standard">
      <style:text-properties fo:font-variant="normal" fo:text-transform="none" fo:color="#000000" style:font-name="Droid Sans Mono" fo:font-size="10.5pt" fo:letter-spacing="normal" fo:font-style="normal" fo:font-weight="normal" officeooo:rsid="00518c7c" officeooo:paragraph-rsid="00518c7c" fo:background-color="#ffffff" loext:padding="0cm" loext:border="none"/>
    </style:style>
    <style:style style:name="P27" style:family="paragraph" style:parent-style-name="Standard">
      <style:text-properties fo:font-variant="normal" fo:text-transform="none" fo:color="#000000" style:font-name="Droid Sans Mono" fo:font-size="10.5pt" fo:letter-spacing="normal" fo:font-style="normal" fo:font-weight="normal" officeooo:rsid="00533a4a" officeooo:paragraph-rsid="00533a4a" fo:background-color="#ffffff" loext:padding="0cm" loext:border="none"/>
    </style:style>
    <style:style style:name="P28" style:family="paragraph" style:parent-style-name="Standard">
      <style:text-properties fo:font-variant="normal" fo:text-transform="none" fo:color="#000000" style:font-name="Droid Sans Mono" fo:font-size="10.5pt" fo:letter-spacing="normal" fo:font-style="normal" fo:font-weight="normal" officeooo:rsid="005458b5" officeooo:paragraph-rsid="005458b5" fo:background-color="#ffffff" loext:padding="0cm" loext:border="none"/>
    </style:style>
    <style:style style:name="P29" style:family="paragraph" style:parent-style-name="Standard">
      <style:text-properties fo:font-variant="normal" fo:text-transform="none" fo:color="#000000" style:font-name="Droid Sans Mono" fo:font-size="10.5pt" fo:letter-spacing="normal" fo:font-style="normal" fo:font-weight="normal" officeooo:rsid="00552e46" officeooo:paragraph-rsid="00552e46" fo:background-color="#ffffff" loext:padding="0cm" loext:border="none"/>
    </style:style>
    <style:style style:name="P30" style:family="paragraph" style:parent-style-name="Standard">
      <style:text-properties fo:font-variant="normal" fo:text-transform="none" fo:color="#000000" style:font-name="Droid Sans Mono" fo:font-size="10.5pt" fo:letter-spacing="normal" fo:font-style="normal" fo:font-weight="normal" officeooo:rsid="0055b4e7" officeooo:paragraph-rsid="0055b4e7" fo:background-color="#ffffff" loext:padding="0cm" loext:border="none"/>
    </style:style>
    <style:style style:name="P31" style:family="paragraph" style:parent-style-name="Standard">
      <style:text-properties officeooo:rsid="001dc68e" officeooo:paragraph-rsid="001dd49a"/>
    </style:style>
    <style:style style:name="P32" style:family="paragraph" style:parent-style-name="Standard">
      <style:text-properties officeooo:rsid="001dc68e" officeooo:paragraph-rsid="0031504c"/>
    </style:style>
    <style:style style:name="P33" style:family="paragraph" style:parent-style-name="Standard">
      <style:text-properties officeooo:rsid="002533e4" officeooo:paragraph-rsid="002533e4"/>
    </style:style>
    <style:style style:name="P34" style:family="paragraph" style:parent-style-name="Standard">
      <style:paragraph-properties style:line-height-at-least="0.503cm"/>
      <style:text-properties fo:color="#000000" style:font-name="Droid Sans Mono" fo:font-size="10.5pt" fo:font-weight="normal" fo:background-color="#ffffff"/>
    </style:style>
    <style:style style:name="P35" style:family="paragraph" style:parent-style-name="Standard">
      <style:text-properties fo:color="#000000" style:font-name="Droid Sans Mono" fo:font-size="10.5pt" fo:font-weight="normal" officeooo:rsid="002533e4" officeooo:paragraph-rsid="002533e4" fo:background-color="#ffffff"/>
    </style:style>
    <style:style style:name="P36" style:family="paragraph" style:parent-style-name="Standard">
      <style:text-properties fo:color="#000000" style:font-name="Droid Sans Mono" fo:font-size="10.5pt" fo:font-weight="normal" officeooo:paragraph-rsid="002533e4" fo:background-color="#ffffff"/>
    </style:style>
    <style:style style:name="P37" style:family="paragraph" style:parent-style-name="Standard">
      <style:paragraph-properties style:line-height-at-least="0.503cm"/>
      <style:text-properties fo:color="#000000" style:font-name="Droid Sans Mono" fo:font-size="10.5pt" fo:font-weight="normal" officeooo:rsid="002697b5" officeooo:paragraph-rsid="002697b5" fo:background-color="#ffffff"/>
    </style:style>
    <style:style style:name="P38" style:family="paragraph" style:parent-style-name="Standard">
      <style:text-properties fo:color="#000000" style:font-name="Droid Sans Mono" fo:font-size="10.5pt" fo:font-weight="normal" officeooo:rsid="001dc68e" officeooo:paragraph-rsid="001dd49a" fo:background-color="#ffffff"/>
    </style:style>
    <style:style style:name="P39" style:family="paragraph" style:parent-style-name="Standard">
      <style:paragraph-properties style:line-height-at-least="0.503cm"/>
      <style:text-properties fo:color="#000000" style:font-name="Droid Sans Mono" fo:font-size="10.5pt" fo:font-weight="normal" officeooo:rsid="001dc68e" officeooo:paragraph-rsid="0035ac9d" fo:background-color="#ffffff"/>
    </style:style>
    <style:style style:name="P40" style:family="paragraph" style:parent-style-name="Standard">
      <style:text-properties fo:color="#000000" style:font-name="Droid Sans Mono" fo:font-size="10.5pt" fo:font-weight="normal" officeooo:rsid="002d0edd" officeooo:paragraph-rsid="002d0edd" fo:background-color="#ffffff"/>
    </style:style>
    <style:style style:name="P41" style:family="paragraph" style:parent-style-name="Standard">
      <style:text-properties fo:color="#000000" style:font-name="Droid Sans Mono" fo:font-size="10.5pt" fo:font-weight="normal" officeooo:rsid="002f2a99" officeooo:paragraph-rsid="002f2a99" fo:background-color="#ffffff"/>
    </style:style>
    <style:style style:name="P42" style:family="paragraph" style:parent-style-name="Standard">
      <style:text-properties fo:color="#000000" style:font-name="Droid Sans Mono" fo:font-size="10.5pt" fo:font-weight="normal" officeooo:paragraph-rsid="002f2a99" fo:background-color="#ffffff"/>
    </style:style>
    <style:style style:name="P43" style:family="paragraph" style:parent-style-name="Standard">
      <style:text-properties fo:color="#000000" style:font-name="Droid Sans Mono" fo:font-size="10.5pt" fo:font-weight="normal" officeooo:rsid="00304883" officeooo:paragraph-rsid="00304883" fo:background-color="#ffffff"/>
    </style:style>
    <style:style style:name="P44" style:family="paragraph" style:parent-style-name="Standard">
      <style:text-properties fo:color="#000000" style:font-name="Droid Sans Mono" fo:font-size="10.5pt" fo:font-weight="normal" officeooo:rsid="00307a20" officeooo:paragraph-rsid="00307a20" fo:background-color="#ffffff"/>
    </style:style>
    <style:style style:name="P45" style:family="paragraph" style:parent-style-name="Standard">
      <style:text-properties fo:color="#000000" style:font-name="Droid Sans Mono" fo:font-size="10.5pt" fo:font-weight="normal" officeooo:rsid="0031504c" officeooo:paragraph-rsid="0031504c" fo:background-color="#ffffff"/>
    </style:style>
    <style:style style:name="P46" style:family="paragraph" style:parent-style-name="Standard">
      <style:text-properties fo:color="#000000" style:font-name="Droid Sans Mono" fo:font-size="10.5pt" fo:font-weight="normal" officeooo:rsid="0032462a" officeooo:paragraph-rsid="0032462a" fo:background-color="#ffffff"/>
    </style:style>
    <style:style style:name="P47" style:family="paragraph" style:parent-style-name="Standard">
      <style:text-properties fo:color="#000000" style:font-name="Droid Sans Mono" fo:font-size="10.5pt" fo:font-weight="normal" officeooo:rsid="00339da2" officeooo:paragraph-rsid="00339da2" fo:background-color="#ffffff"/>
    </style:style>
    <style:style style:name="P48" style:family="paragraph" style:parent-style-name="Standard">
      <style:text-properties fo:color="#000000" style:font-name="Droid Sans Mono" fo:font-size="10.5pt" fo:font-weight="normal" officeooo:rsid="003460e8" officeooo:paragraph-rsid="003460e8" fo:background-color="#ffffff"/>
    </style:style>
    <style:style style:name="P49" style:family="paragraph" style:parent-style-name="Standard">
      <style:text-properties fo:color="#000000" style:font-name="Droid Sans Mono" fo:font-size="10.5pt" fo:font-weight="normal" officeooo:rsid="0035ac9d" officeooo:paragraph-rsid="0035ac9d" fo:background-color="#ffffff"/>
    </style:style>
    <style:style style:name="P50" style:family="paragraph" style:parent-style-name="Standard">
      <style:text-properties fo:color="#000000" style:font-name="Droid Sans Mono" fo:font-size="10.5pt" fo:font-weight="normal" officeooo:rsid="0036a654" officeooo:paragraph-rsid="0036a654" fo:background-color="#ffffff"/>
    </style:style>
    <style:style style:name="P51" style:family="paragraph" style:parent-style-name="Standard">
      <style:text-properties fo:color="#000000" style:font-name="Droid Sans Mono" fo:font-size="10.5pt" fo:font-weight="normal" officeooo:rsid="00372db8" officeooo:paragraph-rsid="00372db8" fo:background-color="#ffffff"/>
    </style:style>
    <style:style style:name="P52" style:family="paragraph" style:parent-style-name="Standard">
      <style:text-properties fo:color="#000000" style:font-name="Droid Sans Mono" fo:font-size="10.5pt" fo:font-weight="normal" officeooo:rsid="003af354" officeooo:paragraph-rsid="003af354" fo:background-color="#ffffff"/>
    </style:style>
    <style:style style:name="P53" style:family="paragraph" style:parent-style-name="Standard">
      <style:text-properties fo:color="#000000" style:font-name="Droid Sans Mono" fo:font-size="10.5pt" fo:font-weight="normal" officeooo:rsid="003e0e84" officeooo:paragraph-rsid="003e0e84" fo:background-color="#ffffff"/>
    </style:style>
    <style:style style:name="P54" style:family="paragraph" style:parent-style-name="Standard">
      <style:text-properties fo:color="#000000" style:font-name="Droid Sans Mono" fo:font-size="10.5pt" fo:font-weight="normal" officeooo:rsid="003f7c13" officeooo:paragraph-rsid="003f7c13" fo:background-color="#ffffff"/>
    </style:style>
    <style:style style:name="P55" style:family="paragraph" style:parent-style-name="Standard">
      <style:text-properties fo:color="#000000" style:font-name="Droid Sans Mono" fo:font-size="10.5pt" fo:font-weight="normal" officeooo:rsid="00423946" officeooo:paragraph-rsid="00423946" fo:background-color="#ffffff"/>
    </style:style>
    <style:style style:name="P56" style:family="paragraph" style:parent-style-name="Standard">
      <style:text-properties fo:color="#000000" style:font-name="Droid Sans Mono" fo:font-size="10.5pt" fo:font-weight="normal" officeooo:rsid="004311e1" officeooo:paragraph-rsid="004311e1" fo:background-color="#ffffff"/>
    </style:style>
    <style:style style:name="P57" style:family="paragraph" style:parent-style-name="Standard">
      <style:text-properties fo:color="#000000" style:font-name="Droid Sans Mono" fo:font-size="10.5pt" fo:font-weight="normal" officeooo:rsid="0044563b" officeooo:paragraph-rsid="0044563b" fo:background-color="#ffffff"/>
    </style:style>
    <style:style style:name="P58" style:family="paragraph" style:parent-style-name="Standard">
      <style:text-properties fo:color="#000000" style:font-name="Droid Sans Mono" fo:font-size="10.5pt" fo:font-weight="normal" officeooo:rsid="00460023" officeooo:paragraph-rsid="00460023" fo:background-color="#ffffff"/>
    </style:style>
    <style:style style:name="P59" style:family="paragraph" style:parent-style-name="Standard">
      <style:text-properties fo:color="#000000" style:font-name="Droid Sans Mono" fo:font-size="10.5pt" fo:font-weight="normal" officeooo:rsid="0047446f" officeooo:paragraph-rsid="0047446f" fo:background-color="#ffffff"/>
    </style:style>
    <style:style style:name="P60" style:family="paragraph" style:parent-style-name="Standard">
      <style:text-properties fo:color="#000000" style:font-name="Droid Sans Mono" fo:font-size="10.5pt" fo:font-weight="normal" officeooo:rsid="004929ac" officeooo:paragraph-rsid="004929ac" fo:background-color="#ffffff"/>
    </style:style>
    <style:style style:name="P61" style:family="paragraph" style:parent-style-name="Standard">
      <style:paragraph-properties style:line-height-at-least="0.503cm"/>
      <style:text-properties fo:color="#000000" style:font-name="Droid Sans Mono" fo:font-size="10.5pt" fo:font-weight="normal" officeooo:rsid="004b582a" officeooo:paragraph-rsid="004b582a" fo:background-color="#ffffff"/>
    </style:style>
    <style:style style:name="P62" style:family="paragraph" style:parent-style-name="Standard">
      <style:text-properties fo:color="#000000" style:font-name="Droid Sans Mono" fo:font-size="10.5pt" fo:font-weight="normal" officeooo:rsid="004b582a" officeooo:paragraph-rsid="004b582a" fo:background-color="#ffffff"/>
    </style:style>
    <style:style style:name="P63" style:family="paragraph" style:parent-style-name="Standard">
      <style:text-properties fo:color="#000000" style:font-name="Droid Sans Mono" fo:font-size="10.5pt" fo:font-weight="normal" officeooo:rsid="004ca1d6" officeooo:paragraph-rsid="004ca1d6" fo:background-color="#ffffff"/>
    </style:style>
    <style:style style:name="P64" style:family="paragraph" style:parent-style-name="Standard">
      <style:text-properties fo:color="#000000" style:font-name="Droid Sans Mono" fo:font-size="10.5pt" fo:font-weight="normal" officeooo:rsid="004d3f3b" officeooo:paragraph-rsid="004d3f3b" fo:background-color="#ffffff"/>
    </style:style>
    <style:style style:name="P65" style:family="paragraph" style:parent-style-name="Standard">
      <style:text-properties fo:color="#000000" style:font-name="Droid Sans Mono" fo:font-size="10.5pt" fo:font-weight="normal" officeooo:rsid="004e836a" officeooo:paragraph-rsid="004e836a" fo:background-color="#ffffff"/>
    </style:style>
    <style:style style:name="P66" style:family="paragraph" style:parent-style-name="Standard">
      <style:paragraph-properties style:line-height-at-least="0.503cm"/>
      <style:text-properties fo:color="#000000" style:font-name="Droid Sans Mono" fo:font-size="10.5pt" fo:font-weight="normal" officeooo:rsid="004e836a" officeooo:paragraph-rsid="004e836a" fo:background-color="#ffffff"/>
    </style:style>
    <style:style style:name="P67" style:family="paragraph" style:parent-style-name="Standard">
      <style:paragraph-properties style:line-height-at-least="0.503cm"/>
      <style:text-properties fo:color="#000000" style:font-name="Droid Sans Mono" fo:font-size="10.5pt" fo:font-weight="normal" fo:background-color="#ffff00"/>
    </style:style>
    <style:style style:name="P68" style:family="paragraph" style:parent-style-name="Standard">
      <style:paragraph-properties style:line-height-at-least="0.503cm"/>
      <style:text-properties fo:color="#000000" style:font-name="Droid Sans Mono" fo:font-size="10.5pt" fo:font-weight="normal" fo:background-color="#ffffa6"/>
    </style:style>
    <style:style style:name="P69" style:family="paragraph" style:parent-style-name="Standard">
      <style:paragraph-properties style:line-height-at-least="0.503cm"/>
      <style:text-properties fo:color="#000000" style:font-name="Droid Sans Mono" fo:font-size="10.5pt" fo:font-weight="normal" fo:background-color="#ffb66c"/>
    </style:style>
    <style:style style:name="P70" style:family="paragraph" style:parent-style-name="Standard">
      <style:text-properties fo:color="#000000" style:font-name="Droid Sans Mono" fo:font-size="10.5pt" fo:font-weight="normal" officeooo:rsid="004ca1d6" officeooo:paragraph-rsid="004ca1d6" fo:background-color="#ffdbb6"/>
    </style:style>
    <style:style style:name="P71" style:family="paragraph" style:parent-style-name="Standard">
      <style:paragraph-properties style:line-height-at-least="0.503cm"/>
      <style:text-properties fo:color="#000000" style:font-name="Droid Sans Mono" fo:font-size="10.5pt" fo:font-weight="normal" fo:background-color="#ffdbb6"/>
    </style:style>
    <style:style style:name="P72" style:family="paragraph" style:parent-style-name="Standard">
      <style:paragraph-properties style:line-height-at-least="0.503cm"/>
      <style:text-properties fo:color="#800000" style:font-name="Droid Sans Mono" fo:font-size="10.5pt" fo:font-weight="normal" fo:background-color="#ffffff"/>
    </style:style>
    <style:style style:name="P73" style:family="paragraph" style:parent-style-name="Standard">
      <style:paragraph-properties style:line-height-at-least="0.503cm"/>
    </style:style>
    <style:style style:name="P74" style:family="paragraph" style:parent-style-name="Standard">
      <style:text-properties style:use-window-font-color="true" style:font-name="Droid Sans Mono" fo:font-size="10.5pt" fo:font-weight="normal" officeooo:rsid="002533e4" officeooo:paragraph-rsid="002533e4" fo:background-color="#ffffff"/>
    </style:style>
    <style:style style:name="P75" style:family="paragraph" style:parent-style-name="Standard">
      <style:text-properties officeooo:rsid="0028968e" officeooo:paragraph-rsid="0028968e"/>
    </style:style>
    <style:style style:name="P76" style:family="paragraph" style:parent-style-name="Standard">
      <style:text-properties officeooo:rsid="002c10c9" officeooo:paragraph-rsid="002c10c9"/>
    </style:style>
    <style:style style:name="P77" style:family="paragraph" style:parent-style-name="Standard">
      <style:text-properties officeooo:rsid="002d0edd" officeooo:paragraph-rsid="002d0edd"/>
    </style:style>
    <style:style style:name="P78" style:family="paragraph" style:parent-style-name="Standard">
      <style:text-properties officeooo:rsid="002f2a99" officeooo:paragraph-rsid="002f2a99"/>
    </style:style>
    <style:style style:name="P79" style:family="paragraph" style:parent-style-name="Standard">
      <style:paragraph-properties style:line-height-at-least="0.503cm"/>
      <style:text-properties fo:color="#a31515" style:font-name="Droid Sans Mono" fo:font-size="10.5pt" fo:font-weight="normal" fo:background-color="#ffffff"/>
    </style:style>
    <style:style style:name="P80" style:family="paragraph" style:parent-style-name="Standard">
      <style:paragraph-properties style:line-height-at-least="0.503cm"/>
      <style:text-properties fo:color="#a31515" style:font-name="Droid Sans Mono" fo:font-size="10.5pt" fo:font-weight="normal" fo:background-color="#ffff00"/>
    </style:style>
    <style:style style:name="P81" style:family="paragraph" style:parent-style-name="Standard">
      <style:paragraph-properties style:line-height-at-least="0.503cm"/>
      <style:text-properties fo:color="#0000ff" style:font-name="Droid Sans Mono" fo:font-size="10.5pt" fo:font-weight="normal" fo:background-color="#ffffff"/>
    </style:style>
    <style:style style:name="P82" style:family="paragraph" style:parent-style-name="Standard">
      <style:text-properties officeooo:rsid="00304883" officeooo:paragraph-rsid="00304883"/>
    </style:style>
    <style:style style:name="P83" style:family="paragraph" style:parent-style-name="Standard">
      <style:text-properties officeooo:rsid="00307a20" officeooo:paragraph-rsid="00307a20"/>
    </style:style>
    <style:style style:name="P84" style:family="paragraph" style:parent-style-name="Standard">
      <style:text-properties officeooo:rsid="0031504c" officeooo:paragraph-rsid="0031504c"/>
    </style:style>
    <style:style style:name="P85" style:family="paragraph" style:parent-style-name="Standard">
      <style:text-properties officeooo:rsid="0032462a" officeooo:paragraph-rsid="0032462a"/>
    </style:style>
    <style:style style:name="P86" style:family="paragraph" style:parent-style-name="Standard">
      <style:text-properties officeooo:rsid="00339da2" officeooo:paragraph-rsid="00339da2"/>
    </style:style>
    <style:style style:name="P87" style:family="paragraph" style:parent-style-name="Standard">
      <style:paragraph-properties style:line-height-at-least="0.503cm"/>
      <style:text-properties fo:background-color="#ffff00"/>
    </style:style>
    <style:style style:name="P88" style:family="paragraph" style:parent-style-name="Standard">
      <style:text-properties officeooo:rsid="003460e8" officeooo:paragraph-rsid="003460e8"/>
    </style:style>
    <style:style style:name="P89" style:family="paragraph" style:parent-style-name="Standard">
      <style:text-properties officeooo:rsid="0035ac9d" officeooo:paragraph-rsid="0035ac9d"/>
    </style:style>
    <style:style style:name="P90" style:family="paragraph" style:parent-style-name="Standard">
      <style:text-properties officeooo:rsid="0036a654" officeooo:paragraph-rsid="0036a654"/>
    </style:style>
    <style:style style:name="P91" style:family="paragraph" style:parent-style-name="Standard">
      <style:text-properties officeooo:rsid="00372db8" officeooo:paragraph-rsid="00372db8"/>
    </style:style>
    <style:style style:name="P92" style:family="paragraph" style:parent-style-name="Standard">
      <style:text-properties officeooo:rsid="003af354" officeooo:paragraph-rsid="003af354"/>
    </style:style>
    <style:style style:name="P93" style:family="paragraph" style:parent-style-name="Standard">
      <style:text-properties officeooo:rsid="003e0e84" officeooo:paragraph-rsid="003e0e84"/>
    </style:style>
    <style:style style:name="P94" style:family="paragraph" style:parent-style-name="Standard">
      <style:paragraph-properties style:line-height-at-least="0.503cm"/>
      <style:text-properties fo:color="#008000" style:font-name="Droid Sans Mono" fo:font-size="10.5pt" fo:font-weight="normal" fo:background-color="#ffffff"/>
    </style:style>
    <style:style style:name="P95" style:family="paragraph" style:parent-style-name="Standard">
      <style:text-properties fo:color="#008000" style:font-name="Droid Sans Mono" fo:font-size="10.5pt" fo:font-weight="normal" officeooo:paragraph-rsid="0055b4e7" fo:background-color="#ffffff"/>
    </style:style>
    <style:style style:name="P96" style:family="paragraph" style:parent-style-name="Standard">
      <style:text-properties officeooo:rsid="003f7c13" officeooo:paragraph-rsid="003f7c13"/>
    </style:style>
    <style:style style:name="P97" style:family="paragraph" style:parent-style-name="Standard">
      <style:text-properties officeooo:rsid="00423946" officeooo:paragraph-rsid="00423946"/>
    </style:style>
    <style:style style:name="P98" style:family="paragraph" style:parent-style-name="Standard">
      <style:text-properties officeooo:rsid="004311e1" officeooo:paragraph-rsid="004311e1"/>
    </style:style>
    <style:style style:name="P99" style:family="paragraph" style:parent-style-name="Standard">
      <style:text-properties officeooo:rsid="0044563b" officeooo:paragraph-rsid="0044563b"/>
    </style:style>
    <style:style style:name="P100" style:family="paragraph" style:parent-style-name="Standard">
      <style:text-properties officeooo:rsid="00447174" officeooo:paragraph-rsid="00447174"/>
    </style:style>
    <style:style style:name="P101" style:family="paragraph" style:parent-style-name="Standard">
      <style:text-properties officeooo:rsid="00460023" officeooo:paragraph-rsid="00460023"/>
    </style:style>
    <style:style style:name="P102" style:family="paragraph" style:parent-style-name="Standard">
      <style:text-properties officeooo:rsid="0047446f" officeooo:paragraph-rsid="0047446f"/>
    </style:style>
    <style:style style:name="P103" style:family="paragraph" style:parent-style-name="Standard">
      <style:text-properties officeooo:rsid="004929ac" officeooo:paragraph-rsid="004929ac"/>
    </style:style>
    <style:style style:name="P104" style:family="paragraph" style:parent-style-name="Standard">
      <style:text-properties officeooo:rsid="004b582a" officeooo:paragraph-rsid="004b582a"/>
    </style:style>
    <style:style style:name="P105" style:family="paragraph" style:parent-style-name="Standard">
      <style:paragraph-properties style:line-height-at-least="0.503cm"/>
      <style:text-properties fo:background-color="#ffb66c"/>
    </style:style>
    <style:style style:name="P106" style:family="paragraph" style:parent-style-name="Standard">
      <style:text-properties officeooo:rsid="004ca1d6" officeooo:paragraph-rsid="004ca1d6"/>
    </style:style>
    <style:style style:name="P107" style:family="paragraph" style:parent-style-name="Standard">
      <style:text-properties officeooo:rsid="004d3f3b" officeooo:paragraph-rsid="004d3f3b"/>
    </style:style>
    <style:style style:name="P108" style:family="paragraph" style:parent-style-name="Standard">
      <style:text-properties officeooo:rsid="004e836a" officeooo:paragraph-rsid="004e836a"/>
    </style:style>
    <style:style style:name="P109" style:family="paragraph" style:parent-style-name="Standard">
      <style:paragraph-properties fo:margin-top="0cm" fo:margin-bottom="0.499cm" loext:contextual-spacing="false" style:line-height-at-least="0.503cm"/>
    </style:style>
    <style:style style:name="P110" style:family="paragraph" style:parent-style-name="Standard">
      <style:paragraph-properties fo:margin-top="0cm" fo:margin-bottom="0.499cm" loext:contextual-spacing="false" style:line-height-at-least="0.503cm"/>
      <style:text-properties fo:color="#000000" style:font-name="Droid Sans Mono" fo:font-size="10.5pt" fo:font-weight="normal" fo:background-color="#ffffff"/>
    </style:style>
    <style:style style:name="P11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style:font-name="var font-stack-monospace" fo:letter-spacing="normal" fo:font-style="normal" fo:font-weight="normal"/>
    </style:style>
    <style:style style:name="T1" style:family="text">
      <style:text-properties fo:font-variant="normal" fo:text-transform="none" fo:color="#030303" style:font-name="Roboto" fo:font-size="10.5pt" fo:letter-spacing="normal" fo:font-style="normal" fo:font-weight="normal" fo:background-color="#f9f9f9" loext:char-shading-value="0" loext:padding="0cm" loext:border="none"/>
    </style:style>
    <style:style style:name="T2" style:family="text">
      <style:text-properties fo:font-variant="normal" fo:text-transform="none" fo:color="#030303" style:font-name="Roboto" fo:font-size="10.5pt" fo:letter-spacing="normal" fo:font-style="normal" fo:font-weight="normal" fo:background-color="#ffff00" loext:char-shading-value="0" loext:padding="0cm" loext:border="none"/>
    </style:style>
    <style:style style:name="T3" style:family="text">
      <style:text-properties fo:font-variant="normal" fo:text-transform="none" fo:color="#030303" style:font-name="Roboto" fo:font-size="10.5pt" fo:letter-spacing="normal" fo:font-style="normal" fo:font-weight="normal" officeooo:rsid="00268e2b" fo:background-color="#ffff00" loext:char-shading-value="0" loext:padding="0cm" loext:border="none"/>
    </style:style>
    <style:style style:name="T4" style:family="text">
      <style:text-properties fo:font-variant="normal" fo:text-transform="none" fo:color="#030303" style:font-name="Roboto" fo:font-size="10.5pt" fo:letter-spacing="normal" fo:font-style="normal" fo:font-weight="normal" fo:background-color="#77bc65" loext:char-shading-value="0" loext:padding="0cm" loext:border="none"/>
    </style:style>
    <style:style style:name="T5" style:family="text">
      <style:text-properties fo:font-variant="normal" fo:text-transform="none" fo:color="#030303" style:font-name="Roboto" fo:font-size="10.5pt" fo:letter-spacing="normal" fo:font-style="normal" fo:font-weight="normal" loext:padding="0cm" loext:border="none"/>
    </style:style>
    <style:style style:name="T6" style:family="text">
      <style:text-properties fo:font-variant="normal" fo:text-transform="none" fo:color="#030303" style:font-name="Roboto" fo:font-size="10.5pt" fo:letter-spacing="normal" fo:font-style="normal" style:text-underline-style="solid" style:text-underline-width="auto" style:text-underline-color="font-color" fo:font-weight="normal" fo:background-color="#f9f9f9" loext:char-shading-value="0" loext:padding="0cm" loext:border="none"/>
    </style:style>
    <style:style style:name="T7" style:family="text">
      <style:text-properties fo:font-variant="normal" fo:text-transform="none" fo:color="#030303" style:font-name="Roboto" fo:font-size="14pt" fo:letter-spacing="normal" fo:font-style="normal" fo:font-weight="bold" fo:background-color="#ffff00" loext:char-shading-value="0" style:font-size-asian="14pt" style:font-weight-asian="bold" style:font-size-complex="14pt" style:font-weight-complex="bold" loext:padding="0cm" loext:border="none"/>
    </style:style>
    <style:style style:name="T8" style:family="text">
      <style:text-properties fo:font-variant="normal" fo:text-transform="none" fo:color="#030303" style:font-name="Roboto" fo:font-size="14pt" fo:letter-spacing="normal" fo:font-style="normal" fo:font-weight="bold" fo:background-color="#ffd8ce" loext:char-shading-value="0" style:font-size-asian="14pt" style:font-weight-asian="bold" style:font-size-complex="14pt" style:font-weight-complex="bold" loext:padding="0cm" loext:border="none"/>
    </style:style>
    <style:style style:name="T9" style:family="text">
      <style:text-properties fo:font-variant="normal" fo:text-transform="none" fo:color="#030303" style:font-name="Roboto" fo:letter-spacing="normal" fo:font-style="normal" fo:background-color="#f9f9f9" loext:char-shading-value="0" loext:padding="0cm" loext:border="none"/>
    </style:style>
    <style:style style:name="T10" style:family="text">
      <style:text-properties fo:font-variant="normal" fo:text-transform="none" fo:color="#030303" fo:letter-spacing="normal" fo:background-color="#f9f9f9" loext:char-shading-value="0" loext:padding="0cm" loext:border="none"/>
    </style:style>
    <style:style style:name="T11" style:family="text">
      <style:text-properties fo:font-variant="normal" fo:text-transform="none" fo:color="#030303" fo:font-size="14pt" fo:letter-spacing="normal" fo:font-weight="bold" fo:background-color="#ffff00" loext:char-shading-value="0" style:font-size-asian="14pt" style:font-weight-asian="bold" style:font-size-complex="14pt" style:font-weight-complex="bold" loext:padding="0cm" loext:border="none"/>
    </style:style>
    <style:style style:name="T12" style:family="text">
      <style:text-properties fo:font-variant="normal" fo:text-transform="none" fo:color="#030303" fo:font-size="14pt" fo:letter-spacing="normal" fo:font-weight="bold" fo:background-color="#ffd8ce" loext:char-shading-value="0" style:font-size-asian="14pt" style:font-weight-asian="bold" style:font-size-complex="14pt" style:font-weight-complex="bold" loext:padding="0cm" loext:border="none"/>
    </style:style>
    <style:style style:name="T13" style:family="text">
      <style:text-properties fo:font-variant="normal" fo:text-transform="none" style:font-name="Roboto" fo:font-size="10.5pt" fo:letter-spacing="normal" fo:font-style="normal" style:text-underline-style="solid" style:text-underline-width="auto" style:text-underline-color="font-color" fo:font-weight="normal"/>
    </style:style>
    <style:style style:name="T14" style:family="text">
      <style:text-properties fo:font-variant="normal" fo:text-transform="none" style:font-name="Roboto" fo:letter-spacing="normal" fo:font-style="normal" style:text-underline-style="solid" style:text-underline-width="auto" style:text-underline-color="font-color"/>
    </style:style>
    <style:style style:name="T15" style:family="text">
      <style:text-properties fo:font-variant="normal" fo:text-transform="none" style:font-name="Roboto" fo:letter-spacing="normal" fo:font-style="normal" fo:background-color="#f9f9f9" loext:char-shading-value="0" loext:padding="0cm" loext:border="none"/>
    </style:style>
    <style:style style:name="T16" style:family="text">
      <style:text-properties fo:font-variant="normal" fo:text-transform="none" style:font-name="Roboto" fo:letter-spacing="normal" fo:font-style="normal" fo:background-color="#ffffa6" loext:char-shading-value="0" loext:padding="0cm" loext:border="none"/>
    </style:style>
    <style:style style:name="T17" style:family="text">
      <style:text-properties fo:font-variant="normal" fo:text-transform="none" style:font-name="Roboto" fo:letter-spacing="normal" fo:font-style="normal" loext:padding="0cm" loext:border="none"/>
    </style:style>
    <style:style style:name="T18" style:family="text">
      <style:text-properties fo:font-variant="normal" fo:text-transform="none" style:font-name="Roboto" fo:font-size="14pt" fo:letter-spacing="normal" fo:font-style="normal" style:text-underline-style="solid" style:text-underline-width="auto" style:text-underline-color="font-color" fo:font-weight="bold" fo:background-color="#ffff00" loext:char-shading-value="0" style:font-size-asian="14pt" style:font-weight-asian="bold" style:font-size-complex="14pt" style:font-weight-complex="bold"/>
    </style:style>
    <style:style style:name="T19" style:family="text">
      <style:text-properties fo:font-variant="normal" fo:text-transform="none" style:font-name="Roboto" fo:font-size="14pt" fo:letter-spacing="normal" fo:font-style="normal" style:text-underline-style="solid" style:text-underline-width="auto" style:text-underline-color="font-color" fo:font-weight="bold" fo:background-color="#ffd8ce" loext:char-shading-value="0" style:font-size-asian="14pt" style:font-weight-asian="bold" style:font-size-complex="14pt" style:font-weight-complex="bold"/>
    </style:style>
    <style:style style:name="T20" style:family="text">
      <style:text-properties fo:font-variant="normal" fo:text-transform="none" fo:color="#0000ff" style:font-name="Roboto" fo:letter-spacing="normal" fo:font-style="normal" fo:background-color="#f9f9f9" loext:char-shading-value="0" loext:padding="0cm" loext:border="none"/>
    </style:style>
    <style:style style:name="T21" style:family="text">
      <style:text-properties fo:font-variant="normal" fo:text-transform="none" fo:color="#0000ff" style:font-name="Roboto" fo:letter-spacing="normal" fo:font-style="normal" loext:padding="0cm" loext:border="none"/>
    </style:style>
    <style:style style:name="T22" style:family="text">
      <style:text-properties fo:font-variant="normal" fo:text-transform="none" fo:color="#a31515" style:font-name="Roboto" fo:letter-spacing="normal" fo:font-style="normal" fo:background-color="#f9f9f9" loext:char-shading-value="0" loext:padding="0cm" loext:border="none"/>
    </style:style>
    <style:style style:name="T23" style:family="text">
      <style:text-properties fo:font-variant="normal" fo:text-transform="none" fo:color="#a31515" style:font-name="Roboto" fo:letter-spacing="normal" fo:font-style="normal" loext:padding="0cm" loext:border="none"/>
    </style:style>
    <style:style style:name="T24" style:family="text">
      <style:text-properties fo:font-variant="normal" fo:text-transform="none" fo:color="#800000" style:font-name="Roboto" fo:letter-spacing="normal" fo:font-style="normal" fo:background-color="#f9f9f9" loext:char-shading-value="0" loext:padding="0cm" loext:border="none"/>
    </style:style>
    <style:style style:name="T25" style:family="text">
      <style:text-properties fo:font-variant="normal" fo:text-transform="none" fo:color="#ff0000" style:font-name="Roboto" fo:letter-spacing="normal" fo:font-style="normal" fo:background-color="#f9f9f9" loext:char-shading-value="0" loext:padding="0cm" loext:border="none"/>
    </style:style>
    <style:style style:name="T26" style:family="text">
      <style:text-properties fo:color="#0000ff"/>
    </style:style>
    <style:style style:name="T27" style:family="text">
      <style:text-properties fo:color="#0000ff" fo:background-color="#ffdbb6" loext:char-shading-value="0"/>
    </style:style>
    <style:style style:name="T28" style:family="text">
      <style:text-properties fo:color="#a31515"/>
    </style:style>
    <style:style style:name="T29" style:family="text">
      <style:text-properties fo:color="#a31515" fo:background-color="#ffb66c" loext:char-shading-value="0"/>
    </style:style>
    <style:style style:name="T30" style:family="text">
      <style:text-properties fo:color="#a31515" fo:background-color="#ffdbb6" loext:char-shading-value="0"/>
    </style:style>
    <style:style style:name="T31" style:family="text">
      <style:text-properties fo:color="#800000"/>
    </style:style>
    <style:style style:name="T32" style:family="text">
      <style:text-properties fo:color="#ff0000"/>
    </style:style>
    <style:style style:name="T33" style:family="text">
      <style:text-properties fo:color="#098658"/>
    </style:style>
    <style:style style:name="T34" style:family="text">
      <style:text-properties fo:color="#0451a5"/>
    </style:style>
    <style:style style:name="T35" style:family="text">
      <style:text-properties fo:color="#030303" style:font-name="Roboto" fo:font-size="10.5pt" fo:background-color="#f9f9f9" loext:char-shading-value="0" loext:padding="0cm" loext:border="none"/>
    </style:style>
    <style:style style:name="T36" style:family="text">
      <style:text-properties fo:background-color="#ffdbb6"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ext js traversy media</text:p>
      <text:p text:style-name="P1"><text:a xlink:type="simple" xlink:href="https://www.youtube.com/watch?v=mTz0GXj8NN0&amp;t=2732s" text:style-name="Internet_20_link" text:visited-style-name="Visited_20_Internet_20_Link">https://www.youtube.com/watch?v=mTz0GXj8NN0&amp;t=2732s</text:a></text:p>
      <text:p text:style-name="P1"><text:a xlink:type="simple" xlink:href="https://github.com/bradtraversy/next-crash-course" text:style-name="Internet_20_link" text:visited-style-name="Visited_20_Internet_20_Link">https://github.com/bradtraversy/next-crash-course</text:a></text:p>
      <text:p text:style-name="P1"/>
      <text:p text:style-name="P16">Timestamps: </text:p>
      <text:p text:style-name="P2"><text:a xlink:type="simple" xlink:href="https://www.youtube.com/watch?v=mTz0GXj8NN0&amp;t=0s" text:style-name="Internet_20_link" text:visited-style-name="Visited_20_Internet_20_Link"><text:span text:style-name="T13">0:00</text:span></text:a><text:span text:style-name="T10"> </text:span><text:span text:style-name="T1">- Intro &amp; Slides </text:span></text:p>
      <text:p text:style-name="P2"><text:a xlink:type="simple" xlink:href="https://www.youtube.com/watch?v=mTz0GXj8NN0&amp;t=412s" text:style-name="Internet_20_link" text:visited-style-name="Visited_20_Internet_20_Link"><text:span text:style-name="T13">6:52</text:span></text:a><text:span text:style-name="T10"> </text:span><text:span text:style-name="T1">- </text:span><text:span text:style-name="T7">Getting Setup with create-next-app </text:span></text:p>
      <text:p text:style-name="P16"/>
      <text:p text:style-name="P16"/>
      <text:p text:style-name="P16"/>
      <text:p text:style-name="P2"><text:a xlink:type="simple" xlink:href="https://nextjs.org/" text:style-name="Internet_20_link" text:visited-style-name="Visited_20_Internet_20_Link"><text:span text:style-name="T1">https://nextjs.org/</text:span></text:a></text:p>
      <text:p text:style-name="P2"><text:span text:style-name="T1">zorica@zorica-MS-7C52:~/Радна површина/programiranje/NEXT/next traversy media$ </text:span><text:span text:style-name="T2">npx create-next-app@latest next-c</text:span><text:span text:style-name="T3">r</text:span><text:span text:style-name="T2">ash-course –npm</text:span></text:p>
      <text:p text:style-name="P16"/>
      <text:p text:style-name="P16">code .</text:p>
      <text:p text:style-name="P16"/>
      <text:p text:style-name="P2"><text:a xlink:type="simple" xlink:href="https://www.youtube.com/watch?v=mTz0GXj8NN0&amp;t=503s" text:style-name="Internet_20_link" text:visited-style-name="Visited_20_Internet_20_Link"><text:span text:style-name="T18">8:23</text:span></text:a><text:span text:style-name="T11"> </text:span><text:span text:style-name="T7">- Files &amp; Folders </text:span></text:p>
      <text:p text:style-name="P16"/>
      <text:p text:style-name="P17">Gde je sta.</text:p>
      <text:p text:style-name="P17"/>
      <text:p text:style-name="P2"><text:a xlink:type="simple" xlink:href="https://www.youtube.com/watch?v=mTz0GXj8NN0&amp;t=697s" text:style-name="Internet_20_link" text:visited-style-name="Visited_20_Internet_20_Link"><text:span text:style-name="T13">11:37</text:span></text:a><text:span text:style-name="T10"> </text:span><text:span text:style-name="T1">- Pages &amp; Routing </text:span></text:p>
      <text:p text:style-name="P16"/>
      <text:p text:style-name="P16">/home/zorica/Радна површина/programiranje/NEXT/next traversy media/next-ctash-course/pages/index.js</text:p>
      <text:p text:style-name="P16"/>
      <text:p text:style-name="P17">Pa obrisemo sve i ostavimo samo ovo</text:p>
      <text:p text:style-name="P17"/>
      <text:p text:style-name="P4"><text:span text:style-name="T20">import</text:span><text:span text:style-name="T15"> Head </text:span><text:span text:style-name="T20">from</text:span><text:span text:style-name="T15"> </text:span><text:span text:style-name="T22">'next/head'</text:span></text:p>
      <text:p text:style-name="P3"><text:span text:style-name="T26">import</text:span> Image <text:span text:style-name="T26">from</text:span> <text:span text:style-name="T28">'next/image'</text:span></text:p>
      <text:p text:style-name="P3"><text:span text:style-name="T26">import</text:span> styles <text:span text:style-name="T26">from</text:span> <text:span text:style-name="T28">'../styles/Home.module.css'</text:span></text:p>
      <text:p text:style-name="P12"/>
      <text:p text:style-name="P8"><text:span text:style-name="T26">export</text:span> <text:span text:style-name="T26">default</text:span> <text:span text:style-name="T26">function</text:span> Home() {</text:p>
      <text:p text:style-name="P8"><text:span text:style-name="T26">return</text:span> (</text:p>
      <text:p text:style-name="P8"><text:span text:style-name="T31">&lt;div</text:span> <text:span text:style-name="T31">&gt;</text:span></text:p>
      <text:p text:style-name="P11">&lt;/div&gt;</text:p>
      <text:p text:style-name="P8">)</text:p>
      <text:p text:style-name="P8">}</text:p>
      <text:p text:style-name="P5">Pa napravimo novu stranicu</text:p>
      <text:p text:style-name="P5">pages/about.js</text:p>
      <text:p text:style-name="P5"/>
      <text:p text:style-name="P3"><text:span text:style-name="T26">const</text:span> about = () <text:span text:style-name="T26">=&gt;</text:span> {</text:p>
      <text:p text:style-name="P3"><text:span text:style-name="T26">return</text:span> (</text:p>
      <text:p text:style-name="P10">&lt;div&gt;</text:p>
      <text:p text:style-name="P3"><text:span text:style-name="T31">&lt;h1&gt;</text:span>About<text:span text:style-name="T31">&lt;/h1&gt;</text:span> </text:p>
      <text:p text:style-name="P10">&lt;/div&gt;</text:p>
      <text:p text:style-name="P3">)</text:p>
      <text:p text:style-name="P3">}</text:p>
      <text:p text:style-name="P12"/>
      <text:p text:style-name="P3"><text:span text:style-name="T26">export</text:span> <text:span text:style-name="T26">default</text:span> about</text:p>
      <text:p text:style-name="P3"/>
      <text:p text:style-name="P6">I kad se ode na <text:a xlink:type="simple" xlink:href="http://localhost:3000/about" text:style-name="Internet_20_link" text:visited-style-name="Visited_20_Internet_20_Link">http://localhost:3000/about</text:a></text:p>
      <text:p text:style-name="P6">Vidimo stranicu</text:p>
      <text:p text:style-name="P6"/>
      <text:p text:style-name="P17"><text:soft-page-break/></text:p>
      <text:p text:style-name="P2"><text:a xlink:type="simple" xlink:href="https://www.youtube.com/watch?v=mTz0GXj8NN0&amp;t=794s" text:style-name="Internet_20_link" text:visited-style-name="Visited_20_Internet_20_Link"><text:span text:style-name="T13">13:14</text:span></text:a><text:span text:style-name="T10"> </text:span><text:span text:style-name="T1">- Head </text:span></text:p>
      <text:p text:style-name="P16"/>
      <text:p text:style-name="P16">pages/index.js</text:p>
      <text:p text:style-name="P18">i ubacimo mu Head ovako</text:p>
      <text:p text:style-name="P7"><text:span text:style-name="T31">&lt;div</text:span> <text:span text:style-name="T31">&gt;</text:span></text:p>
      <text:p text:style-name="P11">&lt;Head&gt;</text:p>
      <text:p text:style-name="P8"><text:span text:style-name="T31">&lt;title&gt;</text:span> WebDEv News<text:span text:style-name="T31">&lt;/title&gt;</text:span></text:p>
      <text:p text:style-name="P8"><text:span text:style-name="T31">&lt;meta</text:span> <text:span text:style-name="T32">name</text:span>=<text:span text:style-name="T28">'keywords'</text:span> <text:span text:style-name="T32">content</text:span>=<text:span text:style-name="T28">'web development, programming'</text:span><text:span text:style-name="T31">/&gt;</text:span></text:p>
      <text:p text:style-name="P11">&lt;/Head&gt;</text:p>
      <text:p text:style-name="P3"><text:span text:style-name="T31">&lt;h1&gt;</text:span>Welcome to Next<text:span text:style-name="T31">&lt;/h1&gt;</text:span></text:p>
      <text:p text:style-name="P10">&lt;/div&gt;</text:p>
      <text:p text:style-name="P13">Ako hocemo drugaciji title u stranici about onda ovako</text:p>
      <text:p text:style-name="P9"><text:span text:style-name="T26">import</text:span> Head <text:span text:style-name="T26">from</text:span> <text:span text:style-name="T28">'next/head'</text:span></text:p>
      <text:p text:style-name="P14"/>
      <text:p text:style-name="P3"><text:span text:style-name="T26">const</text:span> about = () <text:span text:style-name="T26">=&gt;</text:span> {</text:p>
      <text:p text:style-name="P3"><text:span text:style-name="T26">return</text:span> (</text:p>
      <text:p text:style-name="P10">&lt;div&gt;</text:p>
      <text:p text:style-name="P11">&lt;Head&gt;</text:p>
      <text:p text:style-name="P8"><text:span text:style-name="T31">&lt;title&gt;</text:span> About<text:span text:style-name="T31">&lt;/title&gt;</text:span></text:p>
      <text:p text:style-name="P11">&lt;/Head&gt;</text:p>
      <text:p text:style-name="P3"><text:span text:style-name="T31">&lt;h1&gt;</text:span>About<text:span text:style-name="T31">&lt;/h1&gt;</text:span> </text:p>
      <text:p text:style-name="P10">&lt;/div&gt;</text:p>
      <text:p text:style-name="P3">)</text:p>
      <text:p text:style-name="P3">}</text:p>
      <text:p text:style-name="P12"/>
      <text:p text:style-name="P3"><text:span text:style-name="T26">export</text:span> <text:span text:style-name="T26">default</text:span> about</text:p>
      <text:p text:style-name="P3"/>
      <text:p text:style-name="P13"/>
      <text:p text:style-name="P16"/>
      <text:p text:style-name="P2"><text:a xlink:type="simple" xlink:href="https://www.youtube.com/watch?v=mTz0GXj8NN0&amp;t=965s" text:style-name="Internet_20_link" text:visited-style-name="Visited_20_Internet_20_Link"><text:span text:style-name="T13">16:05</text:span></text:a><text:span text:style-name="T10"> </text:span><text:span text:style-name="T1">- Layouts &amp; CSS Modules </text:span></text:p>
      <text:p text:style-name="P33"><text:span text:style-name="T1">Napravimo novi folder i u njemu fajl</text:span></text:p>
      <text:p text:style-name="P33"><text:span text:style-name="T1"/></text:p>
      <text:p text:style-name="P33"><text:span text:style-name="T1">pages/components/Layout.js</text:span></text:p>
      <text:p text:style-name="P33"><text:span text:style-name="T1"/></text:p>
      <text:p text:style-name="P3"><text:span text:style-name="T26">export</text:span> <text:span text:style-name="T26">const</text:span> Layout = () <text:span text:style-name="T26">=&gt;</text:span> {</text:p>
      <text:p text:style-name="P3"><text:span text:style-name="T26">return</text:span> (</text:p>
      <text:p text:style-name="P10">&lt;div&gt;</text:p>
      <text:p text:style-name="P10">&lt;/div&gt;</text:p>
      <text:p text:style-name="P3">)</text:p>
      <text:p text:style-name="P3">}</text:p>
      <text:p text:style-name="P3"/>
      <text:p text:style-name="P33"><text:span text:style-name="T1">Pa posto cemo u njemu da koristimo style onda preimenujemo Home.module.css u</text:span></text:p>
      <text:p text:style-name="P33"><text:span text:style-name="T1">styles/Layout.module.css</text:span></text:p>
      <text:p text:style-name="P33"><text:span text:style-name="T1">Pa doteramo components/Layout.js</text:span></text:p>
      <text:p text:style-name="P36"><text:span text:style-name="T22"/></text:p>
      <text:p text:style-name="P3"><text:span text:style-name="T26">import</text:span> styles <text:span text:style-name="T26">from</text:span> <text:span text:style-name="T28">'../styles/Layout.module.css'</text:span></text:p>
      <text:p text:style-name="P12"/>
      <text:p text:style-name="P3"><text:span text:style-name="T26">const</text:span> Layout = ({ children }) <text:span text:style-name="T26">=&gt;</text:span> {</text:p>
      <text:p text:style-name="P3"><text:span text:style-name="T26">return</text:span> (</text:p>
      <text:p text:style-name="P3"><text:span text:style-name="T31">&lt;div</text:span> <text:span text:style-name="T32">className</text:span>=<text:span text:style-name="T26">{</text:span>styles.container<text:span text:style-name="T26">}</text:span><text:span text:style-name="T31">&gt;</text:span></text:p>
      <text:p text:style-name="P3"><text:span text:style-name="T31">&lt;main</text:span> <text:span text:style-name="T32">className</text:span>=<text:span text:style-name="T26">{</text:span>styles.main<text:span text:style-name="T26">}</text:span><text:span text:style-name="T31">&gt;</text:span></text:p>
      <text:p text:style-name="P3"><text:span text:style-name="T26">{</text:span>children<text:span text:style-name="T26">}</text:span></text:p>
      <text:p text:style-name="P10"><text:soft-page-break/>&lt;/main&gt;</text:p>
      <text:p text:style-name="P10">&lt;/div&gt;</text:p>
      <text:p text:style-name="P3">)</text:p>
      <text:p text:style-name="P3">}</text:p>
      <text:p text:style-name="P12"/>
      <text:p text:style-name="P3"><text:span text:style-name="T26">export</text:span> <text:span text:style-name="T26">default</text:span> Layout</text:p>
      <text:p text:style-name="P36"><text:span text:style-name="T22"/></text:p>
      <text:p text:style-name="P74"><text:span text:style-name="T22"/></text:p>
      <text:p text:style-name="P37">Pa sve to prepakujemo u pages/_app.js</text:p>
      <text:p text:style-name="P37"/>
      <text:p text:style-name="P35"><text:span text:style-name="T20">import</text:span><text:span text:style-name="T15"> Layout </text:span><text:span text:style-name="T20">from</text:span><text:span text:style-name="T15"> </text:span><text:span text:style-name="T22">'../components/Layout'</text:span></text:p>
      <text:p text:style-name="P3"><text:span text:style-name="T26">import</text:span> <text:span text:style-name="T28">'../styles/globals.css'</text:span></text:p>
      <text:p text:style-name="P12"/>
      <text:p text:style-name="P3"><text:span text:style-name="T26">function</text:span> MyApp({ Component, pageProps }) {</text:p>
      <text:p text:style-name="P3"><text:span text:style-name="T26">return</text:span> (</text:p>
      <text:p text:style-name="P10">&lt;Layout&gt;</text:p>
      <text:p text:style-name="P3"><text:span text:style-name="T31">&lt;Component</text:span> <text:span text:style-name="T26">{</text:span>...pageProps<text:span text:style-name="T26">}</text:span> <text:span text:style-name="T31">/&gt;</text:span></text:p>
      <text:p text:style-name="P10">&lt;/Layout&gt;</text:p>
      <text:p text:style-name="P3">)</text:p>
      <text:p text:style-name="P3">}</text:p>
      <text:p text:style-name="P12"/>
      <text:p text:style-name="P3"><text:span text:style-name="T26">export</text:span> <text:span text:style-name="T26">default</text:span> MyApp</text:p>
      <text:p text:style-name="P33"><text:span text:style-name="T1"/></text:p>
      <text:p text:style-name="P75"><text:span text:style-name="T1">Ovaj stil styles/Layout.module.css</text:span></text:p>
      <text:p text:style-name="P75"><text:span text:style-name="T1">izmenimo da bude kao njegov</text:span></text:p>
      <text:p text:style-name="P75"><text:span text:style-name="T1"/></text:p>
      <text:p text:style-name="P38"><text:span text:style-name="T24">.container</text:span><text:span text:style-name="T15"> {</text:span></text:p>
      <text:p text:style-name="P3"><text:span text:style-name="T32">min-height</text:span>: <text:span text:style-name="T33">100vh</text:span>;</text:p>
      <text:p text:style-name="P3"><text:span text:style-name="T32">padding</text:span>: <text:span text:style-name="T33">0</text:span> <text:span text:style-name="T33">0.5rem</text:span>;</text:p>
      <text:p text:style-name="P3"><text:span text:style-name="T32">display</text:span>: <text:span text:style-name="T34">flex</text:span>;</text:p>
      <text:p text:style-name="P3"><text:span text:style-name="T32">flex-direction</text:span>: <text:span text:style-name="T34">column</text:span>;</text:p>
      <text:p text:style-name="P3"><text:span text:style-name="T32">justify-content</text:span>: <text:span text:style-name="T34">flex-start</text:span>;</text:p>
      <text:p text:style-name="P3"><text:span text:style-name="T32">align-items</text:span>: <text:span text:style-name="T34">center</text:span>;</text:p>
      <text:p text:style-name="P3">}</text:p>
      <text:p text:style-name="P12"/>
      <text:p text:style-name="P3"><text:span text:style-name="T31">.main</text:span> {</text:p>
      <text:p text:style-name="P3"><text:span text:style-name="T32">padding</text:span>: <text:span text:style-name="T33">5rem</text:span> <text:span text:style-name="T33">0</text:span>;</text:p>
      <text:p text:style-name="P3"><text:span text:style-name="T32">flex</text:span>: <text:span text:style-name="T33">1</text:span>;</text:p>
      <text:p text:style-name="P3"><text:span text:style-name="T32">display</text:span>: <text:span text:style-name="T34">flex</text:span>;</text:p>
      <text:p text:style-name="P3"><text:span text:style-name="T32">flex-direction</text:span>: <text:span text:style-name="T34">column</text:span>;</text:p>
      <text:p text:style-name="P3"><text:span text:style-name="T32">justify-content</text:span>: <text:span text:style-name="T34">flex-start</text:span>;</text:p>
      <text:p text:style-name="P3"><text:span text:style-name="T32">align-items</text:span>: <text:span text:style-name="T34">center</text:span>;</text:p>
      <text:p text:style-name="P3"><text:span text:style-name="T32">font-size</text:span>: <text:span text:style-name="T33">1.25rem</text:span>;</text:p>
      <text:p text:style-name="P3">}</text:p>
      <text:p text:style-name="P2"><text:span text:style-name="T1"/></text:p>
      <text:p text:style-name="P2"><text:a xlink:type="simple" xlink:href="https://www.youtube.com/watch?v=mTz0GXj8NN0&amp;t=1256s" text:style-name="Internet_20_link" text:visited-style-name="Visited_20_Internet_20_Link"><text:span text:style-name="T13">20:56</text:span></text:a><text:span text:style-name="T10"> </text:span><text:span text:style-name="T1">- Nav Component &amp; Link </text:span></text:p>
      <text:p text:style-name="P76"><text:span text:style-name="T1">Napravimo novi fajl styles/Nav.module.css</text:span></text:p>
      <text:p text:style-name="P76"><text:span text:style-name="T1"/></text:p>
      <text:p text:style-name="P3"><text:span text:style-name="T31">.nav</text:span> {</text:p>
      <text:p text:style-name="P3"><text:span text:style-name="T32">height</text:span>: <text:span text:style-name="T33">50px</text:span>;</text:p>
      <text:p text:style-name="P3"><text:span text:style-name="T32">padding</text:span>: <text:span text:style-name="T33">10px</text:span>;</text:p>
      <text:p text:style-name="P3"><text:span text:style-name="T32">background</text:span>: <text:span text:style-name="T34">#000</text:span>;</text:p>
      <text:p text:style-name="P3"><text:soft-page-break/><text:span text:style-name="T32">color</text:span>: <text:span text:style-name="T34">#fff</text:span>;</text:p>
      <text:p text:style-name="P3"><text:span text:style-name="T32">display</text:span>: <text:span text:style-name="T34">flex</text:span>;</text:p>
      <text:p text:style-name="P3"><text:span text:style-name="T32">align-items</text:span>: <text:span text:style-name="T34">center</text:span>;</text:p>
      <text:p text:style-name="P3"><text:span text:style-name="T32">justify-content</text:span>: <text:span text:style-name="T34">flex-start</text:span>;</text:p>
      <text:p text:style-name="P3">}</text:p>
      <text:p text:style-name="P3"><text:span text:style-name="T31">.nav</text:span> <text:span text:style-name="T31">ul</text:span> {</text:p>
      <text:p text:style-name="P3"><text:span text:style-name="T32">display</text:span>: <text:span text:style-name="T34">flex</text:span>;</text:p>
      <text:p text:style-name="P3"><text:span text:style-name="T32">justify-content</text:span>: <text:span text:style-name="T34">center</text:span>;</text:p>
      <text:p text:style-name="P3"><text:span text:style-name="T32">align-items</text:span>: <text:span text:style-name="T34">center</text:span>;</text:p>
      <text:p text:style-name="P3"><text:span text:style-name="T32">list-style</text:span>: <text:span text:style-name="T34">none</text:span>;</text:p>
      <text:p text:style-name="P3">}</text:p>
      <text:p text:style-name="P3"><text:span text:style-name="T31">.nav</text:span> <text:span text:style-name="T31">ul</text:span> <text:span text:style-name="T31">li</text:span> <text:span text:style-name="T31">a</text:span> {</text:p>
      <text:p text:style-name="P3"><text:span text:style-name="T32">margin</text:span>: <text:span text:style-name="T33">5px</text:span> <text:span text:style-name="T33">15px</text:span>;</text:p>
      <text:p text:style-name="P3">}</text:p>
      <text:p text:style-name="P76"><text:span text:style-name="T1"/></text:p>
      <text:p text:style-name="P77"><text:span text:style-name="T1">Pa novi fajl components/Nav.js</text:span></text:p>
      <text:p text:style-name="P40"><text:span text:style-name="T20">import</text:span><text:span text:style-name="T15"> Link </text:span><text:span text:style-name="T20">from</text:span><text:span text:style-name="T15"> </text:span><text:span text:style-name="T22">'next/link'</text:span></text:p>
      <text:p text:style-name="P3"><text:span text:style-name="T26">import</text:span> navStyles <text:span text:style-name="T26">from</text:span> <text:span text:style-name="T28">'../styles/Nav.module.css'</text:span></text:p>
      <text:p text:style-name="P12"/>
      <text:p text:style-name="P3"><text:span text:style-name="T26">const</text:span> Nav = () <text:span text:style-name="T26">=&gt;</text:span> {</text:p>
      <text:p text:style-name="P3"><text:span text:style-name="T26">return</text:span> (</text:p>
      <text:p text:style-name="P3"><text:span text:style-name="T31">&lt;nav</text:span> <text:span text:style-name="T32">className</text:span>=<text:span text:style-name="T26">{</text:span>navStyles.nav<text:span text:style-name="T26">}</text:span><text:span text:style-name="T31">&gt;</text:span></text:p>
      <text:p text:style-name="P10">&lt;ul&gt;</text:p>
      <text:p text:style-name="P10">&lt;li&gt;</text:p>
      <text:p text:style-name="P3"><text:span text:style-name="T31">&lt;Link</text:span> <text:span text:style-name="T32">href</text:span>=<text:span text:style-name="T28">'/'</text:span><text:span text:style-name="T31">&gt;</text:span>Home<text:span text:style-name="T31">&lt;/Link&gt;</text:span></text:p>
      <text:p text:style-name="P10">&lt;/li&gt;</text:p>
      <text:p text:style-name="P12"/>
      <text:p text:style-name="P10">&lt;li&gt;</text:p>
      <text:p text:style-name="P3"><text:span text:style-name="T31">&lt;Link</text:span> <text:span text:style-name="T32">href</text:span>=<text:span text:style-name="T28">'/about'</text:span><text:span text:style-name="T31">&gt;</text:span>About<text:span text:style-name="T31">&lt;/Link&gt;</text:span></text:p>
      <text:p text:style-name="P10">&lt;/li&gt;</text:p>
      <text:p text:style-name="P10">&lt;/ul&gt;</text:p>
      <text:p text:style-name="P10">&lt;/nav&gt;</text:p>
      <text:p text:style-name="P3">)</text:p>
      <text:p text:style-name="P3">}</text:p>
      <text:p text:style-name="P12"/>
      <text:p text:style-name="P3"><text:span text:style-name="T26">export</text:span> <text:span text:style-name="T26">default</text:span> Nav</text:p>
      <text:p text:style-name="P110"/>
      <text:p text:style-name="P77"><text:span text:style-name="T1">Pa navigaciju unesemo u components/Layout.js</text:span></text:p>
      <text:p text:style-name="P40"><text:span text:style-name="T20">import</text:span><text:span text:style-name="T15"> Nav </text:span><text:span text:style-name="T20">from</text:span><text:span text:style-name="T15"> </text:span><text:span text:style-name="T22">'./Nav'</text:span></text:p>
      <text:p text:style-name="P3"><text:span text:style-name="T26">import</text:span> styles <text:span text:style-name="T26">from</text:span> <text:span text:style-name="T28">'../styles/Layout.module.css'</text:span></text:p>
      <text:p text:style-name="P12"/>
      <text:p text:style-name="P3"><text:span text:style-name="T26">const</text:span> Layout = ({ children }) <text:span text:style-name="T26">=&gt;</text:span> {</text:p>
      <text:p text:style-name="P3"><text:span text:style-name="T26">return</text:span> (</text:p>
      <text:p text:style-name="P10">&lt;&gt;</text:p>
      <text:p text:style-name="P3"><text:span text:style-name="T31">&lt;Nav</text:span> <text:span text:style-name="T31">/&gt;</text:span></text:p>
      <text:p text:style-name="P3"><text:span text:style-name="T31">&lt;div</text:span> <text:span text:style-name="T32">className</text:span>=<text:span text:style-name="T26">{</text:span>styles.container<text:span text:style-name="T26">}</text:span><text:span text:style-name="T31">&gt;</text:span></text:p>
      <text:p text:style-name="P3"><text:span text:style-name="T31">&lt;main</text:span> <text:span text:style-name="T32">className</text:span>=<text:span text:style-name="T26">{</text:span>styles.main<text:span text:style-name="T26">}</text:span><text:span text:style-name="T31">&gt;</text:span></text:p>
      <text:p text:style-name="P3"><text:span text:style-name="T31">&lt;h1&gt;</text:span>Hello <text:span text:style-name="T31">&lt;/h1&gt;</text:span></text:p>
      <text:p text:style-name="P3"><text:span text:style-name="T26">{</text:span>children<text:span text:style-name="T26">}</text:span></text:p>
      <text:p text:style-name="P10">&lt;/main&gt;</text:p>
      <text:p text:style-name="P10"><text:soft-page-break/>&lt;/div&gt;</text:p>
      <text:p text:style-name="P10">&lt;/&gt;</text:p>
      <text:p text:style-name="P3">)</text:p>
      <text:p text:style-name="P3">}</text:p>
      <text:p text:style-name="P12"/>
      <text:p text:style-name="P3"><text:span text:style-name="T26">export</text:span> <text:span text:style-name="T26">default</text:span> Layout</text:p>
      <text:p text:style-name="P77"><text:span text:style-name="T1"/></text:p>
      <text:p text:style-name="P2"><text:a xlink:type="simple" xlink:href="https://www.youtube.com/watch?v=mTz0GXj8NN0&amp;t=1414s" text:style-name="Internet_20_link" text:visited-style-name="Visited_20_Internet_20_Link"><text:span text:style-name="T13">23:34</text:span></text:a><text:span text:style-name="T10"> </text:span><text:span text:style-name="T1">- Create a Header </text:span></text:p>
      <text:p text:style-name="P2"><text:span text:style-name="T1">styles/Header.module.css</text:span></text:p>
      <text:p text:style-name="P38"><text:span text:style-name="T24">.title</text:span><text:span text:style-name="T15"> </text:span><text:span text:style-name="T24">a</text:span><text:span text:style-name="T15">,</text:span></text:p>
      <text:p text:style-name="P3"><text:span text:style-name="T31">.title</text:span> <text:span text:style-name="T31">span</text:span> {</text:p>
      <text:p text:style-name="P3"><text:span text:style-name="T32">color</text:span>: <text:span text:style-name="T34">#0070f3</text:span>;</text:p>
      <text:p text:style-name="P3"><text:span text:style-name="T32">text-decoration</text:span>: <text:span text:style-name="T34">none</text:span>;</text:p>
      <text:p text:style-name="P3">}</text:p>
      <text:p text:style-name="P12"/>
      <text:p text:style-name="P3"><text:span text:style-name="T31">.title</text:span> <text:span text:style-name="T31">a:hover</text:span>,</text:p>
      <text:p text:style-name="P3"><text:span text:style-name="T31">.title</text:span> <text:span text:style-name="T31">a:focus</text:span>,</text:p>
      <text:p text:style-name="P3"><text:span text:style-name="T31">.title</text:span> <text:span text:style-name="T31">a:active</text:span> {</text:p>
      <text:p text:style-name="P3"><text:span text:style-name="T32">text-decoration</text:span>: <text:span text:style-name="T34">underline</text:span>;</text:p>
      <text:p text:style-name="P3">}</text:p>
      <text:p text:style-name="P12"/>
      <text:p text:style-name="P3"><text:span text:style-name="T31">.title</text:span> {</text:p>
      <text:p text:style-name="P3"><text:span text:style-name="T32">margin</text:span>: <text:span text:style-name="T33">0</text:span>;</text:p>
      <text:p text:style-name="P3"><text:span text:style-name="T32">line-height</text:span>: <text:span text:style-name="T33">1.15</text:span>;</text:p>
      <text:p text:style-name="P3"><text:span text:style-name="T32">font-size</text:span>: <text:span text:style-name="T33">4rem</text:span>;</text:p>
      <text:p text:style-name="P3">}</text:p>
      <text:p text:style-name="P12"/>
      <text:p text:style-name="P3"><text:span text:style-name="T31">.title</text:span>,</text:p>
      <text:p text:style-name="P3"><text:span text:style-name="T31">.description</text:span> {</text:p>
      <text:p text:style-name="P3"><text:span text:style-name="T32">text-align</text:span>: <text:span text:style-name="T34">center</text:span>;</text:p>
      <text:p text:style-name="P3">}</text:p>
      <text:p text:style-name="P12"/>
      <text:p text:style-name="P3"><text:span text:style-name="T31">.description</text:span> {</text:p>
      <text:p text:style-name="P3"><text:span text:style-name="T32">line-height</text:span>: <text:span text:style-name="T33">1.5</text:span>;</text:p>
      <text:p text:style-name="P3"><text:span text:style-name="T32">font-size</text:span>: <text:span text:style-name="T33">1.5rem</text:span>;</text:p>
      <text:p text:style-name="P3">}</text:p>
      <text:p text:style-name="P78"><text:span text:style-name="T1">Napravimo fajl components/Header.js</text:span></text:p>
      <text:p text:style-name="P42"><text:span text:style-name="T20">import</text:span><text:span text:style-name="T15"> headerStyle </text:span><text:span text:style-name="T20">from</text:span><text:span text:style-name="T15"> </text:span><text:span text:style-name="T22">'../styles/Header.module.css'</text:span></text:p>
      <text:p text:style-name="P12"/>
      <text:p text:style-name="P3"><text:span text:style-name="T26">const</text:span> Header = () <text:span text:style-name="T26">=&gt;</text:span> {</text:p>
      <text:p text:style-name="P3"><text:span text:style-name="T26">return</text:span> (</text:p>
      <text:p text:style-name="P10">&lt;div&gt;</text:p>
      <text:p text:style-name="P3"><text:span text:style-name="T31">&lt;h1</text:span> <text:span text:style-name="T32">className</text:span>=<text:span text:style-name="T28">'title'</text:span><text:span text:style-name="T31">&gt;</text:span></text:p>
      <text:p text:style-name="P3"><text:span text:style-name="T31">&lt;span&gt;</text:span>WebDev<text:span text:style-name="T31">&lt;/span&gt;</text:span> News</text:p>
      <text:p text:style-name="P3"><text:span text:style-name="T31">&lt;/h1</text:span> <text:span text:style-name="T31">&gt;</text:span> </text:p>
      <text:p text:style-name="P3"><text:span text:style-name="T31">&lt;style</text:span> <text:span text:style-name="T32">jsx</text:span><text:span text:style-name="T31">&gt;</text:span></text:p>
      <text:p text:style-name="P3"><text:span text:style-name="T26">{</text:span><text:span text:style-name="T28">`</text:span></text:p>
      <text:p text:style-name="P79">.title {</text:p>
      <text:p text:style-name="P79">color:red</text:p>
      <text:p text:style-name="P79">}</text:p>
      <text:p text:style-name="P3"><text:span text:style-name="T28">`</text:span><text:span text:style-name="T26">}</text:span><text:span text:style-name="T31">&lt;/style&gt;</text:span> </text:p>
      <text:p text:style-name="P10"><text:soft-page-break/>&lt;/div&gt;</text:p>
      <text:p text:style-name="P3">)</text:p>
      <text:p text:style-name="P3">}</text:p>
      <text:p text:style-name="P12"/>
      <text:p text:style-name="P3"><text:span text:style-name="T26">export</text:span> <text:span text:style-name="T26">default</text:span> Header</text:p>
      <text:p text:style-name="P3"/>
      <text:p text:style-name="P42"/>
      <text:p text:style-name="P3"/>
      <text:p text:style-name="P78"><text:span text:style-name="T1">Pa ga unesemo u components/Layout.js</text:span></text:p>
      <text:p text:style-name="P41"><text:span text:style-name="T20">import</text:span><text:span text:style-name="T15"> Nav </text:span><text:span text:style-name="T20">from</text:span><text:span text:style-name="T15"> </text:span><text:span text:style-name="T22">'./Nav'</text:span></text:p>
      <text:p text:style-name="P67"><text:span text:style-name="T26">import</text:span> Header <text:span text:style-name="T26">from</text:span> <text:span text:style-name="T28">'./Header'</text:span></text:p>
      <text:p text:style-name="P81">import</text:p>
      <text:p text:style-name="P82"><text:span text:style-name="T1">Pa ga ubacimo</text:span></text:p>
      <text:p text:style-name="P43"><text:span text:style-name="T24">&lt;main</text:span><text:span text:style-name="T15"> </text:span><text:span text:style-name="T25">className</text:span><text:span text:style-name="T15">=</text:span><text:span text:style-name="T20">{</text:span><text:span text:style-name="T15">styles.main</text:span><text:span text:style-name="T20">}</text:span><text:span text:style-name="T24">&gt;</text:span></text:p>
      <text:p text:style-name="P67"><text:span text:style-name="T31">&lt;Header</text:span> <text:span text:style-name="T31">/&gt;</text:span></text:p>
      <text:p text:style-name="P3"><text:span text:style-name="T26">{</text:span>children<text:span text:style-name="T26">}</text:span></text:p>
      <text:p text:style-name="P82"><text:span text:style-name="T1"/></text:p>
      <text:p text:style-name="P32"><text:a xlink:type="simple" xlink:href="https://www.youtube.com/watch?v=mTz0GXj8NN0&amp;t=1505s" text:style-name="Internet_20_link" text:visited-style-name="Visited_20_Internet_20_Link"><text:span text:style-name="T6">25:05</text:span></text:a><text:span text:style-name="T1"> - Styled JSX </text:span></text:p>
      <text:p text:style-name="P32"><text:span text:style-name="T1"/></text:p>
      <text:p text:style-name="P82"><text:span text:style-name="T1">Da bi smo pokazali kako radi uslov evo ovako components/Header.js</text:span></text:p>
      <text:p text:style-name="P43"><text:span text:style-name="T20">import</text:span><text:span text:style-name="T15"> headerStyle </text:span><text:span text:style-name="T20">from</text:span><text:span text:style-name="T15"> </text:span><text:span text:style-name="T22">'../styles/Header.module.css'</text:span></text:p>
      <text:p text:style-name="P12"/>
      <text:p text:style-name="P3"><text:span text:style-name="T26">const</text:span> Header = () <text:span text:style-name="T26">=&gt;</text:span> {</text:p>
      <text:p text:style-name="P67"><text:span text:style-name="T26">const</text:span> x = <text:span text:style-name="T33">2</text:span></text:p>
      <text:p text:style-name="P3"><text:span text:style-name="T26">return</text:span> (</text:p>
      <text:p text:style-name="P10">&lt;div&gt;</text:p>
      <text:p text:style-name="P3"><text:span text:style-name="T31">&lt;h1</text:span> <text:span text:style-name="T32">className</text:span>=<text:span text:style-name="T28">'title'</text:span><text:span text:style-name="T31">&gt;</text:span></text:p>
      <text:p text:style-name="P3"><text:span text:style-name="T31">&lt;span&gt;</text:span>WebDev<text:span text:style-name="T31">&lt;/span&gt;</text:span> News</text:p>
      <text:p text:style-name="P3"><text:span text:style-name="T31">&lt;/h1</text:span> <text:span text:style-name="T31">&gt;</text:span> </text:p>
      <text:p text:style-name="P67"><text:span text:style-name="T31">&lt;style</text:span> <text:span text:style-name="T32">jsx</text:span><text:span text:style-name="T31">&gt;</text:span></text:p>
      <text:p text:style-name="P67"><text:span text:style-name="T26">{</text:span><text:span text:style-name="T28">`</text:span></text:p>
      <text:p text:style-name="P80">.title {</text:p>
      <text:p text:style-name="P67"><text:span text:style-name="T28">color:</text:span><text:span text:style-name="T26">${</text:span>x&gt;<text:span text:style-name="T33">3</text:span>? <text:span text:style-name="T28">'red'</text:span> : <text:span text:style-name="T28">'blue'</text:span><text:span text:style-name="T26">}</text:span><text:span text:style-name="T28">;</text:span></text:p>
      <text:p text:style-name="P80">}</text:p>
      <text:p text:style-name="P67"><text:span text:style-name="T28">`</text:span><text:span text:style-name="T26">}</text:span><text:span text:style-name="T31">&lt;/style&gt;</text:span> </text:p>
      <text:p text:style-name="P10">&lt;/div&gt;</text:p>
      <text:p text:style-name="P3">)</text:p>
      <text:p text:style-name="P3">}</text:p>
      <text:p text:style-name="P12"/>
      <text:p text:style-name="P3"><text:span text:style-name="T26">export</text:span> <text:span text:style-name="T26">default</text:span> Header</text:p>
      <text:p text:style-name="P3"/>
      <text:p text:style-name="P83"><text:span text:style-name="T1">Ali sada vratimo na staro </text:span></text:p>
      <text:p text:style-name="P44"><text:span text:style-name="T20">import</text:span><text:span text:style-name="T15"> headerStyle </text:span><text:span text:style-name="T20">from</text:span><text:span text:style-name="T15"> </text:span><text:span text:style-name="T22">'../styles/Header.module.css'</text:span></text:p>
      <text:p text:style-name="P12"/>
      <text:p text:style-name="P3"><text:span text:style-name="T26">const</text:span> Header = () <text:span text:style-name="T26">=&gt;</text:span> {</text:p>
      <text:p text:style-name="P3"><text:span text:style-name="T26">return</text:span> (</text:p>
      <text:p text:style-name="P10">&lt;div&gt;</text:p>
      <text:p text:style-name="P3"><text:span text:style-name="T31">&lt;h1</text:span> <text:span text:style-name="T32">className</text:span>=<text:span text:style-name="T26">{</text:span>headerStyle.title<text:span text:style-name="T26">}</text:span><text:span text:style-name="T31">&gt;</text:span></text:p>
      <text:p text:style-name="P3"><text:span text:style-name="T31">&lt;span&gt;</text:span>WebDev<text:span text:style-name="T31">&lt;/span&gt;</text:span> News</text:p>
      <text:p text:style-name="P3"><text:span text:style-name="T31">&lt;/h1</text:span> <text:span text:style-name="T31">&gt;</text:span> </text:p>
      <text:p text:style-name="P10">&lt;/div&gt;</text:p>
      <text:p text:style-name="P3">)</text:p>
      <text:p text:style-name="P3"><text:soft-page-break/>}</text:p>
      <text:p text:style-name="P12"/>
      <text:p text:style-name="P3"><text:span text:style-name="T26">export</text:span> <text:span text:style-name="T26">default</text:span> Header</text:p>
      <text:p text:style-name="P3"/>
      <text:p text:style-name="P83"><text:span text:style-name="T1">Pa ga doteramo components/Header.js</text:span></text:p>
      <text:p text:style-name="P44"><text:span text:style-name="T20">import</text:span><text:span text:style-name="T15"> headerStyle </text:span><text:span text:style-name="T20">from</text:span><text:span text:style-name="T15"> </text:span><text:span text:style-name="T22">'../styles/Header.module.css'</text:span></text:p>
      <text:p text:style-name="P12"/>
      <text:p text:style-name="P3"><text:span text:style-name="T26">const</text:span> Header = () <text:span text:style-name="T26">=&gt;</text:span> {</text:p>
      <text:p text:style-name="P3"><text:span text:style-name="T26">return</text:span> (</text:p>
      <text:p text:style-name="P10">&lt;div&gt;</text:p>
      <text:p text:style-name="P3"><text:span text:style-name="T31">&lt;h1</text:span> <text:span text:style-name="T32">className</text:span>=<text:span text:style-name="T26">{</text:span>headerStyle.title<text:span text:style-name="T26">}</text:span><text:span text:style-name="T31">&gt;</text:span></text:p>
      <text:p text:style-name="P3"><text:span text:style-name="T31">&lt;span&gt;</text:span>WebDev<text:span text:style-name="T31">&lt;/span&gt;</text:span> News</text:p>
      <text:p text:style-name="P3"><text:span text:style-name="T31">&lt;/h1</text:span> <text:span text:style-name="T31">&gt;</text:span> </text:p>
      <text:p text:style-name="P3"><text:span text:style-name="T31">&lt;p</text:span> <text:span text:style-name="T32">className</text:span>=<text:span text:style-name="T26">{</text:span>headerStyle.description<text:span text:style-name="T26">}</text:span><text:span text:style-name="T31">&gt;</text:span>Keep up to date with the latest web news<text:span text:style-name="T31">&lt;/p&gt;</text:span></text:p>
      <text:p text:style-name="P10">&lt;/div&gt;</text:p>
      <text:p text:style-name="P3">)</text:p>
      <text:p text:style-name="P3">}</text:p>
      <text:p text:style-name="P12"/>
      <text:p text:style-name="P3"><text:span text:style-name="T26">export</text:span> <text:span text:style-name="T26">default</text:span> Header</text:p>
      <text:p text:style-name="P3"/>
      <text:p text:style-name="P83"><text:span text:style-name="T1"/></text:p>
      <text:p text:style-name="P2"><text:span text:style-name="T1"/></text:p>
      <text:p text:style-name="P2"><text:a xlink:type="simple" xlink:href="https://www.youtube.com/watch?v=mTz0GXj8NN0&amp;t=1666s" text:style-name="Internet_20_link" text:visited-style-name="Visited_20_Internet_20_Link"><text:span text:style-name="T13">27:46</text:span></text:a><text:span text:style-name="T10"> </text:span><text:span text:style-name="T1">- Custom Document</text:span></text:p>
      <text:p text:style-name="P2"><text:span text:style-name="T1"/></text:p>
      <text:p text:style-name="P2"><text:a xlink:type="simple" xlink:href="https://nextjs.org/docs/getting-started" text:style-name="Internet_20_link" text:visited-style-name="Visited_20_Internet_20_Link"><text:span text:style-name="T1">https://nextjs.org/docs/getting-started</text:span></text:a></text:p>
      <text:p text:style-name="P2"><text:span text:style-name="T1"/></text:p>
      <text:p text:style-name="P2"><text:a xlink:type="simple" xlink:href="https://nextjs.org/docs/advanced-features/custom-document" text:style-name="Internet_20_link" text:visited-style-name="Visited_20_Internet_20_Link"><text:span text:style-name="T1">https://nextjs.org/docs/advanced-features/custom-document</text:span></text:a></text:p>
      <text:p text:style-name="P84"><text:span text:style-name="T1">Napravimo nov fajl</text:span></text:p>
      <text:p text:style-name="P84"><text:span text:style-name="T1">pages/_document.js</text:span></text:p>
      <text:p text:style-name="P84"><text:span text:style-name="T1">i ostavimo prazno, pa restartujemo server i on ga sam popuni.</text:span></text:p>
      <text:p text:style-name="P84"><text:span text:style-name="T1">Pa nam javlja gresku, ubacimo ovo</text:span></text:p>
      <text:p text:style-name="P45"><text:span text:style-name="T20">import</text:span><text:span text:style-name="T15"> Document, { Html, Head, Main, NextScript } </text:span><text:span text:style-name="T20">from</text:span><text:span text:style-name="T15"> </text:span><text:span text:style-name="T22">'next/document'</text:span></text:p>
      <text:p text:style-name="P12"/>
      <text:p text:style-name="P3"><text:span text:style-name="T26">class</text:span> MyDocument <text:span text:style-name="T26">extends</text:span> Document {</text:p>
      <text:p text:style-name="P3"><text:span text:style-name="T26">static</text:span> <text:span text:style-name="T26">async</text:span> getInitialProps(ctx) {</text:p>
      <text:p text:style-name="P3"><text:span text:style-name="T26">const</text:span> initialProps = <text:span text:style-name="T26">await</text:span> Document.getInitialProps(ctx)</text:p>
      <text:p text:style-name="P3"><text:span text:style-name="T26">return</text:span> { ...initialProps }</text:p>
      <text:p text:style-name="P3">}</text:p>
      <text:p text:style-name="P12"/>
      <text:p text:style-name="P3">render() {</text:p>
      <text:p text:style-name="P3"><text:span text:style-name="T26">return</text:span> (</text:p>
      <text:p text:style-name="P10">&lt;Html&gt;</text:p>
      <text:p text:style-name="P3"><text:span text:style-name="T31">&lt;Head</text:span> <text:span text:style-name="T31">/&gt;</text:span></text:p>
      <text:p text:style-name="P10">&lt;body&gt;</text:p>
      <text:p text:style-name="P3"><text:span text:style-name="T31">&lt;Main</text:span> <text:span text:style-name="T31">/&gt;</text:span></text:p>
      <text:p text:style-name="P3"><text:span text:style-name="T31">&lt;NextScript</text:span> <text:span text:style-name="T31">/&gt;</text:span></text:p>
      <text:p text:style-name="P10">&lt;/body&gt;</text:p>
      <text:p text:style-name="P10">&lt;/Html&gt;</text:p>
      <text:p text:style-name="P3">)</text:p>
      <text:p text:style-name="P3">}</text:p>
      <text:p text:style-name="P3">}</text:p>
      <text:p text:style-name="P12"/>
      <text:p text:style-name="P3"><text:soft-page-break/><text:span text:style-name="T26">export</text:span> <text:span text:style-name="T26">default</text:span> MyDocument</text:p>
      <text:p text:style-name="P84"><text:span text:style-name="T1">I on opet radi lepo.</text:span></text:p>
      <text:p text:style-name="P85"><text:span text:style-name="T1">Ako hocemo da dodamo jezik onda uradimo ovo</text:span></text:p>
      <text:p text:style-name="P85"><text:span text:style-name="T1">pages/_document.js</text:span></text:p>
      <text:p text:style-name="P85"><text:span text:style-name="T1"/></text:p>
      <text:p text:style-name="P46"><text:span text:style-name="T9">render() {</text:span></text:p>
      <text:p text:style-name="P3"><text:span text:style-name="T26">return</text:span> (</text:p>
      <text:p text:style-name="P67"><text:span text:style-name="T31">&lt;Html</text:span> <text:span text:style-name="T32">lang</text:span>=<text:span text:style-name="T28">'en'</text:span><text:span text:style-name="T31">&gt;</text:span></text:p>
      <text:p text:style-name="P3"><text:span text:style-name="T31">&lt;Head</text:span> <text:span text:style-name="T31">/&gt;</text:span></text:p>
      <text:p text:style-name="P10">&lt;body&gt;</text:p>
      <text:p text:style-name="P85"><text:span text:style-name="T1">I on javi to.</text:span></text:p>
      <text:p text:style-name="P85"><text:span text:style-name="T1"/></text:p>
      <text:p text:style-name="P2"><text:span text:style-name="T1"><text:s/></text:span><text:a xlink:type="simple" xlink:href="https://www.youtube.com/watch?v=mTz0GXj8NN0&amp;t=1876s" text:style-name="Internet_20_link" text:visited-style-name="Visited_20_Internet_20_Link"><text:span text:style-name="T13">31:16</text:span></text:a><text:span text:style-name="T10"> </text:span><text:span text:style-name="T1">- Data Fetching </text:span></text:p>
      <text:p text:style-name="P86"><text:span text:style-name="T1">Ovde pages/index.js dodamo</text:span></text:p>
      <text:p text:style-name="P47"><text:span text:style-name="T20">import</text:span><text:span text:style-name="T15"> Head </text:span><text:span text:style-name="T20">from</text:span><text:span text:style-name="T15"> </text:span><text:span text:style-name="T22">'next/head'</text:span></text:p>
      <text:p text:style-name="P3"><text:span text:style-name="T26">import</text:span> Image <text:span text:style-name="T26">from</text:span> <text:span text:style-name="T28">'next/image'</text:span></text:p>
      <text:p text:style-name="P3"><text:span text:style-name="T26">import</text:span> styles <text:span text:style-name="T26">from</text:span> <text:span text:style-name="T28">'../styles/Layout.module.css'</text:span></text:p>
      <text:p text:style-name="P12"/>
      <text:p text:style-name="P3"><text:span text:style-name="T26">export</text:span> <text:span text:style-name="T26">default</text:span> <text:span text:style-name="T26">function</text:span> Home() {</text:p>
      <text:p text:style-name="P3"><text:span text:style-name="T26">return</text:span> (</text:p>
      <text:p text:style-name="P3"><text:span text:style-name="T31">&lt;div</text:span> <text:span text:style-name="T31">&gt;</text:span></text:p>
      <text:p text:style-name="P10">&lt;Head&gt;</text:p>
      <text:p text:style-name="P3"><text:span text:style-name="T31">&lt;title&gt;</text:span> WebDEv News<text:span text:style-name="T31">&lt;/title&gt;</text:span></text:p>
      <text:p text:style-name="P3"><text:span text:style-name="T31">&lt;meta</text:span> <text:span text:style-name="T32">name</text:span>=<text:span text:style-name="T28">'keywords'</text:span> <text:span text:style-name="T32">content</text:span>=<text:span text:style-name="T28">'web development, programming'</text:span><text:span text:style-name="T31">/&gt;</text:span></text:p>
      <text:p text:style-name="P10">&lt;/Head&gt;</text:p>
      <text:p text:style-name="P3"><text:span text:style-name="T31">&lt;h1&gt;</text:span>Welcome to Next<text:span text:style-name="T31">&lt;/h1&gt;</text:span></text:p>
      <text:p text:style-name="P10">&lt;/div&gt;</text:p>
      <text:p text:style-name="P3">)</text:p>
      <text:p text:style-name="P3">}</text:p>
      <text:p text:style-name="P67"><text:span text:style-name="T26">export</text:span> <text:span text:style-name="T26">const</text:span> getStaticProps = asinc () <text:span text:style-name="T26">=&gt;</text:span>{</text:p>
      <text:p text:style-name="P67"><text:span text:style-name="T26">const</text:span> res = <text:span text:style-name="T26">await</text:span> fetch(<text:span text:style-name="T28">`https://jsonplaceholder.typecode.com/posts?_limit=6`</text:span>)</text:p>
      <text:p text:style-name="P67"><text:span text:style-name="T26">const</text:span> articles = <text:span text:style-name="T26">await</text:span> res.json()</text:p>
      <text:p text:style-name="P87"/>
      <text:p text:style-name="P67"><text:span text:style-name="T26">return</text:span> {</text:p>
      <text:p text:style-name="P67">props: {</text:p>
      <text:p text:style-name="P67">articles</text:p>
      <text:p text:style-name="P67">}</text:p>
      <text:p text:style-name="P67">}</text:p>
      <text:p text:style-name="P87"/>
      <text:p text:style-name="P67">}</text:p>
      <text:p text:style-name="P39"><text:a xlink:type="simple" xlink:href="https://www.youtube.com/watch?v=mTz0GXj8NN0&amp;t=1922s" text:style-name="Internet_20_link" text:visited-style-name="Visited_20_Internet_20_Link"><text:span text:style-name="T14"/></text:a></text:p>
      <text:p text:style-name="P39"><text:a xlink:type="simple" xlink:href="https://www.youtube.com/watch?v=mTz0GXj8NN0&amp;t=1922s" text:style-name="Internet_20_link" text:visited-style-name="Visited_20_Internet_20_Link"><text:span text:style-name="T19">32:02</text:span></text:a><text:span text:style-name="T12"> </text:span><text:span text:style-name="T8">- getStaticProps() </text:span></text:p>
      <text:p text:style-name="P39"><text:span text:style-name="T9"/></text:p>
      <text:p text:style-name="P88"><text:span text:style-name="T1">Pa ubacimo gore da nam daje u console</text:span></text:p>
      <text:p text:style-name="P48"><text:span text:style-name="T20">import</text:span><text:span text:style-name="T15"> Head </text:span><text:span text:style-name="T20">from</text:span><text:span text:style-name="T15"> </text:span><text:span text:style-name="T22">'next/head'</text:span></text:p>
      <text:p text:style-name="P3"><text:span text:style-name="T26">import</text:span> Image <text:span text:style-name="T26">from</text:span> <text:span text:style-name="T28">'next/image'</text:span></text:p>
      <text:p text:style-name="P3"><text:span text:style-name="T26">import</text:span> styles <text:span text:style-name="T26">from</text:span> <text:span text:style-name="T28">'../styles/Layout.module.css'</text:span></text:p>
      <text:p text:style-name="P12"/>
      <text:p text:style-name="P3"><text:span text:style-name="T26">export</text:span> <text:span text:style-name="T26">default</text:span> <text:span text:style-name="T26">function</text:span> Home({articles}) {</text:p>
      <text:p text:style-name="P3">console.log(articles)</text:p>
      <text:p text:style-name="P3"><text:span text:style-name="T26">return</text:span> (</text:p>
      <text:p text:style-name="P3"><text:span text:style-name="T31">&lt;div</text:span> <text:span text:style-name="T31">&gt;</text:span></text:p>
      <text:p text:style-name="P10"><text:soft-page-break/>&lt;Head&gt;</text:p>
      <text:p text:style-name="P3"><text:span text:style-name="T31">&lt;title&gt;</text:span> WebDEv News<text:span text:style-name="T31">&lt;/title&gt;</text:span></text:p>
      <text:p text:style-name="P3"><text:span text:style-name="T31">&lt;meta</text:span> <text:span text:style-name="T32">name</text:span>=<text:span text:style-name="T28">'keywords'</text:span> <text:span text:style-name="T32">content</text:span>=<text:span text:style-name="T28">'web development, programming'</text:span><text:span text:style-name="T31">/&gt;</text:span></text:p>
      <text:p text:style-name="P10">&lt;/Head&gt;</text:p>
      <text:p text:style-name="P3"><text:span text:style-name="T31">&lt;h1&gt;</text:span>Welcome to Next<text:span text:style-name="T31">&lt;/h1&gt;</text:span></text:p>
      <text:p text:style-name="P10">&lt;/div&gt;</text:p>
      <text:p text:style-name="P3">)</text:p>
      <text:p text:style-name="P3">}</text:p>
      <text:p text:style-name="P12"/>
      <text:p text:style-name="P3"><text:span text:style-name="T26">export</text:span> <text:span text:style-name="T26">const</text:span> getStaticProps = <text:span text:style-name="T26">async</text:span> () <text:span text:style-name="T26">=&gt;</text:span> {</text:p>
      <text:p text:style-name="P3"><text:span text:style-name="T26">const</text:span> res = <text:span text:style-name="T26">await</text:span> fetch(<text:span text:style-name="T28">`https://jsonplaceholder.typicode.com/posts?_limit=6`</text:span>)</text:p>
      <text:p text:style-name="P3"><text:span text:style-name="T26">const</text:span> articles = <text:span text:style-name="T26">await</text:span> res.json()</text:p>
      <text:p text:style-name="P12"/>
      <text:p text:style-name="P3"><text:span text:style-name="T26">return</text:span> {</text:p>
      <text:p text:style-name="P3">props: {</text:p>
      <text:p text:style-name="P3">articles,</text:p>
      <text:p text:style-name="P3">},</text:p>
      <text:p text:style-name="P3">}</text:p>
      <text:p text:style-name="P3">}</text:p>
      <text:p text:style-name="P3"/>
      <text:p text:style-name="P88"><text:span text:style-name="T1">I izbacuje 6 postova.</text:span></text:p>
      <text:p text:style-name="P88"><text:span text:style-name="T1"/></text:p>
      <text:p text:style-name="P2"><text:span text:style-name="T1"/></text:p>
      <text:p text:style-name="P2"><text:span text:style-name="T1"/></text:p>
      <text:p text:style-name="P2"><text:a xlink:type="simple" xlink:href="https://www.youtube.com/watch?v=mTz0GXj8NN0&amp;t=2038s" text:style-name="Internet_20_link" text:visited-style-name="Visited_20_Internet_20_Link"><text:span text:style-name="T13">33:58</text:span></text:a><text:span text:style-name="T10"> </text:span><text:span text:style-name="T1">- Showing Data </text:span></text:p>
      <text:p text:style-name="P89"><text:span text:style-name="T1">Da bi nam pokazao naslove </text:span></text:p>
      <text:p text:style-name="P49"><text:span text:style-name="T24">&lt;meta</text:span><text:span text:style-name="T15"> </text:span><text:span text:style-name="T25">name</text:span><text:span text:style-name="T15">=</text:span><text:span text:style-name="T22">'keywords'</text:span><text:span text:style-name="T15"> </text:span><text:span text:style-name="T25">content</text:span><text:span text:style-name="T15">=</text:span><text:span text:style-name="T22">'web development, programming'</text:span><text:span text:style-name="T24">/&gt;</text:span></text:p>
      <text:p text:style-name="P10">&lt;/Head&gt;</text:p>
      <text:p text:style-name="P68"><text:span text:style-name="T26">{</text:span>articles.map((article) <text:span text:style-name="T26">=&gt;</text:span> (</text:p>
      <text:p text:style-name="P68"><text:span text:style-name="T31">&lt;h3&gt;</text:span><text:span text:style-name="T26">{</text:span>article.title<text:span text:style-name="T26">}</text:span><text:span text:style-name="T31">&lt;/h3&gt;</text:span></text:p>
      <text:p text:style-name="P68">))<text:span text:style-name="T26">}</text:span></text:p>
      <text:p text:style-name="P10">&lt;/div&gt;</text:p>
      <text:p text:style-name="P3">)</text:p>
      <text:p text:style-name="P3">}</text:p>
      <text:p text:style-name="P90"><text:span text:style-name="T1">Napravimo novi fajl</text:span></text:p>
      <text:p text:style-name="P90">styles/Article.module.css</text:p>
      <text:p text:style-name="P50"><text:span text:style-name="T31">.grid</text:span> {</text:p>
      <text:p text:style-name="P3"><text:span text:style-name="T32">display</text:span>: <text:span text:style-name="T34">flex</text:span>;</text:p>
      <text:p text:style-name="P3"><text:span text:style-name="T32">align-items</text:span>: <text:span text:style-name="T34">center</text:span>;</text:p>
      <text:p text:style-name="P3"><text:span text:style-name="T32">justify-content</text:span>: <text:span text:style-name="T34">center</text:span>;</text:p>
      <text:p text:style-name="P3"><text:span text:style-name="T32">flex-wrap</text:span>: <text:span text:style-name="T34">wrap</text:span>;</text:p>
      <text:p text:style-name="P3"><text:span text:style-name="T32">max-width</text:span>: <text:span text:style-name="T33">800px</text:span>;</text:p>
      <text:p text:style-name="P3"><text:span text:style-name="T32">margin-top</text:span>: <text:span text:style-name="T33">3rem</text:span>;</text:p>
      <text:p text:style-name="P3">}</text:p>
      <text:p text:style-name="P3"><text:span text:style-name="T31">.card</text:span> {</text:p>
      <text:p text:style-name="P3"><text:span text:style-name="T32">margin</text:span>: <text:span text:style-name="T33">1rem</text:span>;</text:p>
      <text:p text:style-name="P3"><text:span text:style-name="T32">flex-basis</text:span>: <text:span text:style-name="T33">45%</text:span>;</text:p>
      <text:p text:style-name="P3"><text:span text:style-name="T32">padding</text:span>: <text:span text:style-name="T33">1.5rem</text:span>;</text:p>
      <text:p text:style-name="P3"><text:span text:style-name="T32">text-align</text:span>: <text:span text:style-name="T34">left</text:span>;</text:p>
      <text:p text:style-name="P3"><text:span text:style-name="T32">color</text:span>: <text:span text:style-name="T34">inherit</text:span>;</text:p>
      <text:p text:style-name="P3"><text:span text:style-name="T32">text-decoration</text:span>: <text:span text:style-name="T34">none</text:span>;</text:p>
      <text:p text:style-name="P3"><text:span text:style-name="T32">border</text:span>: <text:span text:style-name="T33">1px</text:span> <text:span text:style-name="T34">solid</text:span> <text:span text:style-name="T34">#eaeaea</text:span>;</text:p>
      <text:p text:style-name="P3"><text:soft-page-break/><text:span text:style-name="T32">border-radius</text:span>: <text:span text:style-name="T33">10px</text:span>;</text:p>
      <text:p text:style-name="P3"><text:span text:style-name="T32">transition</text:span>: <text:span text:style-name="T34">color</text:span> <text:span text:style-name="T33">0.15s</text:span> <text:span text:style-name="T34">ease</text:span>, border-color <text:span text:style-name="T33">0.15s</text:span> <text:span text:style-name="T34">ease</text:span>;</text:p>
      <text:p text:style-name="P3">}</text:p>
      <text:p text:style-name="P3"><text:span text:style-name="T31">.card:hover</text:span>,</text:p>
      <text:p text:style-name="P3"><text:span text:style-name="T31">.card:focus</text:span>,</text:p>
      <text:p text:style-name="P3"><text:span text:style-name="T31">.card:active</text:span> {</text:p>
      <text:p text:style-name="P3"><text:span text:style-name="T32">color</text:span>: <text:span text:style-name="T34">#0070f3</text:span>;</text:p>
      <text:p text:style-name="P3"><text:span text:style-name="T32">border-color</text:span>: <text:span text:style-name="T34">#0070f3</text:span>;</text:p>
      <text:p text:style-name="P3">}</text:p>
      <text:p text:style-name="P3"><text:span text:style-name="T31">.card</text:span> <text:span text:style-name="T31">h3</text:span> {</text:p>
      <text:p text:style-name="P3"><text:span text:style-name="T32">margin</text:span>: <text:span text:style-name="T33">0</text:span> <text:span text:style-name="T33">0</text:span> <text:span text:style-name="T33">1rem</text:span> <text:span text:style-name="T33">0</text:span>;</text:p>
      <text:p text:style-name="P3"><text:span text:style-name="T32">font-size</text:span>: <text:span text:style-name="T33">1.5rem</text:span>;</text:p>
      <text:p text:style-name="P3">}</text:p>
      <text:p text:style-name="P3"><text:span text:style-name="T31">.card</text:span> <text:span text:style-name="T31">p</text:span> {</text:p>
      <text:p text:style-name="P3"><text:span text:style-name="T32">margin</text:span>: <text:span text:style-name="T33">0</text:span>;</text:p>
      <text:p text:style-name="P3"><text:span text:style-name="T32">font-size</text:span>: <text:span text:style-name="T33">1.25rem</text:span>;</text:p>
      <text:p text:style-name="P3"><text:span text:style-name="T32">line-height</text:span>: <text:span text:style-name="T33">1.5</text:span>;</text:p>
      <text:p text:style-name="P3">}</text:p>
      <text:p text:style-name="P3"><text:span text:style-name="T31">.logo</text:span> {</text:p>
      <text:p text:style-name="P3"><text:span text:style-name="T32">height</text:span>: <text:span text:style-name="T33">1em</text:span>;</text:p>
      <text:p text:style-name="P3">}</text:p>
      <text:p text:style-name="P3"><text:span text:style-name="T26">@media</text:span> (<text:span text:style-name="T32">max-width</text:span>: <text:span text:style-name="T33">600px</text:span>) {</text:p>
      <text:p text:style-name="P3"><text:span text:style-name="T31">.grid</text:span> {</text:p>
      <text:p text:style-name="P3"><text:span text:style-name="T32">width</text:span>: <text:span text:style-name="T33">100%</text:span>;</text:p>
      <text:p text:style-name="P3"><text:span text:style-name="T32">flex-direction</text:span>: <text:span text:style-name="T34">column</text:span>;</text:p>
      <text:p text:style-name="P3">}</text:p>
      <text:p text:style-name="P3">}</text:p>
      <text:p text:style-name="P90">Pa nova komponenta</text:p>
      <text:p text:style-name="P90">components/ArticlesList.js</text:p>
      <text:p text:style-name="P50"><text:span text:style-name="T26">import</text:span> articleStyle <text:span text:style-name="T26">from</text:span> <text:span text:style-name="T28">'../'</text:span> <text:span text:style-name="T26">from</text:span> <text:span text:style-name="T28">'../styles/Article.module.css'</text:span></text:p>
      <text:p text:style-name="P12"/>
      <text:p text:style-name="P3"><text:span text:style-name="T26">const</text:span> ArticlesList = ({articles}) <text:span text:style-name="T26">=&gt;</text:span> {</text:p>
      <text:p text:style-name="P3"><text:span text:style-name="T26">return</text:span> (</text:p>
      <text:p text:style-name="P3"><text:span text:style-name="T31">&lt;div</text:span> <text:span text:style-name="T32">className</text:span>=<text:span text:style-name="T26">{</text:span>articleStyle.grid<text:span text:style-name="T26">}</text:span><text:span text:style-name="T31">&gt;</text:span></text:p>
      <text:p text:style-name="P10">&lt;/div&gt;</text:p>
      <text:p text:style-name="P3">)</text:p>
      <text:p text:style-name="P3">}</text:p>
      <text:p text:style-name="P12"/>
      <text:p text:style-name="P3"><text:span text:style-name="T26">export</text:span> <text:span text:style-name="T26">default</text:span> ArticlesList</text:p>
      <text:p text:style-name="P3"/>
      <text:p text:style-name="P90">Pa iz pages/index.js isecemo</text:p>
      <text:p text:style-name="P50"><text:span text:style-name="T26">{</text:span>articles.map((article) <text:span text:style-name="T26">=&gt;</text:span> (</text:p>
      <text:p text:style-name="P3"><text:span text:style-name="T31">&lt;h3&gt;</text:span><text:span text:style-name="T26">{</text:span>article.title<text:span text:style-name="T26">}</text:span><text:span text:style-name="T31">&lt;/h3&gt;</text:span></text:p>
      <text:p text:style-name="P3">))<text:span text:style-name="T26">}</text:span></text:p>
      <text:p text:style-name="P90">i ubacimo ovde</text:p>
      <text:p text:style-name="P90">components/ArticlesList.js</text:p>
      <text:p text:style-name="P50"><text:span text:style-name="T26">import</text:span> articleStyle <text:span text:style-name="T26">from</text:span> <text:span text:style-name="T28">'../'</text:span> <text:span text:style-name="T26">from</text:span> <text:span text:style-name="T28">'../styles/Article.module.css'</text:span></text:p>
      <text:p text:style-name="P12"/>
      <text:p text:style-name="P3"><text:span text:style-name="T26">const</text:span> ArticlesList = ({articles}) <text:span text:style-name="T26">=&gt;</text:span> {</text:p>
      <text:p text:style-name="P3"><text:span text:style-name="T26">return</text:span> (</text:p>
      <text:p text:style-name="P3"><text:span text:style-name="T31">&lt;div</text:span> <text:span text:style-name="T32">className</text:span>=<text:span text:style-name="T26">{</text:span>articleStyle.grid<text:span text:style-name="T26">}</text:span><text:span text:style-name="T31">&gt;</text:span></text:p>
      <text:p text:style-name="P3"><text:soft-page-break/><text:span text:style-name="T26">{</text:span>articles.map((article) <text:span text:style-name="T26">=&gt;</text:span> (</text:p>
      <text:p text:style-name="P3"><text:span text:style-name="T31">&lt;h3&gt;</text:span><text:span text:style-name="T26">{</text:span>article.title<text:span text:style-name="T26">}</text:span><text:span text:style-name="T31">&lt;/h3&gt;</text:span></text:p>
      <text:p text:style-name="P3">))<text:span text:style-name="T26">}</text:span></text:p>
      <text:p text:style-name="P10">&lt;/div&gt;</text:p>
      <text:p text:style-name="P3">)</text:p>
      <text:p text:style-name="P3">}</text:p>
      <text:p text:style-name="P12"/>
      <text:p text:style-name="P3"><text:span text:style-name="T26">export</text:span> <text:span text:style-name="T26">default</text:span> ArticlesList</text:p>
      <text:p text:style-name="P3"/>
      <text:p text:style-name="P90">Pa napravimo novu komponentu components/ArticleItem.js</text:p>
      <text:p text:style-name="P50"><text:span text:style-name="T26">import</text:span> Link <text:span text:style-name="T26">from</text:span> <text:span text:style-name="T28">'next/link'</text:span></text:p>
      <text:p text:style-name="P3"><text:span text:style-name="T26">import</text:span> articleStyle <text:span text:style-name="T26">from</text:span> <text:s/><text:span text:style-name="T28">'../styles/Article.module.css'</text:span></text:p>
      <text:p text:style-name="P12"/>
      <text:p text:style-name="P3"><text:span text:style-name="T26">const</text:span> ArticleItem = ({article}) <text:span text:style-name="T26">=&gt;</text:span> {</text:p>
      <text:p text:style-name="P3"><text:span text:style-name="T26">return</text:span> (</text:p>
      <text:p text:style-name="P3"><text:span text:style-name="T31">&lt;Link</text:span> <text:span text:style-name="T32">href</text:span>=<text:span text:style-name="T28">"/article/[id]"</text:span> <text:span text:style-name="T32">as</text:span>=<text:span text:style-name="T26">{</text:span><text:span text:style-name="T28">`/article/</text:span><text:span text:style-name="T26">${</text:span>article.id<text:span text:style-name="T26">}</text:span><text:span text:style-name="T28">`</text:span><text:span text:style-name="T26">}</text:span><text:span text:style-name="T31">&gt;</text:span></text:p>
      <text:p text:style-name="P3"><text:span text:style-name="T31">&lt;a</text:span> <text:span text:style-name="T32">className</text:span>=<text:span text:style-name="T26">{</text:span>articleStyle.card<text:span text:style-name="T26">}</text:span><text:span text:style-name="T31">&gt;</text:span></text:p>
      <text:p text:style-name="P3"><text:span text:style-name="T31">&lt;h3&gt;</text:span><text:span text:style-name="T26">{</text:span>article.title<text:span text:style-name="T26">}</text:span> &amp;rarr;<text:span text:style-name="T31">&lt;/h3&gt;</text:span></text:p>
      <text:p text:style-name="P3"><text:span text:style-name="T31">&lt;p&gt;</text:span><text:span text:style-name="T26">{</text:span>article.body<text:span text:style-name="T26">}</text:span><text:span text:style-name="T31">&lt;/p&gt;</text:span></text:p>
      <text:p text:style-name="P3"><text:span text:style-name="T31">&lt;/a&gt;</text:span> </text:p>
      <text:p text:style-name="P10">&lt;/Link&gt;</text:p>
      <text:p text:style-name="P3">)</text:p>
      <text:p text:style-name="P3">}</text:p>
      <text:p text:style-name="P12"/>
      <text:p text:style-name="P3"><text:span text:style-name="T26">export</text:span> <text:span text:style-name="T26">default</text:span> ArticleItem</text:p>
      <text:p text:style-name="P3"/>
      <text:p text:style-name="P91">Pa ovo unesemo u components/ArticlesList.js</text:p>
      <text:p text:style-name="P51"><text:span text:style-name="T26">import</text:span> ArticleItem <text:span text:style-name="T26">from</text:span> <text:span text:style-name="T28">'./ArticleItem'</text:span></text:p>
      <text:p text:style-name="P3"><text:span text:style-name="T26">import</text:span> articleStyles <text:span text:style-name="T26">from</text:span> <text:span text:style-name="T28">'../styles/Article.module.css'</text:span></text:p>
      <text:p text:style-name="P12"/>
      <text:p text:style-name="P3"><text:span text:style-name="T26">const</text:span> ArticleList = ({ articles }) <text:span text:style-name="T26">=&gt;</text:span> {</text:p>
      <text:p text:style-name="P3"><text:span text:style-name="T26">return</text:span> (</text:p>
      <text:p text:style-name="P3"><text:span text:style-name="T31">&lt;div</text:span> <text:span text:style-name="T32">className</text:span>=<text:span text:style-name="T26">{</text:span>articleStyles.grid<text:span text:style-name="T26">}</text:span><text:span text:style-name="T31">&gt;</text:span></text:p>
      <text:p text:style-name="P3"><text:span text:style-name="T26">{</text:span>articles.map((article) <text:span text:style-name="T26">=&gt;</text:span> (</text:p>
      <text:p text:style-name="P3"><text:span text:style-name="T31">&lt;ArticleItem</text:span> <text:span text:style-name="T32">article</text:span>=<text:span text:style-name="T26">{</text:span>article<text:span text:style-name="T26">}</text:span> <text:span text:style-name="T31">/&gt;</text:span></text:p>
      <text:p text:style-name="P3">))<text:span text:style-name="T26">}</text:span></text:p>
      <text:p text:style-name="P10">&lt;/div&gt;</text:p>
      <text:p text:style-name="P3">)</text:p>
      <text:p text:style-name="P3">}</text:p>
      <text:p text:style-name="P12"/>
      <text:p text:style-name="P3"><text:span text:style-name="T26">export</text:span> <text:span text:style-name="T26">default</text:span> ArticleList</text:p>
      <text:p text:style-name="P91"/>
      <text:p text:style-name="P91"/>
      <text:p text:style-name="P91"/>
      <text:p text:style-name="P2"><text:a xlink:type="simple" xlink:href="https://www.youtube.com/watch?v=mTz0GXj8NN0&amp;t=2415s" text:style-name="Internet_20_link" text:visited-style-name="Visited_20_Internet_20_Link"><text:span text:style-name="T13">40:15</text:span></text:a><text:span text:style-name="T10"> </text:span><text:span text:style-name="T1">- Nested Routing </text:span></text:p>
      <text:p text:style-name="P92"><text:span text:style-name="T1">Prvo se napravi folder i u njemu folder pa fajl</text:span></text:p>
      <text:p text:style-name="P92"><text:span text:style-name="T1">pages/article/[id]/index.js</text:span></text:p>
      <text:p text:style-name="P92"><text:span text:style-name="T1">Pa sad kad se ode na bilo sta nema vise 404 vec ova stranica</text:span></text:p>
      <text:p text:style-name="P92"><text:span text:style-name="T1">pages/article/[id]/index.js</text:span></text:p>
      <text:p text:style-name="P52"><text:span text:style-name="T20">import</text:span><text:span text:style-name="T15"> {useRouter} </text:span><text:span text:style-name="T20">from</text:span><text:span text:style-name="T15"> </text:span><text:span text:style-name="T22">'next/router'</text:span></text:p>
      <text:p text:style-name="P12"/>
      <text:p text:style-name="P3"><text:span text:style-name="T26">const</text:span> index = () <text:span text:style-name="T26">=&gt;</text:span> {</text:p>
      <text:p text:style-name="P3"><text:soft-page-break/><text:span text:style-name="T26">const</text:span> router = useRouter()</text:p>
      <text:p text:style-name="P3"><text:span text:style-name="T26">const</text:span> {id} = router.query</text:p>
      <text:p text:style-name="P3"><text:span text:style-name="T26">return</text:span> (</text:p>
      <text:p text:style-name="P10">&lt;div&gt;</text:p>
      <text:p text:style-name="P3">This is an article <text:span text:style-name="T26">{</text:span>id<text:span text:style-name="T26">}</text:span></text:p>
      <text:p text:style-name="P10">&lt;/div&gt;</text:p>
      <text:p text:style-name="P3">)</text:p>
      <text:p text:style-name="P3">}</text:p>
      <text:p text:style-name="P12"/>
      <text:p text:style-name="P3"><text:span text:style-name="T26">export</text:span> <text:span text:style-name="T26">default</text:span> index</text:p>
      <text:p text:style-name="P3"/>
      <text:p text:style-name="P93"><text:span text:style-name="T1">Ali cemo ipak ova dva reda da zakomentarisemo ovako</text:span></text:p>
      <text:p text:style-name="P53"><text:span text:style-name="T20">const</text:span><text:span text:style-name="T15"> index = () </text:span><text:span text:style-name="T20">=&gt;</text:span><text:span text:style-name="T15"> {</text:span></text:p>
      <text:p text:style-name="P94">//const router = useRouter()</text:p>
      <text:p text:style-name="P94">//const {id} = router.query</text:p>
      <text:p text:style-name="P3"><text:span text:style-name="T26">return</text:span> (</text:p>
      <text:p text:style-name="P10">&lt;div&gt;</text:p>
      <text:p text:style-name="P93"><text:span text:style-name="T1"/></text:p>
      <text:p text:style-name="P2"><text:a xlink:type="simple" xlink:href="https://www.youtube.com/watch?v=mTz0GXj8NN0&amp;t=2566s" text:style-name="Internet_20_link" text:visited-style-name="Visited_20_Internet_20_Link"><text:span text:style-name="T13">42:46</text:span></text:a><text:span text:style-name="T10"> </text:span><text:span text:style-name="T1">- getServerSideProps() </text:span></text:p>
      <text:p text:style-name="P2"><text:span text:style-name="T1">pages/article/[id]/index.js </text:span></text:p>
      <text:p text:style-name="P96"><text:span text:style-name="T1">doteramo da ovako prikazuje lepo</text:span></text:p>
      <text:p text:style-name="P54"><text:span text:style-name="T20">import</text:span><text:span text:style-name="T15"> Link </text:span><text:span text:style-name="T20">from</text:span><text:span text:style-name="T15"> </text:span><text:span text:style-name="T22">'next/link'</text:span></text:p>
      <text:p text:style-name="P3"><text:span text:style-name="T26">import</text:span> { useRouter } <text:span text:style-name="T26">from</text:span> <text:span text:style-name="T28">'next/router'</text:span></text:p>
      <text:p text:style-name="P12"/>
      <text:p text:style-name="P3"><text:span text:style-name="T26">const</text:span> index = ({article}) <text:span text:style-name="T26">=&gt;</text:span> {</text:p>
      <text:p text:style-name="P94">//const router = useRouter()</text:p>
      <text:p text:style-name="P94">//const {id} = router.query</text:p>
      <text:p text:style-name="P3"><text:span text:style-name="T26">return</text:span> (</text:p>
      <text:p text:style-name="P10">&lt;&gt;</text:p>
      <text:p text:style-name="P3"><text:span text:style-name="T31">&lt;h1&gt;</text:span><text:span text:style-name="T26">{</text:span>article.title<text:span text:style-name="T26">}</text:span><text:span text:style-name="T31">&lt;/h1&gt;</text:span></text:p>
      <text:p text:style-name="P3"><text:span text:style-name="T31">&lt;p&gt;</text:span><text:span text:style-name="T26">{</text:span>article.body<text:span text:style-name="T26">}</text:span><text:span text:style-name="T31">&lt;/p&gt;</text:span></text:p>
      <text:p text:style-name="P3"><text:span text:style-name="T31">&lt;br</text:span> <text:span text:style-name="T31">/&gt;</text:span></text:p>
      <text:p text:style-name="P3"><text:span text:style-name="T31">&lt;Link</text:span> <text:span text:style-name="T32">href</text:span>=<text:span text:style-name="T28">'/'</text:span><text:span text:style-name="T31">&gt;</text:span>Go Back<text:span text:style-name="T31">&lt;/Link&gt;</text:span></text:p>
      <text:p text:style-name="P10">&lt;/&gt;</text:p>
      <text:p text:style-name="P3">)</text:p>
      <text:p text:style-name="P3">} </text:p>
      <text:p text:style-name="P12"/>
      <text:p text:style-name="P3"><text:span text:style-name="T26">export</text:span> <text:span text:style-name="T26">const</text:span> getServerSideProps = <text:span text:style-name="T26">async</text:span> (context) <text:span text:style-name="T26">=&gt;</text:span> {</text:p>
      <text:p text:style-name="P3"><text:span text:style-name="T26">const</text:span> res = <text:span text:style-name="T26">await</text:span> fetch(<text:span text:style-name="T28">`https://jsonplaceholder.typicode.com/posts/</text:span><text:span text:style-name="T26">${</text:span>context.params.id<text:span text:style-name="T26">}</text:span><text:span text:style-name="T28">`</text:span>)</text:p>
      <text:p text:style-name="P12"/>
      <text:p text:style-name="P3"><text:span text:style-name="T26">const</text:span> article = <text:span text:style-name="T26">await</text:span> res.json()</text:p>
      <text:p text:style-name="P12"/>
      <text:p text:style-name="P3"><text:span text:style-name="T26">return</text:span> {</text:p>
      <text:p text:style-name="P3">props: {</text:p>
      <text:p text:style-name="P3">article,</text:p>
      <text:p text:style-name="P3">},</text:p>
      <text:p text:style-name="P3">}</text:p>
      <text:p text:style-name="P3">}</text:p>
      <text:p text:style-name="P3"><text:span text:style-name="T26">export</text:span> <text:span text:style-name="T26">default</text:span> index</text:p>
      <text:p text:style-name="P3"/>
      <text:p text:style-name="P96"><text:span text:style-name="T1"/></text:p>
      <text:p text:style-name="P2"><text:soft-page-break/><text:a xlink:type="simple" xlink:href="https://www.youtube.com/watch?v=mTz0GXj8NN0&amp;t=2760s" text:style-name="Internet_20_link" text:visited-style-name="Visited_20_Internet_20_Link"><text:span text:style-name="T13">46:00</text:span></text:a><text:span text:style-name="T10"> </text:span><text:span text:style-name="T1">- getStaticPaths() </text:span></text:p>
      <text:p text:style-name="P2"><text:span text:style-name="T1">pages/article/[id]/index.js</text:span></text:p>
      <text:p text:style-name="P38"><text:span text:style-name="T20">export</text:span><text:span text:style-name="T15"> </text:span><text:span text:style-name="T20">const</text:span><text:span text:style-name="T15"> </text:span><text:span text:style-name="T16">getStaticProps</text:span><text:span text:style-name="T15"> = </text:span><text:span text:style-name="T20">async</text:span><text:span text:style-name="T15"> (context) </text:span><text:span text:style-name="T20">=&gt;</text:span><text:span text:style-name="T15"> {</text:span></text:p>
      <text:p text:style-name="P3"><text:span text:style-name="T26">const</text:span> res = <text:span text:style-name="T26">await</text:span> fetch(<text:span text:style-name="T28">`https://jsonplaceholder.typicode.com/posts/</text:span><text:span text:style-name="T26">${</text:span>context.params.id<text:span text:style-name="T26">}</text:span><text:span text:style-name="T28">`</text:span>)</text:p>
      <text:p text:style-name="P12"/>
      <text:p text:style-name="P81">con</text:p>
      <text:p text:style-name="P97"><text:span text:style-name="T1">Pa dodamo</text:span></text:p>
      <text:p text:style-name="P55"><text:span text:style-name="T20">export</text:span><text:span text:style-name="T15"> </text:span><text:span text:style-name="T20">const</text:span><text:span text:style-name="T15"> getStaticProps = </text:span><text:span text:style-name="T20">async</text:span><text:span text:style-name="T15"> (context) </text:span><text:span text:style-name="T20">=&gt;</text:span><text:span text:style-name="T15"> {</text:span></text:p>
      <text:p text:style-name="P3"><text:span text:style-name="T26">const</text:span> res = <text:span text:style-name="T26">await</text:span> fetch(<text:span text:style-name="T28">`https://jsonplaceholder.typicode.com/posts/</text:span><text:span text:style-name="T26">${</text:span>context.params.id<text:span text:style-name="T26">}</text:span><text:span text:style-name="T28">`</text:span>)</text:p>
      <text:p text:style-name="P12"/>
      <text:p text:style-name="P3"><text:span text:style-name="T26">const</text:span> article = <text:span text:style-name="T26">await</text:span> res.json()</text:p>
      <text:p text:style-name="P12"/>
      <text:p text:style-name="P3"><text:span text:style-name="T26">return</text:span> {</text:p>
      <text:p text:style-name="P3">props: {</text:p>
      <text:p text:style-name="P3">article,</text:p>
      <text:p text:style-name="P3">},</text:p>
      <text:p text:style-name="P3">}</text:p>
      <text:p text:style-name="P3">}</text:p>
      <text:p text:style-name="P68"><text:span text:style-name="T26">export</text:span> <text:span text:style-name="T26">const</text:span> getStaticPaths = <text:span text:style-name="T26">async</text:span> (context) <text:span text:style-name="T26">=&gt;</text:span> {</text:p>
      <text:p text:style-name="P68"><text:span text:style-name="T26">const</text:span> res = <text:span text:style-name="T26">await</text:span> fetch(<text:span text:style-name="T28">`https://jsonplaceholder.typicode.com/posts/`</text:span>)</text:p>
      <text:p text:style-name="P68"><text:span text:style-name="T26">const</text:span> article = <text:span text:style-name="T26">await</text:span> res.json()</text:p>
      <text:p text:style-name="P68">}</text:p>
      <text:p text:style-name="P3"><text:span text:style-name="T26">export</text:span> <text:span text:style-name="T26">default</text:span> index</text:p>
      <text:p text:style-name="P98"><text:span text:style-name="T1">I dovrsimo tako da nam daje za svaki post jednu stranicu sa tekstom</text:span></text:p>
      <text:p text:style-name="P56"><text:span text:style-name="T20">import</text:span><text:span text:style-name="T15"> Link </text:span><text:span text:style-name="T20">from</text:span><text:span text:style-name="T15"> </text:span><text:span text:style-name="T22">'next/link'</text:span></text:p>
      <text:p text:style-name="P3"><text:span text:style-name="T26">import</text:span> { useRouter } <text:span text:style-name="T26">from</text:span> <text:span text:style-name="T28">'next/router'</text:span></text:p>
      <text:p text:style-name="P12"/>
      <text:p text:style-name="P3"><text:span text:style-name="T26">const</text:span> index = ({article}) <text:span text:style-name="T26">=&gt;</text:span> {</text:p>
      <text:p text:style-name="P94">//const router = useRouter()</text:p>
      <text:p text:style-name="P94">//const {id} = router.query</text:p>
      <text:p text:style-name="P3"><text:span text:style-name="T26">return</text:span> (</text:p>
      <text:p text:style-name="P10">&lt;&gt;</text:p>
      <text:p text:style-name="P3"><text:span text:style-name="T31">&lt;h1&gt;</text:span><text:span text:style-name="T26">{</text:span>article.title<text:span text:style-name="T26">}</text:span><text:span text:style-name="T31">&lt;/h1&gt;</text:span></text:p>
      <text:p text:style-name="P3"><text:span text:style-name="T31">&lt;p&gt;</text:span><text:span text:style-name="T26">{</text:span>article.body<text:span text:style-name="T26">}</text:span><text:span text:style-name="T31">&lt;/p&gt;</text:span></text:p>
      <text:p text:style-name="P3"><text:span text:style-name="T31">&lt;br</text:span> <text:span text:style-name="T31">/&gt;</text:span></text:p>
      <text:p text:style-name="P3"><text:span text:style-name="T31">&lt;Link</text:span> <text:span text:style-name="T32">href</text:span>=<text:span text:style-name="T28">'/'</text:span><text:span text:style-name="T31">&gt;</text:span>Go Back<text:span text:style-name="T31">&lt;/Link&gt;</text:span></text:p>
      <text:p text:style-name="P10">&lt;/&gt;</text:p>
      <text:p text:style-name="P3">)</text:p>
      <text:p text:style-name="P3">} </text:p>
      <text:p text:style-name="P12"/>
      <text:p text:style-name="P3"><text:span text:style-name="T26">export</text:span> <text:span text:style-name="T26">const</text:span> getStaticProps = <text:span text:style-name="T26">async</text:span> (context) <text:span text:style-name="T26">=&gt;</text:span> {</text:p>
      <text:p text:style-name="P3"><text:span text:style-name="T26">const</text:span> res = <text:span text:style-name="T26">await</text:span> fetch(<text:span text:style-name="T28">`https://jsonplaceholder.typicode.com/posts/</text:span><text:span text:style-name="T26">${</text:span>context.params.id<text:span text:style-name="T26">}</text:span><text:span text:style-name="T28">`</text:span>)</text:p>
      <text:p text:style-name="P12"/>
      <text:p text:style-name="P3"><text:span text:style-name="T26">const</text:span> article = <text:span text:style-name="T26">await</text:span> res.json()</text:p>
      <text:p text:style-name="P12"/>
      <text:p text:style-name="P3"><text:span text:style-name="T26">return</text:span> {</text:p>
      <text:p text:style-name="P3">props: {</text:p>
      <text:p text:style-name="P3">article,</text:p>
      <text:p text:style-name="P3"><text:soft-page-break/>},</text:p>
      <text:p text:style-name="P3">}</text:p>
      <text:p text:style-name="P3">}</text:p>
      <text:p text:style-name="P68"><text:span text:style-name="T26">export</text:span> <text:span text:style-name="T26">const</text:span> getStaticPaths = <text:span text:style-name="T26">async</text:span> (context) <text:span text:style-name="T26">=&gt;</text:span> {</text:p>
      <text:p text:style-name="P68"><text:span text:style-name="T26">const</text:span> res = <text:span text:style-name="T26">await</text:span> fetch(<text:span text:style-name="T28">`https://jsonplaceholder.typicode.com/posts/`</text:span>)</text:p>
      <text:p text:style-name="P68"><text:span text:style-name="T26">const</text:span> articles = <text:span text:style-name="T26">await</text:span> res.json()</text:p>
      <text:p text:style-name="P68"><text:span text:style-name="T26">const</text:span> ids = articles.map(article <text:span text:style-name="T26">=&gt;</text:span>article.id)</text:p>
      <text:p text:style-name="P68"><text:span text:style-name="T26">const</text:span> paths = ids.map(id <text:span text:style-name="T26">=&gt;</text:span> ({params: {id:id.toString()}}))</text:p>
      <text:p text:style-name="P68"><text:span text:style-name="T26">return</text:span> {</text:p>
      <text:p text:style-name="P68">paths,</text:p>
      <text:p text:style-name="P68">fallback:<text:span text:style-name="T26">false</text:span></text:p>
      <text:p text:style-name="P68">}</text:p>
      <text:p text:style-name="P68">}</text:p>
      <text:p text:style-name="P3"><text:span text:style-name="T26">export</text:span> <text:span text:style-name="T26">default</text:span> index</text:p>
      <text:p text:style-name="P3"/>
      <text:p text:style-name="P98"><text:span text:style-name="T1"/></text:p>
      <text:p text:style-name="P2"><text:a xlink:type="simple" xlink:href="https://www.youtube.com/watch?v=mTz0GXj8NN0&amp;t=2987s" text:style-name="Internet_20_link" text:visited-style-name="Visited_20_Internet_20_Link"><text:span text:style-name="T13">49:47</text:span></text:a><text:span text:style-name="T10"> </text:span><text:span text:style-name="T1">- Export a Static Website </text:span></text:p>
      <text:p text:style-name="P2"><text:span text:style-name="T1">package.json</text:span></text:p>
      <text:p text:style-name="P99"><text:span text:style-name="T1">i samo dodamo</text:span></text:p>
      <text:p text:style-name="P57"><text:span text:style-name="T9">{</text:span></text:p>
      <text:p text:style-name="P3"><text:span text:style-name="T34">"name"</text:span>: <text:span text:style-name="T28">"next-crash-course"</text:span>,</text:p>
      <text:p text:style-name="P3"><text:span text:style-name="T34">"private"</text:span>: <text:span text:style-name="T26">true</text:span>,</text:p>
      <text:p text:style-name="P3"><text:span text:style-name="T34">"scripts"</text:span>: {</text:p>
      <text:p text:style-name="P3"><text:span text:style-name="T34">"dev"</text:span>: <text:span text:style-name="T28">"next dev"</text:span>,</text:p>
      <text:p text:style-name="P3"><text:span text:style-name="T34">"build"</text:span>: <text:span text:style-name="T28">"next build </text:span><text:span text:style-name="T29">&amp;&amp; export</text:span><text:span text:style-name="T28">"</text:span>,</text:p>
      <text:p text:style-name="P3"><text:span text:style-name="T34">"start"</text:span>: <text:span text:style-name="T28">"next start"</text:span>,</text:p>
      <text:p text:style-name="P3"><text:span text:style-name="T34">"lint"</text:span>: <text:span text:style-name="T28">"next lint"</text:span></text:p>
      <text:p text:style-name="P3">},</text:p>
      <text:p text:style-name="P3"><text:span text:style-name="T34">"dependencies"</text:span>: {</text:p>
      <text:p text:style-name="P3"><text:span text:style-name="T34">"next"</text:span>: <text:span text:style-name="T28">"12.0.7"</text:span>,</text:p>
      <text:p text:style-name="P3"><text:span text:style-name="T34">"react"</text:span>: <text:span text:style-name="T28">"17.0.2"</text:span>,</text:p>
      <text:p text:style-name="P3"><text:span text:style-name="T34">"react-dom"</text:span>: <text:span text:style-name="T28">"17.0.2"</text:span></text:p>
      <text:p text:style-name="P3">},</text:p>
      <text:p text:style-name="P3"><text:span text:style-name="T34">"devDependencies"</text:span>: {</text:p>
      <text:p text:style-name="P3"><text:span text:style-name="T34">"eslint"</text:span>: <text:span text:style-name="T28">"8.5.0"</text:span>,</text:p>
      <text:p text:style-name="P3"><text:span text:style-name="T34">"eslint-config-next"</text:span>: <text:span text:style-name="T28">"12.0.7"</text:span></text:p>
      <text:p text:style-name="P3">}</text:p>
      <text:p text:style-name="P3">}</text:p>
      <text:p text:style-name="P3"/>
      <text:p text:style-name="P100"><text:span text:style-name="T1">Ovo nesto ne radi</text:span></text:p>
      <text:p text:style-name="P100"><text:span text:style-name="T1"/></text:p>
      <text:p text:style-name="P2"><text:a xlink:type="simple" xlink:href="https://www.youtube.com/watch?v=mTz0GXj8NN0&amp;t=3198s" text:style-name="Internet_20_link" text:visited-style-name="Visited_20_Internet_20_Link"><text:span text:style-name="T13">53:18</text:span></text:a><text:span text:style-name="T10"> </text:span><text:span text:style-name="T1">- API Routes </text:span></text:p>
      <text:p text:style-name="P101"><text:span text:style-name="T1">Izbrisemo Hello.js i napravimo fajl pages/api/articles/index.js</text:span></text:p>
      <text:p text:style-name="P101"><text:span text:style-name="T1">A spolja unesemo tj. Napravimo novi fajl</text:span></text:p>
      <text:p text:style-name="P101"><text:span text:style-name="T1">data.js</text:span></text:p>
      <text:p text:style-name="P101"><text:span text:style-name="T1">i unesemo podatke sa githuba</text:span></text:p>
      <text:p text:style-name="P58"><text:span text:style-name="T20">export</text:span><text:span text:style-name="T15"> </text:span><text:span text:style-name="T20">const</text:span><text:span text:style-name="T15"> articles = [</text:span></text:p>
      <text:p text:style-name="P3">{</text:p>
      <text:p text:style-name="P3">id: <text:span text:style-name="T28">'1'</text:span>,</text:p>
      <text:p text:style-name="P3">title: <text:span text:style-name="T28">'GitHub introduces dark mode and auto-merge pull request'</text:span>,</text:p>
      <text:p text:style-name="P3">excerpt:</text:p>
      <text:p text:style-name="P3"><text:span text:style-name="T28">'GitHub today announced a bunch of new features at its virtual GitHub...'</text:span>,</text:p>
      <text:p text:style-name="P3"><text:soft-page-break/>body:</text:p>
      <text:p text:style-name="P3"><text:span text:style-name="T28">'GitHub today announced a bunch of new features at its virtual GitHub Universe conference including dark mode, auto-merge pull requests, and Enterprise Server 3.0. In the past couple of years, almost all major apps have rolled out a dark theme for its users, so why not GitHub?'</text:span>,</text:p>
      <text:p text:style-name="P3">},</text:p>
      <text:p text:style-name="P3">{</text:p>
      <text:p text:style-name="P3">id: <text:span text:style-name="T28">'2'</text:span>,</text:p>
      <text:p text:style-name="P3">title: <text:span text:style-name="T28">'What’s multi-cloud? And why should developers care?'</text:span>,</text:p>
      <text:p text:style-name="P3">excerpt: <text:span text:style-name="T28">'Most developers don’t care about multi-cloud. But they should...'</text:span>,</text:p>
      <text:p text:style-name="P3">body:</text:p>
      <text:p text:style-name="P3"><text:span text:style-name="T28">'Most developers don’t care about multi-cloud. But they should. Whether developers know it or not, their companies likely already have a multi-cloud environment. Multi-cloud is a strategy where a business selects different services from different cloud providers'</text:span>,</text:p>
      <text:p text:style-name="P3">},</text:p>
      <text:p text:style-name="P3">{</text:p>
      <text:p text:style-name="P3">id: <text:span text:style-name="T28">'3'</text:span>,</text:p>
      <text:p text:style-name="P3">title: <text:span text:style-name="T28">'Here is how to make your website more accessible'</text:span>,</text:p>
      <text:p text:style-name="P3">excerpt:</text:p>
      <text:p text:style-name="P3"><text:span text:style-name="T28">'An accessible website is one that’s optimized for all people, including those with disabilities...'</text:span>,</text:p>
      <text:p text:style-name="P3">body:</text:p>
      <text:p text:style-name="P3"><text:span text:style-name="T28">'There are many things to consider when setting up a website, and accessibility is one factor that can sometimes be overlooked. An accessible website is one that’s optimized for all people, including those with impaired vision or hearing, motor difficulties, or learning disabilities'</text:span>,</text:p>
      <text:p text:style-name="P3">},</text:p>
      <text:p text:style-name="P3">{</text:p>
      <text:p text:style-name="P3">id: <text:span text:style-name="T28">'4'</text:span>,</text:p>
      <text:p text:style-name="P3">title: <text:span text:style-name="T28">'Why open ecosystems are the future of app development'</text:span>,</text:p>
      <text:p text:style-name="P3">excerpt:</text:p>
      <text:p text:style-name="P3"><text:span text:style-name="T28">'When app stores entered the mainstream tech culture, they exposed developers to an audience of millions...'</text:span>,</text:p>
      <text:p text:style-name="P3">body:</text:p>
      <text:p text:style-name="P3"><text:span text:style-name="T28">'We can’t get enough of our mobile apps. There were 204 billion apps downloads last year, and that number is rising in 2020. When app stores entered the mainstream tech culture, they exposed developers to an audience of millions who were keen to adopt the innovative capabilities'</text:span>,</text:p>
      <text:p text:style-name="P3">},</text:p>
      <text:p text:style-name="P3">]</text:p>
      <text:p text:style-name="P102"><text:span text:style-name="T1">Pa se vratimo na pages/api/articles/index.js</text:span></text:p>
      <text:p text:style-name="P59"><text:span text:style-name="T20">import</text:span><text:span text:style-name="T15"> { articles } </text:span><text:span text:style-name="T20">from</text:span><text:span text:style-name="T15"> </text:span><text:span text:style-name="T22">"../../../data"</text:span><text:span text:style-name="T15">;</text:span></text:p>
      <text:p text:style-name="P12"/>
      <text:p text:style-name="P3"><text:span text:style-name="T26">export</text:span> <text:span text:style-name="T26">default</text:span> <text:span text:style-name="T26">function</text:span> handler(req, res){</text:p>
      <text:p text:style-name="P3">res.status(<text:span text:style-name="T33">200</text:span>).json(articles)</text:p>
      <text:p text:style-name="P3">}</text:p>
      <text:p text:style-name="P102"><text:span text:style-name="T1">Pa ako odemo na </text:span><text:a xlink:type="simple" xlink:href="http://localhost:3000/api/articles" text:style-name="Internet_20_link" text:visited-style-name="Visited_20_Internet_20_Link">http://localhost:3000/api/articles</text:a></text:p>
      <text:p text:style-name="P102"><text:span text:style-name="T1">onda vidimo sve sta je u onoj datoteci.</text:span></text:p>
      <text:p text:style-name="P102"><text:span text:style-name="T1"/></text:p>
      <text:p text:style-name="P102"><text:span text:style-name="T1">Pa napravimo nov fajl pages/api/articles/[id].js</text:span></text:p>
      <text:p text:style-name="P102"><text:span text:style-name="T1">pages/api/articles/[id].js</text:span></text:p>
      <text:p text:style-name="P59"><text:span text:style-name="T20">import</text:span><text:span text:style-name="T15"> { articles } </text:span><text:span text:style-name="T20">from</text:span><text:span text:style-name="T15"> </text:span><text:span text:style-name="T22">'../../../data'</text:span></text:p>
      <text:p text:style-name="P12"><text:soft-page-break/></text:p>
      <text:p text:style-name="P3"><text:span text:style-name="T26">export</text:span> <text:span text:style-name="T26">default</text:span> <text:span text:style-name="T26">function</text:span> handler({ query: { id } }, res) {</text:p>
      <text:p text:style-name="P3"><text:span text:style-name="T26">const</text:span> filtered = articles.filter((article) <text:span text:style-name="T26">=&gt;</text:span> article.id === id)</text:p>
      <text:p text:style-name="P12"/>
      <text:p text:style-name="P3"><text:span text:style-name="T26">if</text:span> (filtered.length &gt; <text:span text:style-name="T33">0</text:span>) {</text:p>
      <text:p text:style-name="P3">res.status(<text:span text:style-name="T33">200</text:span>).json(filtered[<text:span text:style-name="T33">0</text:span>])</text:p>
      <text:p text:style-name="P3">} <text:span text:style-name="T26">else</text:span> {</text:p>
      <text:p text:style-name="P3">res</text:p>
      <text:p text:style-name="P3">.status(<text:span text:style-name="T33">404</text:span>)</text:p>
      <text:p text:style-name="P3">.json({ message: <text:span text:style-name="T28">`Article with the id of </text:span><text:span text:style-name="T26">${</text:span>id<text:span text:style-name="T26">}</text:span><text:span text:style-name="T28"> is not found`</text:span> })</text:p>
      <text:p text:style-name="P3">}</text:p>
      <text:p text:style-name="P3">}</text:p>
      <text:p text:style-name="P103"><text:span text:style-name="T1">Pa kad se ode na adresu </text:span><text:a xlink:type="simple" xlink:href="http://localhost:3000/api/articles/1" text:style-name="Internet_20_link" text:visited-style-name="Visited_20_Internet_20_Link">http://localhost:3000/api/articles/1</text:a></text:p>
      <text:p text:style-name="P103"><text:span text:style-name="T1">onda se vidi artical 1.</text:span></text:p>
      <text:p text:style-name="P60"><text:span text:style-name="T20">import</text:span><text:span text:style-name="T15"> Head </text:span><text:span text:style-name="T20">from</text:span><text:span text:style-name="T15"> </text:span><text:span text:style-name="T22">'next/head'</text:span></text:p>
      <text:p text:style-name="P3"><text:span text:style-name="T26">import</text:span> Image <text:span text:style-name="T26">from</text:span> <text:span text:style-name="T28">'next/image'</text:span></text:p>
      <text:p text:style-name="P3"><text:span text:style-name="T26">import</text:span> styles <text:span text:style-name="T26">from</text:span> <text:span text:style-name="T28">'../styles/Layout.module.css'</text:span></text:p>
      <text:p text:style-name="P3"><text:span text:style-name="T26">import</text:span> ArticleList <text:span text:style-name="T26">from</text:span> <text:span text:style-name="T28">'../components/ArticleList'</text:span></text:p>
      <text:p text:style-name="P12"/>
      <text:p text:style-name="P3"><text:span text:style-name="T26">export</text:span> <text:span text:style-name="T26">default</text:span> <text:span text:style-name="T26">function</text:span> Home({articles}) {</text:p>
      <text:p text:style-name="P3">console.log(articles)</text:p>
      <text:p text:style-name="P3"><text:span text:style-name="T26">return</text:span> (</text:p>
      <text:p text:style-name="P3"><text:span text:style-name="T31">&lt;div</text:span> <text:span text:style-name="T31">&gt;</text:span></text:p>
      <text:p text:style-name="P10">&lt;Head&gt;</text:p>
      <text:p text:style-name="P3"><text:span text:style-name="T31">&lt;title&gt;</text:span> WebDEv News<text:span text:style-name="T31">&lt;/title&gt;</text:span></text:p>
      <text:p text:style-name="P3"><text:span text:style-name="T31">&lt;meta</text:span> <text:span text:style-name="T32">name</text:span>=<text:span text:style-name="T28">'keywords'</text:span> <text:span text:style-name="T32">content</text:span>=<text:span text:style-name="T28">'web development, programming'</text:span><text:span text:style-name="T31">/&gt;</text:span></text:p>
      <text:p text:style-name="P10">&lt;/Head&gt;</text:p>
      <text:p text:style-name="P3"><text:span text:style-name="T31">&lt;ArticleList</text:span> <text:span text:style-name="T32">articles</text:span>=<text:span text:style-name="T26">{</text:span>articles<text:span text:style-name="T26">}</text:span> <text:span text:style-name="T31">/&gt;</text:span></text:p>
      <text:p text:style-name="P10">&lt;/div&gt;</text:p>
      <text:p text:style-name="P3">)</text:p>
      <text:p text:style-name="P3">}</text:p>
      <text:p text:style-name="P12"/>
      <text:p text:style-name="P69"><text:span text:style-name="T26">export</text:span> <text:span text:style-name="T26">const</text:span> getStaticProps = <text:span text:style-name="T26">async</text:span> () <text:span text:style-name="T26">=&gt;</text:span> {</text:p>
      <text:p text:style-name="P69"><text:span text:style-name="T26">const</text:span> res = <text:span text:style-name="T26">await</text:span> fetch(<text:span text:style-name="T28">`/api/articles`</text:span>)</text:p>
      <text:p text:style-name="P69"><text:span text:style-name="T26">const</text:span> articles = <text:span text:style-name="T26">await</text:span> res.json()</text:p>
      <text:p text:style-name="P105"/>
      <text:p text:style-name="P69"><text:span text:style-name="T26">return</text:span> {</text:p>
      <text:p text:style-name="P69">props: {</text:p>
      <text:p text:style-name="P69">articles,</text:p>
      <text:p text:style-name="P69">},</text:p>
      <text:p text:style-name="P69">}</text:p>
      <text:p text:style-name="P69">}</text:p>
      <text:p text:style-name="P12"/>
      <text:p text:style-name="P94">// export const getStaticProps = async () =&gt; {</text:p>
      <text:p text:style-name="P94">// const res = await fetch(`https://jsonplaceholder.typicode.com/posts?_limit=6`)</text:p>
      <text:p text:style-name="P94">// const articles = await res.json()</text:p>
      <text:p text:style-name="P12"/>
      <text:p text:style-name="P94">// return {</text:p>
      <text:p text:style-name="P94">// props: {</text:p>
      <text:p text:style-name="P94">// articles,</text:p>
      <text:p text:style-name="P94">// },</text:p>
      <text:p text:style-name="P94"><text:soft-page-break/>// }</text:p>
      <text:p text:style-name="P94">// }</text:p>
      <text:p text:style-name="P61">I kada odemo na </text:p>
      <text:p text:style-name="P103"><text:span text:style-name="T1"/></text:p>
      <text:p text:style-name="P2"><text:a xlink:type="simple" xlink:href="https://www.youtube.com/watch?v=mTz0GXj8NN0&amp;t=3564s" text:style-name="Internet_20_link" text:visited-style-name="Visited_20_Internet_20_Link"><text:span text:style-name="T13">59:24</text:span></text:a><text:span text:style-name="T10"> </text:span><text:span text:style-name="T1">- Using the API Data </text:span></text:p>
      <text:p text:style-name="P2"><text:span text:style-name="T1">pages/index.js</text:span></text:p>
      <text:p text:style-name="P104"><text:span text:style-name="T1">i nesto zakomentarisemo a nesto promenimo</text:span></text:p>
      <text:p text:style-name="P104"><text:a xlink:type="simple" xlink:href="http://localhost:3000/" text:style-name="Internet_20_link" text:visited-style-name="Visited_20_Internet_20_Link"><text:span text:style-name="T1">http://localhost:3000/</text:span></text:a></text:p>
      <text:p text:style-name="P104"><text:span text:style-name="T1">javi nam gresku</text:span></text:p>
      <text:h text:style-name="P15" text:outline-level="1"><text:bookmark text:name="nextjs__container_errors_label"/><text:span text:style-name="T35">Server Error</text:span></text:h>
      <text:p text:style-name="P111"><text:bookmark text:name="nextjs__container_errors_desc"/>TypeError: Only absolute URLs are supported</text:p>
      <text:p text:style-name="P104"><text:span text:style-name="T1">Sto znaci da mora adresa, a to cemo sada da sredimo</text:span></text:p>
      <text:p text:style-name="P104"><text:span text:style-name="T1">Napravimo novi folder kao kod Laravela </text:span><text:span text:style-name="T4">config</text:span></text:p>
      <text:p text:style-name="P104"><text:span text:style-name="T1">i u njemu config/index.js</text:span></text:p>
      <text:p text:style-name="P62"><text:span text:style-name="T20">const</text:span><text:span text:style-name="T15"> dev = process.env.NODE_ENV !==</text:span><text:span text:style-name="T22">'production'</text:span></text:p>
      <text:p text:style-name="P12"/>
      <text:p text:style-name="P3"><text:span text:style-name="T26">export</text:span> <text:span text:style-name="T26">const</text:span> server = dev ? <text:span text:style-name="T28">'http://localhost:3000'</text:span> : <text:span text:style-name="T28">'https://yourwebsite.com'</text:span></text:p>
      <text:p text:style-name="P104"><text:span text:style-name="T1"/></text:p>
      <text:p text:style-name="P106"><text:span text:style-name="T1">Pa se ode u pages/index.js</text:span></text:p>
      <text:p text:style-name="P106"><text:span text:style-name="T1">i doda par redova za server </text:span></text:p>
      <text:p text:style-name="P70"><text:span text:style-name="T21">import</text:span><text:span text:style-name="T17"> {server} </text:span><text:span text:style-name="T21">from</text:span><text:span text:style-name="T17"> </text:span><text:span text:style-name="T23">'../config'</text:span></text:p>
      <text:p text:style-name="P3"><text:span text:style-name="T26">import</text:span> Head <text:span text:style-name="T26">from</text:span> <text:span text:style-name="T28">'next/head'</text:span></text:p>
      <text:p text:style-name="P106"><text:span text:style-name="T1"/></text:p>
      <text:p text:style-name="P106"><text:span text:style-name="T1">…………</text:span></text:p>
      <text:p text:style-name="P63"><text:span text:style-name="T20">export</text:span><text:span text:style-name="T15"> </text:span><text:span text:style-name="T20">const</text:span><text:span text:style-name="T15"> getStaticProps = </text:span><text:span text:style-name="T20">async</text:span><text:span text:style-name="T15"> () </text:span><text:span text:style-name="T20">=&gt;</text:span><text:span text:style-name="T15"> {</text:span></text:p>
      <text:p text:style-name="P71"><text:span text:style-name="T26">const</text:span> res = <text:span text:style-name="T26">await</text:span> fetch(<text:span text:style-name="T28">`</text:span><text:span text:style-name="T26">${</text:span>server<text:span text:style-name="T26">}</text:span><text:span text:style-name="T28">/api/articles`</text:span>)</text:p>
      <text:p text:style-name="P3"><text:span text:style-name="T26">const</text:span> a</text:p>
      <text:p text:style-name="P107"><text:span text:style-name="T1">I sada radi a moze da se deploy bilo gde</text:span></text:p>
      <text:p text:style-name="P107"><text:span text:style-name="T1">Mada kad se klikne vuce podatke i dalje sa jsonplaceholder pa zato mora jos malo</text:span></text:p>
      <text:p text:style-name="P107"><text:span text:style-name="T1">Zato sto i dalje u ovom fajlu pages/article/[id]/index.js</text:span></text:p>
      <text:p text:style-name="P107"><text:span text:style-name="T1">i dalje se vuce iz jsonplaceholder</text:span></text:p>
      <text:p text:style-name="P107"><text:span text:style-name="T1">Pa prvo iskopiramo a zatim zakomentarisemo ovako</text:span></text:p>
      <text:p text:style-name="P64"><text:span text:style-name="T20">import</text:span><text:span text:style-name="T15"> Link </text:span><text:span text:style-name="T20">from</text:span><text:span text:style-name="T15"> </text:span><text:span text:style-name="T22">'next/link'</text:span></text:p>
      <text:p text:style-name="P3"><text:span text:style-name="T26">import</text:span> { useRouter } <text:span text:style-name="T26">from</text:span> <text:span text:style-name="T28">'next/router'</text:span></text:p>
      <text:p text:style-name="P12"/>
      <text:p text:style-name="P3"><text:span text:style-name="T26">const</text:span> index = ({article}) <text:span text:style-name="T26">=&gt;</text:span> {</text:p>
      <text:p text:style-name="P94">//const router = useRouter()</text:p>
      <text:p text:style-name="P94">//const {id} = router.query</text:p>
      <text:p text:style-name="P3"><text:span text:style-name="T26">return</text:span> (</text:p>
      <text:p text:style-name="P10">&lt;&gt;</text:p>
      <text:p text:style-name="P3"><text:span text:style-name="T31">&lt;h1&gt;</text:span><text:span text:style-name="T26">{</text:span>article.title<text:span text:style-name="T26">}</text:span><text:span text:style-name="T31">&lt;/h1&gt;</text:span></text:p>
      <text:p text:style-name="P3"><text:span text:style-name="T31">&lt;p&gt;</text:span><text:span text:style-name="T26">{</text:span>article.body<text:span text:style-name="T26">}</text:span><text:span text:style-name="T31">&lt;/p&gt;</text:span></text:p>
      <text:p text:style-name="P3"><text:span text:style-name="T31">&lt;br</text:span> <text:span text:style-name="T31">/&gt;</text:span></text:p>
      <text:p text:style-name="P3"><text:span text:style-name="T31">&lt;Link</text:span> <text:span text:style-name="T32">href</text:span>=<text:span text:style-name="T28">'/'</text:span><text:span text:style-name="T31">&gt;</text:span>Go Back<text:span text:style-name="T31">&lt;/Link&gt;</text:span></text:p>
      <text:p text:style-name="P10">&lt;/&gt;</text:p>
      <text:p text:style-name="P3">)</text:p>
      <text:p text:style-name="P3">} </text:p>
      <text:p text:style-name="P3"><text:span text:style-name="T26">export</text:span> <text:span text:style-name="T26">const</text:span> getStaticProps = <text:span text:style-name="T26">async</text:span> (context) <text:span text:style-name="T26">=&gt;</text:span> {</text:p>
      <text:p text:style-name="P3"><text:span text:style-name="T26">const</text:span> res = <text:span text:style-name="T26">await</text:span> fetch(<text:span text:style-name="T28">`https://jsonplaceholder.typicode.com/posts/</text:span><text:span text:style-name="T26">${</text:span>context.params.id<text:span text:style-name="T26">}</text:span><text:span text:style-name="T28">`</text:span>)</text:p>
      <text:p text:style-name="P3"><text:span text:style-name="T26">const</text:span> article = <text:span text:style-name="T26">await</text:span> res.json()</text:p>
      <text:p text:style-name="P3"><text:span text:style-name="T26">return</text:span> {</text:p>
      <text:p text:style-name="P3"><text:soft-page-break/>props: {</text:p>
      <text:p text:style-name="P3">article,</text:p>
      <text:p text:style-name="P3">},</text:p>
      <text:p text:style-name="P3">}</text:p>
      <text:p text:style-name="P3">}</text:p>
      <text:p text:style-name="P3"><text:span text:style-name="T26">export</text:span> <text:span text:style-name="T26">const</text:span> getStaticPaths = <text:span text:style-name="T26">async</text:span> (context) <text:span text:style-name="T26">=&gt;</text:span> {</text:p>
      <text:p text:style-name="P3"><text:span text:style-name="T26">const</text:span> res = <text:span text:style-name="T26">await</text:span> fetch(<text:span text:style-name="T28">`https://jsonplaceholder.typicode.com/posts/`</text:span>)</text:p>
      <text:p text:style-name="P3"><text:span text:style-name="T26">const</text:span> articles = <text:span text:style-name="T26">await</text:span> res.json()</text:p>
      <text:p text:style-name="P3"><text:span text:style-name="T26">const</text:span> ids = articles.map(article <text:span text:style-name="T26">=&gt;</text:span>article.id)</text:p>
      <text:p text:style-name="P3"><text:span text:style-name="T26">const</text:span> paths = ids.map(id <text:span text:style-name="T26">=&gt;</text:span> ({params: {id:id.toString()}}))</text:p>
      <text:p text:style-name="P3"><text:span text:style-name="T26">return</text:span> {</text:p>
      <text:p text:style-name="P3">paths,</text:p>
      <text:p text:style-name="P3">fallback:<text:span text:style-name="T26">false</text:span></text:p>
      <text:p text:style-name="P3">}</text:p>
      <text:p text:style-name="P3">}</text:p>
      <text:p text:style-name="P109"/>
      <text:p text:style-name="P94">//export const getStaticProps = async (context) =&gt; {</text:p>
      <text:p text:style-name="P94">// const res = await fetch(`https://jsonplaceholder.typicode.com/posts/${context.params.id}`)</text:p>
      <text:p text:style-name="P12"/>
      <text:p text:style-name="P94">// const article = await res.json()</text:p>
      <text:p text:style-name="P12"/>
      <text:p text:style-name="P94">//return {</text:p>
      <text:p text:style-name="P94">// props: {</text:p>
      <text:p text:style-name="P94">// article,</text:p>
      <text:p text:style-name="P94">// },</text:p>
      <text:p text:style-name="P94">// }</text:p>
      <text:p text:style-name="P94">//}</text:p>
      <text:p text:style-name="P94">//export const getStaticPaths = async (context) =&gt; {</text:p>
      <text:p text:style-name="P94">// const res = await fetch(`https://jsonplaceholder.typicode.com/posts/`)</text:p>
      <text:p text:style-name="P94">// const articles = await res.json()</text:p>
      <text:p text:style-name="P94">// const ids = articles.map(article =&gt;article.id)</text:p>
      <text:p text:style-name="P94">// const paths = ids.map(id =&gt; ({params: {id:id.toString()}}))</text:p>
      <text:p text:style-name="P94">// return {</text:p>
      <text:p text:style-name="P94">// paths,</text:p>
      <text:p text:style-name="P94">// fallback:false</text:p>
      <text:p text:style-name="P94">// }</text:p>
      <text:p text:style-name="P94">//}</text:p>
      <text:p text:style-name="P3"><text:span text:style-name="T26">export</text:span> <text:span text:style-name="T26">default</text:span> index</text:p>
      <text:p text:style-name="P3"/>
      <text:p text:style-name="P108"><text:span text:style-name="T1">Pa umesto jsonplaceholder idemo da ubacimo server</text:span></text:p>
      <text:p text:style-name="P65"><text:span text:style-name="T20">import</text:span><text:span text:style-name="T15"> {server } </text:span><text:span text:style-name="T20">from</text:span><text:span text:style-name="T15"> </text:span><text:span text:style-name="T22">'../../../config'</text:span></text:p>
      <text:p text:style-name="P3"><text:span text:style-name="T26">import</text:span> Link <text:span text:style-name="T26">from</text:span> <text:span text:style-name="T28">'next/link'</text:span></text:p>
      <text:p text:style-name="P3"><text:span text:style-name="T26">import</text:span> { useRouter } <text:span text:style-name="T26">from</text:span> <text:span text:style-name="T28">'next/router'</text:span></text:p>
      <text:p text:style-name="P12"/>
      <text:p text:style-name="P3"><text:span text:style-name="T26">const</text:span> index = ({article}) <text:span text:style-name="T26">=&gt;</text:span> {</text:p>
      <text:p text:style-name="P94">//const router = useRouter()</text:p>
      <text:p text:style-name="P94">//const {id} = router.query</text:p>
      <text:p text:style-name="P3"><text:span text:style-name="T26">return</text:span> (</text:p>
      <text:p text:style-name="P10">&lt;&gt;</text:p>
      <text:p text:style-name="P3"><text:soft-page-break/><text:span text:style-name="T31">&lt;h1&gt;</text:span><text:span text:style-name="T26">{</text:span>article.title<text:span text:style-name="T26">}</text:span><text:span text:style-name="T31">&lt;/h1&gt;</text:span></text:p>
      <text:p text:style-name="P3"><text:span text:style-name="T31">&lt;p&gt;</text:span><text:span text:style-name="T26">{</text:span>article.body<text:span text:style-name="T26">}</text:span><text:span text:style-name="T31">&lt;/p&gt;</text:span></text:p>
      <text:p text:style-name="P3"><text:span text:style-name="T31">&lt;br</text:span> <text:span text:style-name="T31">/&gt;</text:span></text:p>
      <text:p text:style-name="P3"><text:span text:style-name="T31">&lt;Link</text:span> <text:span text:style-name="T32">href</text:span>=<text:span text:style-name="T28">'/'</text:span><text:span text:style-name="T31">&gt;</text:span>Go Back<text:span text:style-name="T31">&lt;/Link&gt;</text:span></text:p>
      <text:p text:style-name="P10">&lt;/&gt;</text:p>
      <text:p text:style-name="P3">)</text:p>
      <text:p text:style-name="P3">} </text:p>
      <text:p text:style-name="P3"><text:span text:style-name="T26">export</text:span> <text:span text:style-name="T26">const</text:span> getStaticProps = <text:span text:style-name="T26">async</text:span> (context) <text:span text:style-name="T26">=&gt;</text:span> {</text:p>
      <text:p text:style-name="P3"><text:span text:style-name="T26">const</text:span> res = <text:span text:style-name="T26">await</text:span> fetch(<text:span text:style-name="T28">`</text:span><text:span text:style-name="T27">${</text:span><text:span text:style-name="T36">server</text:span><text:span text:style-name="T27">}</text:span><text:span text:style-name="T30">/api/articles/</text:span><text:span text:style-name="T27">${</text:span><text:span text:style-name="T36">context.params.id</text:span><text:span text:style-name="T27">}</text:span><text:span text:style-name="T30">`</text:span><text:span text:style-name="T36">)</text:span></text:p>
      <text:p text:style-name="P3"><text:span text:style-name="T26">const</text:span> article = <text:span text:style-name="T26">await</text:span> res.json()</text:p>
      <text:p text:style-name="P3"><text:span text:style-name="T26">return</text:span> {</text:p>
      <text:p text:style-name="P3">props: {</text:p>
      <text:p text:style-name="P3">article,</text:p>
      <text:p text:style-name="P3">},</text:p>
      <text:p text:style-name="P3">}</text:p>
      <text:p text:style-name="P3">}</text:p>
      <text:p text:style-name="P3"><text:span text:style-name="T26">export</text:span> <text:span text:style-name="T26">const</text:span> getStaticPaths = <text:span text:style-name="T26">async</text:span> (context) <text:span text:style-name="T26">=&gt;</text:span> {</text:p>
      <text:p text:style-name="P3"><text:span text:style-name="T26">const</text:span> res = <text:span text:style-name="T26">await</text:span> fetch(<text:span text:style-name="T28">`</text:span><text:span text:style-name="T27">${</text:span><text:span text:style-name="T36">server</text:span><text:span text:style-name="T27">}</text:span><text:span text:style-name="T30">/api/articles/`</text:span><text:span text:style-name="T36">)</text:span></text:p>
      <text:p text:style-name="P3"><text:span text:style-name="T26">const</text:span> articles = <text:span text:style-name="T26">await</text:span> res.json()</text:p>
      <text:p text:style-name="P3"><text:span text:style-name="T26">const</text:span> ids = articles.map(article <text:span text:style-name="T26">=&gt;</text:span>article.id)</text:p>
      <text:p text:style-name="P3"><text:span text:style-name="T26">const</text:span> paths = ids.map(id <text:span text:style-name="T26">=&gt;</text:span> ({params: {id:id.toString()}}))</text:p>
      <text:p text:style-name="P3"><text:span text:style-name="T26">return</text:span> {</text:p>
      <text:p text:style-name="P3">paths,</text:p>
      <text:p text:style-name="P3">fallback:<text:span text:style-name="T26">false</text:span></text:p>
      <text:p text:style-name="P3">}</text:p>
      <text:p text:style-name="P3">}</text:p>
      <text:p text:style-name="P109"/>
      <text:p text:style-name="P94">//export const getStaticProps = async (context) =&gt; {</text:p>
      <text:p text:style-name="P94">// const res = await fetch(`https://jsonplaceholder.typicode.com/posts/${context.params.id}`)</text:p>
      <text:p text:style-name="P12"/>
      <text:p text:style-name="P94">// const article = await res.json()</text:p>
      <text:p text:style-name="P12"/>
      <text:p text:style-name="P94">//return {</text:p>
      <text:p text:style-name="P94">// props: {</text:p>
      <text:p text:style-name="P94">// article,</text:p>
      <text:p text:style-name="P94">// },</text:p>
      <text:p text:style-name="P94">// }</text:p>
      <text:p text:style-name="P94">//}</text:p>
      <text:p text:style-name="P94">//export const getStaticPaths = async (context) =&gt; {</text:p>
      <text:p text:style-name="P94">// const res = await fetch(`https://jsonplaceholder.typicode.com/posts/`)</text:p>
      <text:p text:style-name="P94">// const articles = await res.json()</text:p>
      <text:p text:style-name="P94">// const ids = articles.map(article =&gt;article.id)</text:p>
      <text:p text:style-name="P94">// const paths = ids.map(id =&gt; ({params: {id:id.toString()}}))</text:p>
      <text:p text:style-name="P94">// return {</text:p>
      <text:p text:style-name="P94">// paths,</text:p>
      <text:p text:style-name="P94">// fallback:false</text:p>
      <text:p text:style-name="P94">// }</text:p>
      <text:p text:style-name="P94">//}</text:p>
      <text:p text:style-name="P3"><text:span text:style-name="T26">export</text:span> <text:span text:style-name="T26">default</text:span> index</text:p>
      <text:p text:style-name="P66"><text:soft-page-break/>I sve radi.</text:p>
      <text:p text:style-name="P66"/>
      <text:p text:style-name="P108"><text:span text:style-name="T1"/></text:p>
      <text:p text:style-name="P2"><text:a xlink:type="simple" xlink:href="https://www.youtube.com/watch?v=mTz0GXj8NN0&amp;t=3828s" text:style-name="Internet_20_link" text:visited-style-name="Visited_20_Internet_20_Link"><text:span text:style-name="T13">1:03:48</text:span></text:a><text:span text:style-name="T10"> </text:span><text:span text:style-name="T1">- Custom Meta Component</text:span></text:p>
      <text:p text:style-name="P16"/>
      <text:p text:style-name="P19">Umesto da svuda stavljamo Meta podatke to mozemo i ovako</text:p>
      <text:p text:style-name="P19">components/Meta.js</text:p>
      <text:p text:style-name="P25"><text:span text:style-name="T26">import</text:span> Head <text:span text:style-name="T26">from</text:span> <text:span text:style-name="T28">"next/head"</text:span></text:p>
      <text:p text:style-name="P12"/>
      <text:p text:style-name="P3"><text:span text:style-name="T26">const</text:span> Meta = ({title, keywords, description}) <text:span text:style-name="T26">=&gt;</text:span> {</text:p>
      <text:p text:style-name="P3"><text:span text:style-name="T26">return</text:span> (</text:p>
      <text:p text:style-name="P10">&lt;Head&gt;</text:p>
      <text:p text:style-name="P3"><text:span text:style-name="T31">&lt;meta</text:span> <text:span text:style-name="T32">name</text:span>=<text:span text:style-name="T28">'viewport'</text:span> <text:span text:style-name="T32">content</text:span>=<text:span text:style-name="T28">'width=device-width, initial-scale=1'</text:span> <text:span text:style-name="T31">/&gt;</text:span></text:p>
      <text:p text:style-name="P3"><text:span text:style-name="T31">&lt;meta</text:span> <text:span text:style-name="T32">name</text:span>=<text:span text:style-name="T28">'keywords'</text:span> <text:span text:style-name="T32">content</text:span>=<text:span text:style-name="T26">{</text:span>keywords<text:span text:style-name="T26">}</text:span> <text:span text:style-name="T31">/&gt;</text:span></text:p>
      <text:p text:style-name="P3"><text:span text:style-name="T31">&lt;meta</text:span> <text:span text:style-name="T32">name</text:span>=<text:span text:style-name="T28">'description'</text:span> <text:span text:style-name="T32">content</text:span>=<text:span text:style-name="T26">{</text:span>description<text:span text:style-name="T26">}</text:span> <text:span text:style-name="T31">/&gt;</text:span></text:p>
      <text:p text:style-name="P3"><text:span text:style-name="T31">&lt;meta</text:span> <text:span text:style-name="T32">charSet</text:span>=<text:span text:style-name="T28">'utf-8'</text:span> <text:span text:style-name="T31">/&gt;</text:span></text:p>
      <text:p text:style-name="P3"><text:span text:style-name="T31">&lt;link</text:span> <text:span text:style-name="T32">rel</text:span>=<text:span text:style-name="T28">'icon'</text:span> <text:span text:style-name="T32">href</text:span>=<text:span text:style-name="T28">'/favicon.ico'</text:span> <text:span text:style-name="T31">/&gt;</text:span></text:p>
      <text:p text:style-name="P3"><text:span text:style-name="T31">&lt;title&gt;</text:span><text:span text:style-name="T26">{</text:span>title<text:span text:style-name="T26">}</text:span><text:span text:style-name="T31">&lt;/title&gt;</text:span></text:p>
      <text:p text:style-name="P10">&lt;/Head&gt;</text:p>
      <text:p text:style-name="P3">)</text:p>
      <text:p text:style-name="P3">}</text:p>
      <text:p text:style-name="P12"/>
      <text:p text:style-name="P3"><text:span text:style-name="T26">export</text:span> <text:span text:style-name="T26">default</text:span> Meta</text:p>
      <text:p text:style-name="P3"/>
      <text:p text:style-name="P20">Pa jos specificno za ovu stranicu</text:p>
      <text:p text:style-name="P20">components/Meta.js</text:p>
      <text:p text:style-name="P26"><text:span text:style-name="T26">import</text:span> Head <text:span text:style-name="T26">from</text:span> <text:span text:style-name="T28">'next/head'</text:span></text:p>
      <text:p text:style-name="P12"/>
      <text:p text:style-name="P3"><text:span text:style-name="T26">const</text:span> Meta = ({ title, keywords, description }) <text:span text:style-name="T26">=&gt;</text:span> {</text:p>
      <text:p text:style-name="P3"><text:span text:style-name="T26">return</text:span> (</text:p>
      <text:p text:style-name="P10">&lt;Head&gt;</text:p>
      <text:p text:style-name="P3"><text:span text:style-name="T31">&lt;meta</text:span> <text:span text:style-name="T32">name</text:span>=<text:span text:style-name="T28">'viewport'</text:span> <text:span text:style-name="T32">content</text:span>=<text:span text:style-name="T28">'width=device-width, initial-scale=1'</text:span> <text:span text:style-name="T31">/&gt;</text:span></text:p>
      <text:p text:style-name="P3"><text:span text:style-name="T31">&lt;meta</text:span> <text:span text:style-name="T32">name</text:span>=<text:span text:style-name="T28">'keywords'</text:span> <text:span text:style-name="T32">content</text:span>=<text:span text:style-name="T26">{</text:span>keywords<text:span text:style-name="T26">}</text:span> <text:span text:style-name="T31">/&gt;</text:span></text:p>
      <text:p text:style-name="P3"><text:span text:style-name="T31">&lt;meta</text:span> <text:span text:style-name="T32">name</text:span>=<text:span text:style-name="T28">'description'</text:span> <text:span text:style-name="T32">content</text:span>=<text:span text:style-name="T26">{</text:span>description<text:span text:style-name="T26">}</text:span> <text:span text:style-name="T31">/&gt;</text:span></text:p>
      <text:p text:style-name="P3"><text:span text:style-name="T31">&lt;meta</text:span> <text:span text:style-name="T32">charSet</text:span>=<text:span text:style-name="T28">'utf-8'</text:span> <text:span text:style-name="T31">/&gt;</text:span></text:p>
      <text:p text:style-name="P3"><text:span text:style-name="T31">&lt;link</text:span> <text:span text:style-name="T32">rel</text:span>=<text:span text:style-name="T28">'icon'</text:span> <text:span text:style-name="T32">href</text:span>=<text:span text:style-name="T28">'/favicon.ico'</text:span> <text:span text:style-name="T31">/&gt;</text:span></text:p>
      <text:p text:style-name="P3"><text:span text:style-name="T31">&lt;title&gt;</text:span><text:span text:style-name="T26">{</text:span>title<text:span text:style-name="T26">}</text:span><text:span text:style-name="T31">&lt;/title&gt;</text:span></text:p>
      <text:p text:style-name="P10">&lt;/Head&gt;</text:p>
      <text:p text:style-name="P3">)</text:p>
      <text:p text:style-name="P3">}</text:p>
      <text:p text:style-name="P12"/>
      <text:p text:style-name="P3">Meta.defaultProps = {</text:p>
      <text:p text:style-name="P3">title: <text:span text:style-name="T28">'WebDev Newz'</text:span>,</text:p>
      <text:p text:style-name="P3">keywords: <text:span text:style-name="T28">'web development, programming'</text:span>,</text:p>
      <text:p text:style-name="P3">description: <text:span text:style-name="T28">'Get the latest news in web dev'</text:span>,</text:p>
      <text:p text:style-name="P3">}</text:p>
      <text:p text:style-name="P12"/>
      <text:p text:style-name="P3"><text:span text:style-name="T26">export</text:span> <text:span text:style-name="T26">default</text:span> Meta</text:p>
      <text:p text:style-name="P20"/>
      <text:p text:style-name="P21">Pa ubacimo u Layout</text:p>
      <text:p text:style-name="P21">components/Layout.js</text:p>
      <text:p text:style-name="P27"><text:span text:style-name="T26">import</text:span> Meta <text:span text:style-name="T26">from</text:span> <text:span text:style-name="T28">'./Meta'</text:span></text:p>
      <text:p text:style-name="P3"><text:soft-page-break/><text:span text:style-name="T26">import</text:span> Nav <text:span text:style-name="T26">from</text:span> <text:span text:style-name="T28">'./Nav'</text:span></text:p>
      <text:p text:style-name="P3"><text:span text:style-name="T26">import</text:span> Header <text:span text:style-name="T26">from</text:span> <text:span text:style-name="T28">'./Header'</text:span></text:p>
      <text:p text:style-name="P3"><text:span text:style-name="T26">import</text:span> styles <text:span text:style-name="T26">from</text:span> <text:span text:style-name="T28">'../styles/Layout.module.css'</text:span></text:p>
      <text:p text:style-name="P12"/>
      <text:p text:style-name="P3"><text:span text:style-name="T26">const</text:span> Layout = ({ children }) <text:span text:style-name="T26">=&gt;</text:span> {</text:p>
      <text:p text:style-name="P3"><text:span text:style-name="T26">return</text:span> (</text:p>
      <text:p text:style-name="P10">&lt;&gt;</text:p>
      <text:p text:style-name="P3"><text:span text:style-name="T31">&lt;Meta</text:span> <text:span text:style-name="T31">/&gt;</text:span></text:p>
      <text:p text:style-name="P3"><text:span text:style-name="T31">&lt;Nav</text:span> <text:span text:style-name="T31">/&gt;</text:span></text:p>
      <text:p text:style-name="P3"><text:span text:style-name="T31">&lt;div</text:span> <text:span text:style-name="T32">className</text:span>=<text:span text:style-name="T26">{</text:span>styles.container<text:span text:style-name="T26">}</text:span><text:span text:style-name="T31">&gt;</text:span></text:p>
      <text:p text:style-name="P3"><text:span text:style-name="T31">&lt;main</text:span> <text:span text:style-name="T32">className</text:span>=<text:span text:style-name="T26">{</text:span>styles.main<text:span text:style-name="T26">}</text:span><text:span text:style-name="T31">&gt;</text:span></text:p>
      <text:p text:style-name="P3"><text:span text:style-name="T31">&lt;Header</text:span> <text:span text:style-name="T31">/&gt;</text:span></text:p>
      <text:p text:style-name="P3"><text:span text:style-name="T26">{</text:span>children<text:span text:style-name="T26">}</text:span></text:p>
      <text:p text:style-name="P10">&lt;/main&gt;</text:p>
      <text:p text:style-name="P10">&lt;/div&gt;</text:p>
      <text:p text:style-name="P10">&lt;/&gt;</text:p>
      <text:p text:style-name="P3">)</text:p>
      <text:p text:style-name="P3">}</text:p>
      <text:p text:style-name="P12"/>
      <text:p text:style-name="P3"><text:span text:style-name="T26">export</text:span> <text:span text:style-name="T26">default</text:span> Layout</text:p>
      <text:p text:style-name="P21"/>
      <text:p text:style-name="P22">Pa onda u pages/index.js</text:p>
      <text:p text:style-name="P22">obrisemo sta nam vise ne treba.</text:p>
      <text:p text:style-name="P28"><text:span text:style-name="T26">import</text:span> {server} <text:span text:style-name="T26">from</text:span> <text:span text:style-name="T28">'../config'</text:span></text:p>
      <text:p text:style-name="P3"><text:span text:style-name="T26">import</text:span> Head <text:span text:style-name="T26">from</text:span> <text:span text:style-name="T28">'next/head'</text:span></text:p>
      <text:p text:style-name="P3"><text:span text:style-name="T26">import</text:span> Image <text:span text:style-name="T26">from</text:span> <text:span text:style-name="T28">'next/image'</text:span></text:p>
      <text:p text:style-name="P3"><text:span text:style-name="T26">import</text:span> styles <text:span text:style-name="T26">from</text:span> <text:span text:style-name="T28">'../styles/Layout.module.css'</text:span></text:p>
      <text:p text:style-name="P3"><text:span text:style-name="T26">import</text:span> ArticleList <text:span text:style-name="T26">from</text:span> <text:span text:style-name="T28">'../components/ArticleList'</text:span></text:p>
      <text:p text:style-name="P12"/>
      <text:p text:style-name="P3"><text:span text:style-name="T26">export</text:span> <text:span text:style-name="T26">default</text:span> <text:span text:style-name="T26">function</text:span> Home({articles}) {</text:p>
      <text:p text:style-name="P3">console.log(articles)</text:p>
      <text:p text:style-name="P3"><text:span text:style-name="T26">return</text:span> (</text:p>
      <text:p text:style-name="P3"><text:span text:style-name="T31">&lt;div</text:span> <text:span text:style-name="T31">&gt;</text:span></text:p>
      <text:p text:style-name="P12"/>
      <text:p text:style-name="P3"><text:span text:style-name="T31">&lt;ArticleList</text:span> <text:span text:style-name="T32">articles</text:span>=<text:span text:style-name="T26">{</text:span>articles<text:span text:style-name="T26">}</text:span> <text:span text:style-name="T31">/&gt;</text:span></text:p>
      <text:p text:style-name="P10">&lt;/div&gt;</text:p>
      <text:p text:style-name="P3">)</text:p>
      <text:p text:style-name="P3">}</text:p>
      <text:p text:style-name="P12"/>
      <text:p text:style-name="P3"><text:span text:style-name="T26">export</text:span> <text:span text:style-name="T26">const</text:span> getStaticProps = <text:span text:style-name="T26">async</text:span> () <text:span text:style-name="T26">=&gt;</text:span> {</text:p>
      <text:p text:style-name="P3"><text:span text:style-name="T26">const</text:span> res = <text:span text:style-name="T26">await</text:span> fetch(<text:span text:style-name="T28">`</text:span><text:span text:style-name="T26">${</text:span>server<text:span text:style-name="T26">}</text:span><text:span text:style-name="T28">/api/articles`</text:span>)</text:p>
      <text:p text:style-name="P3"><text:span text:style-name="T26">const</text:span> articles = <text:span text:style-name="T26">await</text:span> res.json()</text:p>
      <text:p text:style-name="P12"/>
      <text:p text:style-name="P3"><text:span text:style-name="T26">return</text:span> {</text:p>
      <text:p text:style-name="P3">props: {</text:p>
      <text:p text:style-name="P3">articles,</text:p>
      <text:p text:style-name="P3">},</text:p>
      <text:p text:style-name="P3">}</text:p>
      <text:p text:style-name="P3">}</text:p>
      <text:p text:style-name="P12"/>
      <text:p text:style-name="P94">// export const getStaticProps = async () =&gt; {</text:p>
      <text:p text:style-name="P94"><text:soft-page-break/>// const res = await fetch(`https://jsonplaceholder.typicode.com/posts?_limit=6`)</text:p>
      <text:p text:style-name="P94">// const articles = await res.json()</text:p>
      <text:p text:style-name="P12"/>
      <text:p text:style-name="P94">// return {</text:p>
      <text:p text:style-name="P94">// props: {</text:p>
      <text:p text:style-name="P94">// articles,</text:p>
      <text:p text:style-name="P94">// },</text:p>
      <text:p text:style-name="P94">// }</text:p>
      <text:p text:style-name="P94">// }</text:p>
      <text:p text:style-name="P3"/>
      <text:p text:style-name="P22">pages/about.js</text:p>
      <text:p text:style-name="P22"/>
      <text:p text:style-name="P3"><text:span text:style-name="T26">const</text:span> about = () <text:span text:style-name="T26">=&gt;</text:span> {</text:p>
      <text:p text:style-name="P3"><text:span text:style-name="T26">return</text:span> (</text:p>
      <text:p text:style-name="P10">&lt;div&gt;</text:p>
      <text:p text:style-name="P12"/>
      <text:p text:style-name="P3"><text:span text:style-name="T31">&lt;h1&gt;</text:span>About<text:span text:style-name="T31">&lt;/h1&gt;</text:span> </text:p>
      <text:p text:style-name="P10">&lt;/div&gt;</text:p>
      <text:p text:style-name="P3">)</text:p>
      <text:p text:style-name="P3">}</text:p>
      <text:p text:style-name="P12"/>
      <text:p text:style-name="P3"><text:span text:style-name="T26">export</text:span> <text:span text:style-name="T26">default</text:span> about</text:p>
      <text:p text:style-name="P22"/>
      <text:p text:style-name="P23">I kad se pogleda sve radi osim kad se ode u about onda je title kao za Home page.</text:p>
      <text:p text:style-name="P23">pages/about.js</text:p>
      <text:p text:style-name="P29"><text:span text:style-name="T26">import</text:span> Meta <text:span text:style-name="T26">from</text:span> <text:span text:style-name="T28">"../components/Meta"</text:span></text:p>
      <text:p text:style-name="P12"/>
      <text:p text:style-name="P3"><text:span text:style-name="T26">const</text:span> about = () <text:span text:style-name="T26">=&gt;</text:span> {</text:p>
      <text:p text:style-name="P3"><text:span text:style-name="T26">return</text:span> (</text:p>
      <text:p text:style-name="P10">&lt;div&gt;</text:p>
      <text:p text:style-name="P3"><text:span text:style-name="T31">&lt;Meta</text:span> <text:span text:style-name="T32">title</text:span>=<text:span text:style-name="T28">'About'</text:span> <text:span text:style-name="T31">/&gt;</text:span></text:p>
      <text:p text:style-name="P3"><text:span text:style-name="T31">&lt;h1&gt;</text:span>About<text:span text:style-name="T31">&lt;/h1&gt;</text:span> </text:p>
      <text:p text:style-name="P10">&lt;/div&gt;</text:p>
      <text:p text:style-name="P3">)</text:p>
      <text:p text:style-name="P3">}</text:p>
      <text:p text:style-name="P12"/>
      <text:p text:style-name="P3"><text:span text:style-name="T26">export</text:span> <text:span text:style-name="T26">default</text:span> about</text:p>
      <text:p text:style-name="P23"/>
      <text:p text:style-name="P24">Kad se ode na <text:a xlink:type="simple" xlink:href="http://localhost:3000/article/2" text:style-name="Internet_20_link" text:visited-style-name="Visited_20_Internet_20_Link">http://localhost:3000/article/2</text:a></text:p>
      <text:p text:style-name="P24">title je isti a treba da se menja</text:p>
      <text:p text:style-name="P24">pages/article/[id]/index.js</text:p>
      <text:p text:style-name="P95"><text:span text:style-name="T28"/></text:p>
      <text:p text:style-name="P3"><text:span text:style-name="T26">import</text:span> { server } <text:span text:style-name="T26">from</text:span> <text:span text:style-name="T28">'../../../config'</text:span></text:p>
      <text:p text:style-name="P3"><text:span text:style-name="T26">import</text:span> Link <text:span text:style-name="T26">from</text:span> <text:span text:style-name="T28">'next/link'</text:span></text:p>
      <text:p text:style-name="P3"><text:span text:style-name="T26">import</text:span> { useRouter } <text:span text:style-name="T26">from</text:span> <text:span text:style-name="T28">'next/router'</text:span></text:p>
      <text:p text:style-name="P3"><text:span text:style-name="T26">import</text:span> Meta <text:span text:style-name="T26">from</text:span> <text:span text:style-name="T28">'../../../components/Meta'</text:span></text:p>
      <text:p text:style-name="P12"/>
      <text:p text:style-name="P3"><text:span text:style-name="T26">const</text:span> article = ({ article }) <text:span text:style-name="T26">=&gt;</text:span> {</text:p>
      <text:p text:style-name="P94">// const router = useRouter()</text:p>
      <text:p text:style-name="P94">// const { id } = router.query</text:p>
      <text:p text:style-name="P12"/>
      <text:p text:style-name="P3"><text:span text:style-name="T26">return</text:span> (</text:p>
      <text:p text:style-name="P10"><text:soft-page-break/>&lt;&gt;</text:p>
      <text:p text:style-name="P3"><text:span text:style-name="T31">&lt;Meta</text:span> <text:span text:style-name="T32">title</text:span>=<text:span text:style-name="T26">{</text:span>article.title<text:span text:style-name="T26">}</text:span> <text:span text:style-name="T32">description</text:span>=<text:span text:style-name="T26">{</text:span>article.excerpt<text:span text:style-name="T26">}</text:span> <text:span text:style-name="T31">/&gt;</text:span></text:p>
      <text:p text:style-name="P3"><text:span text:style-name="T31">&lt;h1&gt;</text:span><text:span text:style-name="T26">{</text:span>article.title<text:span text:style-name="T26">}</text:span><text:span text:style-name="T31">&lt;/h1&gt;</text:span></text:p>
      <text:p text:style-name="P3"><text:span text:style-name="T31">&lt;p&gt;</text:span><text:span text:style-name="T26">{</text:span>article.body<text:span text:style-name="T26">}</text:span><text:span text:style-name="T31">&lt;/p&gt;</text:span></text:p>
      <text:p text:style-name="P3"><text:span text:style-name="T31">&lt;br</text:span> <text:span text:style-name="T31">/&gt;</text:span></text:p>
      <text:p text:style-name="P3"><text:span text:style-name="T31">&lt;Link</text:span> <text:span text:style-name="T32">href</text:span>=<text:span text:style-name="T28">'/'</text:span><text:span text:style-name="T31">&gt;</text:span>Go Back<text:span text:style-name="T31">&lt;/Link&gt;</text:span></text:p>
      <text:p text:style-name="P10">&lt;/&gt;</text:p>
      <text:p text:style-name="P3">)</text:p>
      <text:p text:style-name="P3">}</text:p>
      <text:p text:style-name="P12"/>
      <text:p text:style-name="P3"><text:span text:style-name="T26">export</text:span> <text:span text:style-name="T26">const</text:span> getStaticProps = <text:span text:style-name="T26">async</text:span> (context) <text:span text:style-name="T26">=&gt;</text:span> {</text:p>
      <text:p text:style-name="P3"><text:span text:style-name="T26">const</text:span> res = <text:span text:style-name="T26">await</text:span> fetch(<text:span text:style-name="T28">`</text:span><text:span text:style-name="T26">${</text:span>server<text:span text:style-name="T26">}</text:span><text:span text:style-name="T28">/api/articles/</text:span><text:span text:style-name="T26">${</text:span>context.params.id<text:span text:style-name="T26">}</text:span><text:span text:style-name="T28">`</text:span>)</text:p>
      <text:p text:style-name="P12"/>
      <text:p text:style-name="P3"><text:span text:style-name="T26">const</text:span> article = <text:span text:style-name="T26">await</text:span> res.json()</text:p>
      <text:p text:style-name="P12"/>
      <text:p text:style-name="P3"><text:span text:style-name="T26">return</text:span> {</text:p>
      <text:p text:style-name="P3">props: {</text:p>
      <text:p text:style-name="P3">article,</text:p>
      <text:p text:style-name="P3">},</text:p>
      <text:p text:style-name="P3">}</text:p>
      <text:p text:style-name="P3">}</text:p>
      <text:p text:style-name="P12"/>
      <text:p text:style-name="P3"><text:span text:style-name="T26">export</text:span> <text:span text:style-name="T26">const</text:span> getStaticPaths = <text:span text:style-name="T26">async</text:span> () <text:span text:style-name="T26">=&gt;</text:span> {</text:p>
      <text:p text:style-name="P3"><text:span text:style-name="T26">const</text:span> res = <text:span text:style-name="T26">await</text:span> fetch(<text:span text:style-name="T28">`</text:span><text:span text:style-name="T26">${</text:span>server<text:span text:style-name="T26">}</text:span><text:span text:style-name="T28">/api/articles`</text:span>)</text:p>
      <text:p text:style-name="P12"/>
      <text:p text:style-name="P3"><text:span text:style-name="T26">const</text:span> articles = <text:span text:style-name="T26">await</text:span> res.json()</text:p>
      <text:p text:style-name="P12"/>
      <text:p text:style-name="P3"><text:span text:style-name="T26">const</text:span> ids = articles.map((article) <text:span text:style-name="T26">=&gt;</text:span> article.id)</text:p>
      <text:p text:style-name="P3"><text:span text:style-name="T26">const</text:span> paths = ids.map((id) <text:span text:style-name="T26">=&gt;</text:span> ({ params: { id: id.toString() } }))</text:p>
      <text:p text:style-name="P12"/>
      <text:p text:style-name="P3"><text:span text:style-name="T26">return</text:span> {</text:p>
      <text:p text:style-name="P3">paths,</text:p>
      <text:p text:style-name="P3">fallback: <text:span text:style-name="T26">false</text:span>,</text:p>
      <text:p text:style-name="P3">}</text:p>
      <text:p text:style-name="P3">}</text:p>
      <text:p text:style-name="P12"/>
      <text:p text:style-name="P94">// export const getStaticProps = async (context) =&gt; {</text:p>
      <text:p text:style-name="P94">// const res = await fetch(</text:p>
      <text:p text:style-name="P94">// `https://jsonplaceholder.typicode.com/posts/${context.params.id}`</text:p>
      <text:p text:style-name="P94">// )</text:p>
      <text:p text:style-name="P12"/>
      <text:p text:style-name="P94">// const article = await res.json()</text:p>
      <text:p text:style-name="P12"/>
      <text:p text:style-name="P94">// return {</text:p>
      <text:p text:style-name="P94">// props: {</text:p>
      <text:p text:style-name="P94">// article,</text:p>
      <text:p text:style-name="P94">// },</text:p>
      <text:p text:style-name="P94">// }</text:p>
      <text:p text:style-name="P94">// }</text:p>
      <text:p text:style-name="P12"/>
      <text:p text:style-name="P94">// export const getStaticPaths = async () =&gt; {</text:p>
      <text:p text:style-name="P94"><text:soft-page-break/>// const res = await fetch(`https://jsonplaceholder.typicode.com/posts`)</text:p>
      <text:p text:style-name="P12"/>
      <text:p text:style-name="P94">// const articles = await res.json()</text:p>
      <text:p text:style-name="P12"/>
      <text:p text:style-name="P94">// const ids = articles.map((article) =&gt; article.id)</text:p>
      <text:p text:style-name="P94">// const paths = ids.map((id) =&gt; ({ params: { id: id.toString() } }))</text:p>
      <text:p text:style-name="P12"/>
      <text:p text:style-name="P94">// return {</text:p>
      <text:p text:style-name="P94">// paths,</text:p>
      <text:p text:style-name="P94">// fallback: false,</text:p>
      <text:p text:style-name="P94">// }</text:p>
      <text:p text:style-name="P94">// }</text:p>
      <text:p text:style-name="P12"/>
      <text:p text:style-name="P3"><text:span text:style-name="T26">export</text:span> <text:span text:style-name="T26">default</text:span> article</text:p>
      <text:p text:style-name="P3"/>
      <text:p text:style-name="P24">components/ArticleItem.js</text:p>
      <text:p text:style-name="P30"><text:span text:style-name="T26">import</text:span> Link <text:span text:style-name="T26">from</text:span> <text:span text:style-name="T28">'next/link'</text:span></text:p>
      <text:p text:style-name="P3"><text:span text:style-name="T26">import</text:span> articleStyle <text:span text:style-name="T26">from</text:span> <text:span text:style-name="T28">'../styles/Article.module.css'</text:span></text:p>
      <text:p text:style-name="P12"/>
      <text:p text:style-name="P3"><text:span text:style-name="T26">const</text:span> ArticleItem = ({article}) <text:span text:style-name="T26">=&gt;</text:span> {</text:p>
      <text:p text:style-name="P3"><text:span text:style-name="T26">return</text:span> (</text:p>
      <text:p text:style-name="P3"><text:span text:style-name="T31">&lt;Link</text:span> <text:span text:style-name="T32">href</text:span>=<text:span text:style-name="T28">"/article/[id]"</text:span> <text:span text:style-name="T32">as</text:span>=<text:span text:style-name="T26">{</text:span><text:span text:style-name="T28">`/article/</text:span><text:span text:style-name="T26">${</text:span>article.id<text:span text:style-name="T26">}</text:span><text:span text:style-name="T28">`</text:span><text:span text:style-name="T26">}</text:span><text:span text:style-name="T31">&gt;</text:span></text:p>
      <text:p text:style-name="P3"><text:span text:style-name="T31">&lt;a</text:span> <text:span text:style-name="T32">className</text:span>=<text:span text:style-name="T26">{</text:span>articleStyle.card<text:span text:style-name="T26">}</text:span><text:span text:style-name="T31">&gt;</text:span></text:p>
      <text:p text:style-name="P3"><text:span text:style-name="T31">&lt;h3&gt;</text:span><text:span text:style-name="T26">{</text:span>article.title<text:span text:style-name="T26">}</text:span> &amp;rarr;<text:span text:style-name="T31">&lt;/h3&gt;</text:span></text:p>
      <text:p text:style-name="P3"><text:span text:style-name="T31">&lt;p&gt;</text:span><text:span text:style-name="T26">{</text:span>article.excerpt<text:span text:style-name="T26">}</text:span><text:span text:style-name="T31">&lt;/p&gt;</text:span></text:p>
      <text:p text:style-name="P3"><text:span text:style-name="T31">&lt;/a&gt;</text:span> </text:p>
      <text:p text:style-name="P10">&lt;/Link&gt;</text:p>
      <text:p text:style-name="P3">)</text:p>
      <text:p text:style-name="P3">}</text:p>
      <text:p text:style-name="P12"/>
      <text:p text:style-name="P3"><text:span text:style-name="T26">export</text:span> <text:span text:style-name="T26">default</text:span> ArticleItem</text:p>
      <text:p text:style-name="P3"/>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Roboto" svg:font-family="Roboto, Arial, sans-serif"/>
    <style:font-face style:name="apple-system" svg:font-family="apple-system, BlinkMacSystemFont, 'Segoe UI', Roboto, 'Helvetica Neue', Arial, 'Noto Sans', sans-serif, 'Apple Color Emoji', 'Segoe UI Emoji', 'Segoe UI Symbol', 'Noto Color Emoji'"/>
    <style:font-face style:name="ui-monospace" svg:font-family="ui-monospace, SFMono-Regular, 'SF Mono', Menlo, Consolas, 'Liberation Mono', monospace"/>
    <style:font-face style:name="var font-stack-monospace" svg:font-family="'var font-stack-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r" fo:country="R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r" fo:country="R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2T17:30:34.437596826</meta:creation-date>
    <dc:date>2021-12-18T22:01:14.402424010</dc:date>
    <meta:editing-duration>PT2H45M7S</meta:editing-duration>
    <meta:editing-cycles>28</meta:editing-cycles>
    <meta:generator>LibreOffice/6.4.7.2$Linux_X86_64 LibreOffice_project/40$Build-2</meta:generator>
    <meta:document-statistic meta:table-count="0" meta:image-count="0" meta:object-count="0" meta:page-count="24" meta:paragraph-count="1002" meta:word-count="3215" meta:character-count="22746" meta:non-whitespace-character-count="20491"/>
  </office:meta>
</office:document-meta>
</file>